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189in"/>
    </style:style>
    <style:style style:name="co3" style:family="table-column">
      <style:table-column-properties fo:break-before="auto" style:column-width="3.1591in"/>
    </style:style>
    <style:style style:name="co4" style:family="table-column">
      <style:table-column-properties fo:break-before="auto" style:column-width="0.2508in"/>
    </style:style>
    <style:style style:name="co5" style:family="table-column">
      <style:table-column-properties fo:break-before="auto" style:column-width="2.9055in"/>
    </style:style>
    <style:style style:name="co6" style:family="table-column">
      <style:table-column-properties fo:break-before="auto" style:column-width="2.033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lock-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street</text:p>
          </table:table-cell>
          <table:table-cell table:style-name="ce1" office:value-type="string">
            <text:p>house_num</text:p>
          </table:table-cell>
          <table:table-cell table:style-name="ce1" office:value-type="string">
            <text:p>bad_id</text:p>
          </table:table-cell>
          <table:table-cell table:style-name="ce1" office:value-type="string">
            <text:p>bad_name</text:p>
          </table:table-cell>
          <table:table-cell table:style-name="ce1" office:value-type="string">
            <text:p>good_id</text:p>
          </table:table-cell>
          <table:table-cell table:style-name="ce1" office:value-type="string">
            <text:p>good_name</text:p>
          </table:table-cell>
          <table:table-cell table:style-name="ce1"/>
          <table:table-cell table:style-name="ce1" office:value-type="string">
            <text:p>preferred_name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string">
            <text:p>CANOE</text:p>
          </table:table-cell>
          <table:table-cell office:value-type="float" office:value="5204">
            <text:p>5204</text:p>
          </table:table-cell>
          <table:table-cell office:value-type="float" office:value="10805">
            <text:p>10805</text:p>
          </table:table-cell>
          <table:table-cell/>
          <table:table-cell office:value-type="float" office:value="43300">
            <text:p>43300</text:p>
          </table:table-cell>
          <table:table-cell table:number-columns-repeated="2"/>
          <table:table-cell/>
          <table:table-cell table:formula="of:=CONCATENATE(&quot;START TRANSACTION; update donation set id = '&quot;;[.E2];&quot;' where id = '&quot;;[.C2];&quot;'; update resident_journal set timestamp = timestamp, id = '&quot;;[.E2];&quot;' where id = '&quot;;[.C2];&quot;'; update web_donor set resident_id = '&quot;;[.E2];&quot;' where resident_id = '&quot;;[.C2];&quot;'; update resident_base set name = NULLIF('&quot;;[.H2];&quot;','') where id = '&quot;;[.E2];&quot;'; delete from resident_base where id = '&quot;;[.C2];&quot;'; COMMIT;&quot;)" office:value-type="string" office:string-value="START TRANSACTION; update donation set id = '43300' where id = '10805'; update resident_journal set timestamp = timestamp, id = '43300' where id = '10805'; update web_donor set resident_id = '43300' where resident_id = '10805'; update resident_base set name = NULLIF('','') where id = '43300'; delete from resident_base where id = '10805'; COMMIT;">
            <text:p>START TRANSACTION; update donation set id = '43300' where id = '10805'; update resident_journal set timestamp = timestamp, id = '43300' where id = '10805'; update web_donor set resident_id = '43300' where resident_id = '10805'; update resident_base set name = NULLIF('','') where id = '43300'; delete from resident_base where id = '10805'; COMMIT;</text:p>
          </table:table-cell>
          <table:table-cell table:number-columns-repeated="1015"/>
        </table:table-row>
        <table:table-row table:style-name="ro2">
          <table:table-cell office:value-type="string">
            <text:p>CANOE</text:p>
          </table:table-cell>
          <table:table-cell office:value-type="float" office:value="5208">
            <text:p>5208</text:p>
          </table:table-cell>
          <table:table-cell office:value-type="float" office:value="10343">
            <text:p>10343</text:p>
          </table:table-cell>
          <table:table-cell/>
          <table:table-cell office:value-type="float" office:value="43301">
            <text:p>43301</text:p>
          </table:table-cell>
          <table:table-cell table:number-columns-repeated="2"/>
          <table:table-cell/>
          <table:table-cell table:formula="of:=CONCATENATE(&quot;START TRANSACTION; update donation set id = '&quot;;[.E3];&quot;' where id = '&quot;;[.C3];&quot;'; update resident_journal set timestamp = timestamp, id = '&quot;;[.E3];&quot;' where id = '&quot;;[.C3];&quot;'; update web_donor set resident_id = '&quot;;[.E3];&quot;' where resident_id = '&quot;;[.C3];&quot;'; update resident_base set name = NULLIF('&quot;;[.H3];&quot;','') where id = '&quot;;[.E3];&quot;'; delete from resident_base where id = '&quot;;[.C3];&quot;'; COMMIT;&quot;)" office:value-type="string" office:string-value="START TRANSACTION; update donation set id = '43301' where id = '10343'; update resident_journal set timestamp = timestamp, id = '43301' where id = '10343'; update web_donor set resident_id = '43301' where resident_id = '10343'; update resident_base set name = NULLIF('','') where id = '43301'; delete from resident_base where id = '10343'; COMMIT;">
            <text:p>START TRANSACTION; update donation set id = '43301' where id = '10343'; update resident_journal set timestamp = timestamp, id = '43301' where id = '10343'; update web_donor set resident_id = '43301' where resident_id = '10343'; update resident_base set name = NULLIF('','') where id = '43301'; delete from resident_base where id = '10343'; COMMIT;</text:p>
          </table:table-cell>
          <table:table-cell table:number-columns-repeated="1015"/>
        </table:table-row>
        <table:table-row table:style-name="ro2">
          <table:table-cell office:value-type="string">
            <text:p>CANOE</text:p>
          </table:table-cell>
          <table:table-cell office:value-type="float" office:value="5212">
            <text:p>5212</text:p>
          </table:table-cell>
          <table:table-cell office:value-type="float" office:value="10342">
            <text:p>10342</text:p>
          </table:table-cell>
          <table:table-cell/>
          <table:table-cell office:value-type="float" office:value="43302">
            <text:p>43302</text:p>
          </table:table-cell>
          <table:table-cell table:number-columns-repeated="2"/>
          <table:table-cell/>
          <table:table-cell table:formula="of:=CONCATENATE(&quot;START TRANSACTION; update donation set id = '&quot;;[.E4];&quot;' where id = '&quot;;[.C4];&quot;'; update resident_journal set timestamp = timestamp, id = '&quot;;[.E4];&quot;' where id = '&quot;;[.C4];&quot;'; update web_donor set resident_id = '&quot;;[.E4];&quot;' where resident_id = '&quot;;[.C4];&quot;'; update resident_base set name = NULLIF('&quot;;[.H4];&quot;','') where id = '&quot;;[.E4];&quot;'; delete from resident_base where id = '&quot;;[.C4];&quot;'; COMMIT;&quot;)" office:value-type="string" office:string-value="START TRANSACTION; update donation set id = '43302' where id = '10342'; update resident_journal set timestamp = timestamp, id = '43302' where id = '10342'; update web_donor set resident_id = '43302' where resident_id = '10342'; update resident_base set name = NULLIF('','') where id = '43302'; delete from resident_base where id = '10342'; COMMIT;">
            <text:p>START TRANSACTION; update donation set id = '43302' where id = '10342'; update resident_journal set timestamp = timestamp, id = '43302' where id = '10342'; update web_donor set resident_id = '43302' where resident_id = '10342'; update resident_base set name = NULLIF('','') where id = '43302'; delete from resident_base where id = '10342'; COMMIT;</text:p>
          </table:table-cell>
          <table:table-cell table:number-columns-repeated="1015"/>
        </table:table-row>
        <table:table-row table:style-name="ro2">
          <table:table-cell office:value-type="string">
            <text:p>CANOE</text:p>
          </table:table-cell>
          <table:table-cell office:value-type="float" office:value="5209">
            <text:p>5209</text:p>
          </table:table-cell>
          <table:table-cell office:value-type="float" office:value="10341">
            <text:p>10341</text:p>
          </table:table-cell>
          <table:table-cell/>
          <table:table-cell office:value-type="float" office:value="43303">
            <text:p>43303</text:p>
          </table:table-cell>
          <table:table-cell table:number-columns-repeated="2"/>
          <table:table-cell/>
          <table:table-cell table:formula="of:=CONCATENATE(&quot;START TRANSACTION; update donation set id = '&quot;;[.E5];&quot;' where id = '&quot;;[.C5];&quot;'; update resident_journal set timestamp = timestamp, id = '&quot;;[.E5];&quot;' where id = '&quot;;[.C5];&quot;'; update web_donor set resident_id = '&quot;;[.E5];&quot;' where resident_id = '&quot;;[.C5];&quot;'; update resident_base set name = NULLIF('&quot;;[.H5];&quot;','') where id = '&quot;;[.E5];&quot;'; delete from resident_base where id = '&quot;;[.C5];&quot;'; COMMIT;&quot;)" office:value-type="string" office:string-value="START TRANSACTION; update donation set id = '43303' where id = '10341'; update resident_journal set timestamp = timestamp, id = '43303' where id = '10341'; update web_donor set resident_id = '43303' where resident_id = '10341'; update resident_base set name = NULLIF('','') where id = '43303'; delete from resident_base where id = '10341'; COMMIT;">
            <text:p>START TRANSACTION; update donation set id = '43303' where id = '10341'; update resident_journal set timestamp = timestamp, id = '43303' where id = '10341'; update web_donor set resident_id = '43303' where resident_id = '10341'; update resident_base set name = NULLIF('','') where id = '43303'; delete from resident_base where id = '10341'; COMMIT;</text:p>
          </table:table-cell>
          <table:table-cell table:number-columns-repeated="1015"/>
        </table:table-row>
        <table:table-row table:style-name="ro2">
          <table:table-cell office:value-type="string">
            <text:p>CANOE</text:p>
          </table:table-cell>
          <table:table-cell office:value-type="float" office:value="5205">
            <text:p>5205</text:p>
          </table:table-cell>
          <table:table-cell office:value-type="float" office:value="10804">
            <text:p>10804</text:p>
          </table:table-cell>
          <table:table-cell/>
          <table:table-cell office:value-type="float" office:value="43304">
            <text:p>43304</text:p>
          </table:table-cell>
          <table:table-cell table:number-columns-repeated="2"/>
          <table:table-cell/>
          <table:table-cell table:formula="of:=CONCATENATE(&quot;START TRANSACTION; update donation set id = '&quot;;[.E6];&quot;' where id = '&quot;;[.C6];&quot;'; update resident_journal set timestamp = timestamp, id = '&quot;;[.E6];&quot;' where id = '&quot;;[.C6];&quot;'; update web_donor set resident_id = '&quot;;[.E6];&quot;' where resident_id = '&quot;;[.C6];&quot;'; update resident_base set name = NULLIF('&quot;;[.H6];&quot;','') where id = '&quot;;[.E6];&quot;'; delete from resident_base where id = '&quot;;[.C6];&quot;'; COMMIT;&quot;)" office:value-type="string" office:string-value="START TRANSACTION; update donation set id = '43304' where id = '10804'; update resident_journal set timestamp = timestamp, id = '43304' where id = '10804'; update web_donor set resident_id = '43304' where resident_id = '10804'; update resident_base set name = NULLIF('','') where id = '43304'; delete from resident_base where id = '10804'; COMMIT;">
            <text:p>START TRANSACTION; update donation set id = '43304' where id = '10804'; update resident_journal set timestamp = timestamp, id = '43304' where id = '10804'; update web_donor set resident_id = '43304' where resident_id = '10804'; update resident_base set name = NULLIF('','') where id = '43304'; delete from resident_base where id = '10804'; COMMIT;</text:p>
          </table:table-cell>
          <table:table-cell table:number-columns-repeated="1015"/>
        </table:table-row>
        <table:table-row table:style-name="ro2">
          <table:table-cell office:value-type="string">
            <text:p>CANOE</text:p>
          </table:table-cell>
          <table:table-cell office:value-type="float" office:value="5201">
            <text:p>5201</text:p>
          </table:table-cell>
          <table:table-cell office:value-type="float" office:value="10809">
            <text:p>10809</text:p>
          </table:table-cell>
          <table:table-cell/>
          <table:table-cell office:value-type="float" office:value="43305">
            <text:p>43305</text:p>
          </table:table-cell>
          <table:table-cell table:number-columns-repeated="2"/>
          <table:table-cell/>
          <table:table-cell table:formula="of:=CONCATENATE(&quot;START TRANSACTION; update donation set id = '&quot;;[.E7];&quot;' where id = '&quot;;[.C7];&quot;'; update resident_journal set timestamp = timestamp, id = '&quot;;[.E7];&quot;' where id = '&quot;;[.C7];&quot;'; update web_donor set resident_id = '&quot;;[.E7];&quot;' where resident_id = '&quot;;[.C7];&quot;'; update resident_base set name = NULLIF('&quot;;[.H7];&quot;','') where id = '&quot;;[.E7];&quot;'; delete from resident_base where id = '&quot;;[.C7];&quot;'; COMMIT;&quot;)" office:value-type="string" office:string-value="START TRANSACTION; update donation set id = '43305' where id = '10809'; update resident_journal set timestamp = timestamp, id = '43305' where id = '10809'; update web_donor set resident_id = '43305' where resident_id = '10809'; update resident_base set name = NULLIF('','') where id = '43305'; delete from resident_base where id = '10809'; COMMIT;">
            <text:p>START TRANSACTION; update donation set id = '43305' where id = '10809'; update resident_journal set timestamp = timestamp, id = '43305' where id = '10809'; update web_donor set resident_id = '43305' where resident_id = '10809'; update resident_base set name = NULLIF('','') where id = '43305'; delete from resident_base where id = '10809'; COMMIT;</text:p>
          </table:table-cell>
          <table:table-cell table:number-columns-repeated="1015"/>
        </table:table-row>
        <table:table-row table:style-name="ro2">
          <table:table-cell office:value-type="string">
            <text:p>SHIPS</text:p>
          </table:table-cell>
          <table:table-cell office:value-type="float" office:value="1405">
            <text:p>1405</text:p>
          </table:table-cell>
          <table:table-cell office:value-type="float" office:value="11250">
            <text:p>11250</text:p>
          </table:table-cell>
          <table:table-cell/>
          <table:table-cell office:value-type="float" office:value="43307">
            <text:p>43307</text:p>
          </table:table-cell>
          <table:table-cell table:number-columns-repeated="2"/>
          <table:table-cell/>
          <table:table-cell table:formula="of:=CONCATENATE(&quot;START TRANSACTION; update donation set id = '&quot;;[.E8];&quot;' where id = '&quot;;[.C8];&quot;'; update resident_journal set timestamp = timestamp, id = '&quot;;[.E8];&quot;' where id = '&quot;;[.C8];&quot;'; update web_donor set resident_id = '&quot;;[.E8];&quot;' where resident_id = '&quot;;[.C8];&quot;'; update resident_base set name = NULLIF('&quot;;[.H8];&quot;','') where id = '&quot;;[.E8];&quot;'; delete from resident_base where id = '&quot;;[.C8];&quot;'; COMMIT;&quot;)" office:value-type="string" office:string-value="START TRANSACTION; update donation set id = '43307' where id = '11250'; update resident_journal set timestamp = timestamp, id = '43307' where id = '11250'; update web_donor set resident_id = '43307' where resident_id = '11250'; update resident_base set name = NULLIF('','') where id = '43307'; delete from resident_base where id = '11250'; COMMIT;">
            <text:p>START TRANSACTION; update donation set id = '43307' where id = '11250'; update resident_journal set timestamp = timestamp, id = '43307' where id = '11250'; update web_donor set resident_id = '43307' where resident_id = '11250'; update resident_base set name = NULLIF('','') where id = '43307'; delete from resident_base where id = '11250'; COMMIT;</text:p>
          </table:table-cell>
          <table:table-cell table:number-columns-repeated="1015"/>
        </table:table-row>
        <table:table-row table:style-name="ro2">
          <table:table-cell office:value-type="string">
            <text:p>SHIPS</text:p>
          </table:table-cell>
          <table:table-cell office:value-type="float" office:value="1408">
            <text:p>1408</text:p>
          </table:table-cell>
          <table:table-cell office:value-type="float" office:value="11249">
            <text:p>11249</text:p>
          </table:table-cell>
          <table:table-cell office:value-type="string">
            <text:p>SANGENARIO JOHN JR &amp; SUSAN</text:p>
          </table:table-cell>
          <table:table-cell office:value-type="float" office:value="43308">
            <text:p>43308</text:p>
          </table:table-cell>
          <table:table-cell office:value-type="string">
            <text:p>SUSAN SANGENARIO</text:p>
          </table:table-cell>
          <table:table-cell/>
          <table:table-cell office:value-type="string">
            <text:p>SANGENARIO JOHN JR &amp; SUSAN</text:p>
          </table:table-cell>
          <table:table-cell table:formula="of:=CONCATENATE(&quot;START TRANSACTION; update donation set id = '&quot;;[.E9];&quot;' where id = '&quot;;[.C9];&quot;'; update resident_journal set timestamp = timestamp, id = '&quot;;[.E9];&quot;' where id = '&quot;;[.C9];&quot;'; update web_donor set resident_id = '&quot;;[.E9];&quot;' where resident_id = '&quot;;[.C9];&quot;'; update resident_base set name = NULLIF('&quot;;[.H9];&quot;','') where id = '&quot;;[.E9];&quot;'; delete from resident_base where id = '&quot;;[.C9];&quot;'; COMMIT;&quot;)" office:value-type="string" office:string-value="START TRANSACTION; update donation set id = '43308' where id = '11249'; update resident_journal set timestamp = timestamp, id = '43308' where id = '11249'; update web_donor set resident_id = '43308' where resident_id = '11249'; update resident_base set name = NULLIF('SANGENARIO JOHN JR &amp; SUSAN','') where id = '43308'; delete from resident_base where id = '11249'; COMMIT;">
            <text:p>START TRANSACTION; update donation set id = '43308' where id = '11249'; update resident_journal set timestamp = timestamp, id = '43308' where id = '11249'; update web_donor set resident_id = '43308' where resident_id = '11249'; update resident_base set name = NULLIF('SANGENARIO JOHN JR &amp; SUSAN','') where id = '43308'; delete from resident_base where id = '11249'; COMMIT;</text:p>
          </table:table-cell>
          <table:table-cell table:number-columns-repeated="1015"/>
        </table:table-row>
        <table:table-row table:style-name="ro2">
          <table:table-cell office:value-type="string">
            <text:p>SHIPS</text:p>
          </table:table-cell>
          <table:table-cell office:value-type="float" office:value="1404">
            <text:p>1404</text:p>
          </table:table-cell>
          <table:table-cell office:value-type="float" office:value="11255">
            <text:p>11255</text:p>
          </table:table-cell>
          <table:table-cell/>
          <table:table-cell office:value-type="float" office:value="43309">
            <text:p>43309</text:p>
          </table:table-cell>
          <table:table-cell table:number-columns-repeated="2"/>
          <table:table-cell/>
          <table:table-cell table:formula="of:=CONCATENATE(&quot;START TRANSACTION; update donation set id = '&quot;;[.E10];&quot;' where id = '&quot;;[.C10];&quot;'; update resident_journal set timestamp = timestamp, id = '&quot;;[.E10];&quot;' where id = '&quot;;[.C10];&quot;'; update web_donor set resident_id = '&quot;;[.E10];&quot;' where resident_id = '&quot;;[.C10];&quot;'; update resident_base set name = NULLIF('&quot;;[.H10];&quot;','') where id = '&quot;;[.E10];&quot;'; delete from resident_base where id = '&quot;;[.C10];&quot;'; COMMIT;&quot;)" office:value-type="string" office:string-value="START TRANSACTION; update donation set id = '43309' where id = '11255'; update resident_journal set timestamp = timestamp, id = '43309' where id = '11255'; update web_donor set resident_id = '43309' where resident_id = '11255'; update resident_base set name = NULLIF('','') where id = '43309'; delete from resident_base where id = '11255'; COMMIT;">
            <text:p>START TRANSACTION; update donation set id = '43309' where id = '11255'; update resident_journal set timestamp = timestamp, id = '43309' where id = '11255'; update web_donor set resident_id = '43309' where resident_id = '11255'; update resident_base set name = NULLIF('','') where id = '43309'; delete from resident_base where id = '11255'; COMMIT;</text:p>
          </table:table-cell>
          <table:table-cell table:number-columns-repeated="1015"/>
        </table:table-row>
        <table:table-row table:style-name="ro2">
          <table:table-cell office:value-type="string">
            <text:p>SHIPS</text:p>
          </table:table-cell>
          <table:table-cell office:value-type="float" office:value="1400">
            <text:p>1400</text:p>
          </table:table-cell>
          <table:table-cell office:value-type="float" office:value="11256">
            <text:p>11256</text:p>
          </table:table-cell>
          <table:table-cell/>
          <table:table-cell office:value-type="float" office:value="43310">
            <text:p>43310</text:p>
          </table:table-cell>
          <table:table-cell table:number-columns-repeated="2"/>
          <table:table-cell/>
          <table:table-cell table:formula="of:=CONCATENATE(&quot;START TRANSACTION; update donation set id = '&quot;;[.E11];&quot;' where id = '&quot;;[.C11];&quot;'; update resident_journal set timestamp = timestamp, id = '&quot;;[.E11];&quot;' where id = '&quot;;[.C11];&quot;'; update web_donor set resident_id = '&quot;;[.E11];&quot;' where resident_id = '&quot;;[.C11];&quot;'; update resident_base set name = NULLIF('&quot;;[.H11];&quot;','') where id = '&quot;;[.E11];&quot;'; delete from resident_base where id = '&quot;;[.C11];&quot;'; COMMIT;&quot;)" office:value-type="string" office:string-value="START TRANSACTION; update donation set id = '43310' where id = '11256'; update resident_journal set timestamp = timestamp, id = '43310' where id = '11256'; update web_donor set resident_id = '43310' where resident_id = '11256'; update resident_base set name = NULLIF('','') where id = '43310'; delete from resident_base where id = '11256'; COMMIT;">
            <text:p>START TRANSACTION; update donation set id = '43310' where id = '11256'; update resident_journal set timestamp = timestamp, id = '43310' where id = '11256'; update web_donor set resident_id = '43310' where resident_id = '11256'; update resident_base set name = NULLIF('','') where id = '43310'; delete from resident_base where id = '11256'; COMMIT;</text:p>
          </table:table-cell>
          <table:table-cell table:number-columns-repeated="1015"/>
        </table:table-row>
        <table:table-row table:style-name="ro2">
          <table:table-cell office:value-type="string">
            <text:p>AVON</text:p>
          </table:table-cell>
          <table:table-cell office:value-type="float" office:value="1037">
            <text:p>1037</text:p>
          </table:table-cell>
          <table:table-cell office:value-type="float" office:value="16736">
            <text:p>16736</text:p>
          </table:table-cell>
          <table:table-cell office:value-type="string">
            <text:p>PHILIPPS ROBERT A &amp; PATTI A</text:p>
          </table:table-cell>
          <table:table-cell office:value-type="float" office:value="43757">
            <text:p>43757</text:p>
          </table:table-cell>
          <table:table-cell office:value-type="string">
            <text:p>PHILLIPS PATTI A &amp; ROBERT A</text:p>
          </table:table-cell>
          <table:table-cell/>
          <table:table-cell office:value-type="string">
            <text:p>PHILIPPS ROBERT A &amp; PATTI A</text:p>
          </table:table-cell>
          <table:table-cell table:formula="of:=CONCATENATE(&quot;START TRANSACTION; update donation set id = '&quot;;[.E12];&quot;' where id = '&quot;;[.C12];&quot;'; update resident_journal set timestamp = timestamp, id = '&quot;;[.E12];&quot;' where id = '&quot;;[.C12];&quot;'; update web_donor set resident_id = '&quot;;[.E12];&quot;' where resident_id = '&quot;;[.C12];&quot;'; update resident_base set name = NULLIF('&quot;;[.H12];&quot;','') where id = '&quot;;[.E12];&quot;'; delete from resident_base where id = '&quot;;[.C12];&quot;'; COMMIT;&quot;)" office:value-type="string" office:string-value="START TRANSACTION; update donation set id = '43757' where id = '16736'; update resident_journal set timestamp = timestamp, id = '43757' where id = '16736'; update web_donor set resident_id = '43757' where resident_id = '16736'; update resident_base set name = NULLIF('PHILIPPS ROBERT A &amp; PATTI A','') where id = '43757'; delete from resident_base where id = '16736'; COMMIT;">
            <text:p>START TRANSACTION; update donation set id = '43757' where id = '16736'; update resident_journal set timestamp = timestamp, id = '43757' where id = '16736'; update web_donor set resident_id = '43757' where resident_id = '16736'; update resident_base set name = NULLIF('PHILIPPS ROBERT A &amp; PATTI A','') where id = '43757'; delete from resident_base where id = '16736'; COMMIT;</text:p>
          </table:table-cell>
          <table:table-cell table:number-columns-repeated="1015"/>
        </table:table-row>
        <table:table-row table:style-name="ro2">
          <table:table-cell office:value-type="string">
            <text:p>AVON</text:p>
          </table:table-cell>
          <table:table-cell office:value-type="float" office:value="1041">
            <text:p>1041</text:p>
          </table:table-cell>
          <table:table-cell office:value-type="float" office:value="16735">
            <text:p>16735</text:p>
          </table:table-cell>
          <table:table-cell office:value-type="string">
            <text:p>MURRAY SANDRA</text:p>
          </table:table-cell>
          <table:table-cell office:value-type="float" office:value="43758">
            <text:p>43758</text:p>
          </table:table-cell>
          <table:table-cell table:number-columns-repeated="2"/>
          <table:table-cell office:value-type="string">
            <text:p>MURRAY SANDRA</text:p>
          </table:table-cell>
          <table:table-cell table:formula="of:=CONCATENATE(&quot;START TRANSACTION; update donation set id = '&quot;;[.E13];&quot;' where id = '&quot;;[.C13];&quot;'; update resident_journal set timestamp = timestamp, id = '&quot;;[.E13];&quot;' where id = '&quot;;[.C13];&quot;'; update web_donor set resident_id = '&quot;;[.E13];&quot;' where resident_id = '&quot;;[.C13];&quot;'; update resident_base set name = NULLIF('&quot;;[.H13];&quot;','') where id = '&quot;;[.E13];&quot;'; delete from resident_base where id = '&quot;;[.C13];&quot;'; COMMIT;&quot;)" office:value-type="string" office:string-value="START TRANSACTION; update donation set id = '43758' where id = '16735'; update resident_journal set timestamp = timestamp, id = '43758' where id = '16735'; update web_donor set resident_id = '43758' where resident_id = '16735'; update resident_base set name = NULLIF('MURRAY SANDRA','') where id = '43758'; delete from resident_base where id = '16735'; COMMIT;">
            <text:p>START TRANSACTION; update donation set id = '43758' where id = '16735'; update resident_journal set timestamp = timestamp, id = '43758' where id = '16735'; update web_donor set resident_id = '43758' where resident_id = '16735'; update resident_base set name = NULLIF('MURRAY SANDRA','') where id = '43758'; delete from resident_base where id = '16735'; COMMIT;</text:p>
          </table:table-cell>
          <table:table-cell table:number-columns-repeated="1015"/>
        </table:table-row>
        <table:table-row table:style-name="ro2">
          <table:table-cell office:value-type="string">
            <text:p>AVON</text:p>
          </table:table-cell>
          <table:table-cell office:value-type="float" office:value="1036">
            <text:p>1036</text:p>
          </table:table-cell>
          <table:table-cell office:value-type="float" office:value="16742">
            <text:p>16742</text:p>
          </table:table-cell>
          <table:table-cell/>
          <table:table-cell office:value-type="float" office:value="43759">
            <text:p>43759</text:p>
          </table:table-cell>
          <table:table-cell office:value-type="string">
            <text:p>GIDEON WILLIAM &amp; CAROL</text:p>
          </table:table-cell>
          <table:table-cell/>
          <table:table-cell office:value-type="string">
            <text:p>GIDEON WILLIAM &amp; CAROL</text:p>
          </table:table-cell>
          <table:table-cell table:formula="of:=CONCATENATE(&quot;START TRANSACTION; update donation set id = '&quot;;[.E14];&quot;' where id = '&quot;;[.C14];&quot;'; update resident_journal set timestamp = timestamp, id = '&quot;;[.E14];&quot;' where id = '&quot;;[.C14];&quot;'; update web_donor set resident_id = '&quot;;[.E14];&quot;' where resident_id = '&quot;;[.C14];&quot;'; update resident_base set name = NULLIF('&quot;;[.H14];&quot;','') where id = '&quot;;[.E14];&quot;'; delete from resident_base where id = '&quot;;[.C14];&quot;'; COMMIT;&quot;)" office:value-type="string" office:string-value="START TRANSACTION; update donation set id = '43759' where id = '16742'; update resident_journal set timestamp = timestamp, id = '43759' where id = '16742'; update web_donor set resident_id = '43759' where resident_id = '16742'; update resident_base set name = NULLIF('GIDEON WILLIAM &amp; CAROL','') where id = '43759'; delete from resident_base where id = '16742'; COMMIT;">
            <text:p>START TRANSACTION; update donation set id = '43759' where id = '16742'; update resident_journal set timestamp = timestamp, id = '43759' where id = '16742'; update web_donor set resident_id = '43759' where resident_id = '16742'; update resident_base set name = NULLIF('GIDEON WILLIAM &amp; CAROL','') where id = '43759'; delete from resident_base where id = '16742'; COMMIT;</text:p>
          </table:table-cell>
          <table:table-cell table:number-columns-repeated="1015"/>
        </table:table-row>
        <table:table-row table:style-name="ro2">
          <table:table-cell office:value-type="string">
            <text:p>AVON</text:p>
          </table:table-cell>
          <table:table-cell office:value-type="float" office:value="1032">
            <text:p>1032</text:p>
          </table:table-cell>
          <table:table-cell office:value-type="float" office:value="16747">
            <text:p>16747</text:p>
          </table:table-cell>
          <table:table-cell office:value-type="string">
            <text:p>RINEHART BRUCE T &amp; DONNA J</text:p>
          </table:table-cell>
          <table:table-cell office:value-type="float" office:value="43760">
            <text:p>43760</text:p>
          </table:table-cell>
          <table:table-cell table:number-columns-repeated="2"/>
          <table:table-cell office:value-type="string">
            <text:p>RINEHART BRUCE T &amp; DONNA J</text:p>
          </table:table-cell>
          <table:table-cell table:formula="of:=CONCATENATE(&quot;START TRANSACTION; update donation set id = '&quot;;[.E15];&quot;' where id = '&quot;;[.C15];&quot;'; update resident_journal set timestamp = timestamp, id = '&quot;;[.E15];&quot;' where id = '&quot;;[.C15];&quot;'; update web_donor set resident_id = '&quot;;[.E15];&quot;' where resident_id = '&quot;;[.C15];&quot;'; update resident_base set name = NULLIF('&quot;;[.H15];&quot;','') where id = '&quot;;[.E15];&quot;'; delete from resident_base where id = '&quot;;[.C15];&quot;'; COMMIT;&quot;)" office:value-type="string" office:string-value="START TRANSACTION; update donation set id = '43760' where id = '16747'; update resident_journal set timestamp = timestamp, id = '43760' where id = '16747'; update web_donor set resident_id = '43760' where resident_id = '16747'; update resident_base set name = NULLIF('RINEHART BRUCE T &amp; DONNA J','') where id = '43760'; delete from resident_base where id = '16747'; COMMIT;">
            <text:p>START TRANSACTION; update donation set id = '43760' where id = '16747'; update resident_journal set timestamp = timestamp, id = '43760' where id = '16747'; update web_donor set resident_id = '43760' where resident_id = '16747'; update resident_base set name = NULLIF('RINEHART BRUCE T &amp; DONNA J','') where id = '43760'; delete from resident_base where id = '16747'; COMMIT;</text:p>
          </table:table-cell>
          <table:table-cell table:number-columns-repeated="1015"/>
        </table:table-row>
        <table:table-row table:style-name="ro2">
          <table:table-cell office:value-type="string">
            <text:p>HENLEY</text:p>
          </table:table-cell>
          <table:table-cell office:value-type="float" office:value="1037">
            <text:p>1037</text:p>
          </table:table-cell>
          <table:table-cell office:value-type="float" office:value="16755">
            <text:p>16755</text:p>
          </table:table-cell>
          <table:table-cell/>
          <table:table-cell office:value-type="float" office:value="43761">
            <text:p>43761</text:p>
          </table:table-cell>
          <table:table-cell table:number-columns-repeated="2"/>
          <table:table-cell/>
          <table:table-cell table:formula="of:=CONCATENATE(&quot;START TRANSACTION; update donation set id = '&quot;;[.E16];&quot;' where id = '&quot;;[.C16];&quot;'; update resident_journal set timestamp = timestamp, id = '&quot;;[.E16];&quot;' where id = '&quot;;[.C16];&quot;'; update web_donor set resident_id = '&quot;;[.E16];&quot;' where resident_id = '&quot;;[.C16];&quot;'; update resident_base set name = NULLIF('&quot;;[.H16];&quot;','') where id = '&quot;;[.E16];&quot;'; delete from resident_base where id = '&quot;;[.C16];&quot;'; COMMIT;&quot;)" office:value-type="string" office:string-value="START TRANSACTION; update donation set id = '43761' where id = '16755'; update resident_journal set timestamp = timestamp, id = '43761' where id = '16755'; update web_donor set resident_id = '43761' where resident_id = '16755'; update resident_base set name = NULLIF('','') where id = '43761'; delete from resident_base where id = '16755'; COMMIT;">
            <text:p>START TRANSACTION; update donation set id = '43761' where id = '16755'; update resident_journal set timestamp = timestamp, id = '43761' where id = '16755'; update web_donor set resident_id = '43761' where resident_id = '16755'; update resident_base set name = NULLIF('','') where id = '43761'; delete from resident_base where id = '16755'; COMMIT;</text:p>
          </table:table-cell>
          <table:table-cell table:number-columns-repeated="1015"/>
        </table:table-row>
        <table:table-row table:style-name="ro2">
          <table:table-cell office:value-type="string">
            <text:p>HENLEY</text:p>
          </table:table-cell>
          <table:table-cell office:value-type="float" office:value="1041">
            <text:p>1041</text:p>
          </table:table-cell>
          <table:table-cell office:value-type="float" office:value="16696">
            <text:p>16696</text:p>
          </table:table-cell>
          <table:table-cell office:value-type="string">
            <text:p>JARVIS RICHARD M &amp; PATRICIA G</text:p>
          </table:table-cell>
          <table:table-cell office:value-type="float" office:value="43762">
            <text:p>43762</text:p>
          </table:table-cell>
          <table:table-cell table:number-columns-repeated="2"/>
          <table:table-cell office:value-type="string">
            <text:p>JARVIS RICHARD M &amp; PATRICIA G</text:p>
          </table:table-cell>
          <table:table-cell table:formula="of:=CONCATENATE(&quot;START TRANSACTION; update donation set id = '&quot;;[.E17];&quot;' where id = '&quot;;[.C17];&quot;'; update resident_journal set timestamp = timestamp, id = '&quot;;[.E17];&quot;' where id = '&quot;;[.C17];&quot;'; update web_donor set resident_id = '&quot;;[.E17];&quot;' where resident_id = '&quot;;[.C17];&quot;'; update resident_base set name = NULLIF('&quot;;[.H17];&quot;','') where id = '&quot;;[.E17];&quot;'; delete from resident_base where id = '&quot;;[.C17];&quot;'; COMMIT;&quot;)" office:value-type="string" office:string-value="START TRANSACTION; update donation set id = '43762' where id = '16696'; update resident_journal set timestamp = timestamp, id = '43762' where id = '16696'; update web_donor set resident_id = '43762' where resident_id = '16696'; update resident_base set name = NULLIF('JARVIS RICHARD M &amp; PATRICIA G','') where id = '43762'; delete from resident_base where id = '16696'; COMMIT;">
            <text:p>START TRANSACTION; update donation set id = '43762' where id = '16696'; update resident_journal set timestamp = timestamp, id = '43762' where id = '16696'; update web_donor set resident_id = '43762' where resident_id = '16696'; update resident_base set name = NULLIF('JARVIS RICHARD M &amp; PATRICIA G','') where id = '43762'; delete from resident_base where id = '16696'; COMMIT;</text:p>
          </table:table-cell>
          <table:table-cell table:number-columns-repeated="1015"/>
        </table:table-row>
        <table:table-row table:style-name="ro2">
          <table:table-cell office:value-type="string">
            <text:p>HENLEY</text:p>
          </table:table-cell>
          <table:table-cell office:value-type="float" office:value="1040">
            <text:p>1040</text:p>
          </table:table-cell>
          <table:table-cell office:value-type="float" office:value="16702">
            <text:p>16702</text:p>
          </table:table-cell>
          <table:table-cell/>
          <table:table-cell office:value-type="float" office:value="43763">
            <text:p>43763</text:p>
          </table:table-cell>
          <table:table-cell table:number-columns-repeated="2"/>
          <table:table-cell/>
          <table:table-cell table:formula="of:=CONCATENATE(&quot;START TRANSACTION; update donation set id = '&quot;;[.E18];&quot;' where id = '&quot;;[.C18];&quot;'; update resident_journal set timestamp = timestamp, id = '&quot;;[.E18];&quot;' where id = '&quot;;[.C18];&quot;'; update web_donor set resident_id = '&quot;;[.E18];&quot;' where resident_id = '&quot;;[.C18];&quot;'; update resident_base set name = NULLIF('&quot;;[.H18];&quot;','') where id = '&quot;;[.E18];&quot;'; delete from resident_base where id = '&quot;;[.C18];&quot;'; COMMIT;&quot;)" office:value-type="string" office:string-value="START TRANSACTION; update donation set id = '43763' where id = '16702'; update resident_journal set timestamp = timestamp, id = '43763' where id = '16702'; update web_donor set resident_id = '43763' where resident_id = '16702'; update resident_base set name = NULLIF('','') where id = '43763'; delete from resident_base where id = '16702'; COMMIT;">
            <text:p>START TRANSACTION; update donation set id = '43763' where id = '16702'; update resident_journal set timestamp = timestamp, id = '43763' where id = '16702'; update web_donor set resident_id = '43763' where resident_id = '16702'; update resident_base set name = NULLIF('','') where id = '43763'; delete from resident_base where id = '16702'; COMMIT;</text:p>
          </table:table-cell>
          <table:table-cell table:number-columns-repeated="1015"/>
        </table:table-row>
        <table:table-row table:style-name="ro2">
          <table:table-cell office:value-type="string">
            <text:p>HENLEY</text:p>
          </table:table-cell>
          <table:table-cell office:value-type="float" office:value="1036">
            <text:p>1036</text:p>
          </table:table-cell>
          <table:table-cell office:value-type="float" office:value="16707">
            <text:p>16707</text:p>
          </table:table-cell>
          <table:table-cell office:value-type="string">
            <text:p>SWARTHOUT BEVERLY W</text:p>
          </table:table-cell>
          <table:table-cell office:value-type="float" office:value="43764">
            <text:p>43764</text:p>
          </table:table-cell>
          <table:table-cell office:value-type="string">
            <text:p>SWARTHOUT BEVERLY W</text:p>
          </table:table-cell>
          <table:table-cell/>
          <table:table-cell office:value-type="string">
            <text:p>SWARTHOUT BEVERLY W</text:p>
          </table:table-cell>
          <table:table-cell table:formula="of:=CONCATENATE(&quot;START TRANSACTION; update donation set id = '&quot;;[.E19];&quot;' where id = '&quot;;[.C19];&quot;'; update resident_journal set timestamp = timestamp, id = '&quot;;[.E19];&quot;' where id = '&quot;;[.C19];&quot;'; update web_donor set resident_id = '&quot;;[.E19];&quot;' where resident_id = '&quot;;[.C19];&quot;'; update resident_base set name = NULLIF('&quot;;[.H19];&quot;','') where id = '&quot;;[.E19];&quot;'; delete from resident_base where id = '&quot;;[.C19];&quot;'; COMMIT;&quot;)" office:value-type="string" office:string-value="START TRANSACTION; update donation set id = '43764' where id = '16707'; update resident_journal set timestamp = timestamp, id = '43764' where id = '16707'; update web_donor set resident_id = '43764' where resident_id = '16707'; update resident_base set name = NULLIF('SWARTHOUT BEVERLY W','') where id = '43764'; delete from resident_base where id = '16707'; COMMIT;">
            <text:p>START TRANSACTION; update donation set id = '43764' where id = '16707'; update resident_journal set timestamp = timestamp, id = '43764' where id = '16707'; update web_donor set resident_id = '43764' where resident_id = '16707'; update resident_base set name = NULLIF('SWARTHOUT BEVERLY W','') where id = '43764'; delete from resident_base where id = '16707'; COMMIT;</text:p>
          </table:table-cell>
          <table:table-cell table:number-columns-repeated="1015"/>
        </table:table-row>
        <table:table-row table:style-name="ro2">
          <table:table-cell office:value-type="string">
            <text:p>YARDLEY</text:p>
          </table:table-cell>
          <table:table-cell office:value-type="float" office:value="1037">
            <text:p>1037</text:p>
          </table:table-cell>
          <table:table-cell office:value-type="float" office:value="17097">
            <text:p>17097</text:p>
          </table:table-cell>
          <table:table-cell office:value-type="string">
            <text:p>GUNTER WILLIAM T &amp; JULIA G</text:p>
          </table:table-cell>
          <table:table-cell office:value-type="float" office:value="43765">
            <text:p>43765</text:p>
          </table:table-cell>
          <table:table-cell table:number-columns-repeated="2"/>
          <table:table-cell office:value-type="string">
            <text:p>GUNTER WILLIAM T &amp; JULIA G</text:p>
          </table:table-cell>
          <table:table-cell table:formula="of:=CONCATENATE(&quot;START TRANSACTION; update donation set id = '&quot;;[.E20];&quot;' where id = '&quot;;[.C20];&quot;'; update resident_journal set timestamp = timestamp, id = '&quot;;[.E20];&quot;' where id = '&quot;;[.C20];&quot;'; update web_donor set resident_id = '&quot;;[.E20];&quot;' where resident_id = '&quot;;[.C20];&quot;'; update resident_base set name = NULLIF('&quot;;[.H20];&quot;','') where id = '&quot;;[.E20];&quot;'; delete from resident_base where id = '&quot;;[.C20];&quot;'; COMMIT;&quot;)" office:value-type="string" office:string-value="START TRANSACTION; update donation set id = '43765' where id = '17097'; update resident_journal set timestamp = timestamp, id = '43765' where id = '17097'; update web_donor set resident_id = '43765' where resident_id = '17097'; update resident_base set name = NULLIF('GUNTER WILLIAM T &amp; JULIA G','') where id = '43765'; delete from resident_base where id = '17097'; COMMIT;">
            <text:p>START TRANSACTION; update donation set id = '43765' where id = '17097'; update resident_journal set timestamp = timestamp, id = '43765' where id = '17097'; update web_donor set resident_id = '43765' where resident_id = '17097'; update resident_base set name = NULLIF('GUNTER WILLIAM T &amp; JULIA G','') where id = '43765'; delete from resident_base where id = '17097'; COMMIT;</text:p>
          </table:table-cell>
          <table:table-cell table:number-columns-repeated="1015"/>
        </table:table-row>
        <table:table-row table:style-name="ro2">
          <table:table-cell office:value-type="string">
            <text:p>YARDLEY</text:p>
          </table:table-cell>
          <table:table-cell office:value-type="float" office:value="1041">
            <text:p>1041</text:p>
          </table:table-cell>
          <table:table-cell office:value-type="float" office:value="17096">
            <text:p>17096</text:p>
          </table:table-cell>
          <table:table-cell/>
          <table:table-cell office:value-type="float" office:value="43766">
            <text:p>43766</text:p>
          </table:table-cell>
          <table:table-cell table:number-columns-repeated="2"/>
          <table:table-cell/>
          <table:table-cell table:formula="of:=CONCATENATE(&quot;START TRANSACTION; update donation set id = '&quot;;[.E21];&quot;' where id = '&quot;;[.C21];&quot;'; update resident_journal set timestamp = timestamp, id = '&quot;;[.E21];&quot;' where id = '&quot;;[.C21];&quot;'; update web_donor set resident_id = '&quot;;[.E21];&quot;' where resident_id = '&quot;;[.C21];&quot;'; update resident_base set name = NULLIF('&quot;;[.H21];&quot;','') where id = '&quot;;[.E21];&quot;'; delete from resident_base where id = '&quot;;[.C21];&quot;'; COMMIT;&quot;)" office:value-type="string" office:string-value="START TRANSACTION; update donation set id = '43766' where id = '17096'; update resident_journal set timestamp = timestamp, id = '43766' where id = '17096'; update web_donor set resident_id = '43766' where resident_id = '17096'; update resident_base set name = NULLIF('','') where id = '43766'; delete from resident_base where id = '17096'; COMMIT;">
            <text:p>START TRANSACTION; update donation set id = '43766' where id = '17096'; update resident_journal set timestamp = timestamp, id = '43766' where id = '17096'; update web_donor set resident_id = '43766' where resident_id = '17096'; update resident_base set name = NULLIF('','') where id = '43766'; delete from resident_base where id = '17096'; COMMIT;</text:p>
          </table:table-cell>
          <table:table-cell table:number-columns-repeated="1015"/>
        </table:table-row>
        <table:table-row table:style-name="ro2">
          <table:table-cell office:value-type="string">
            <text:p>YARDLEY</text:p>
          </table:table-cell>
          <table:table-cell office:value-type="float" office:value="1045">
            <text:p>1045</text:p>
          </table:table-cell>
          <table:table-cell office:value-type="float" office:value="17095">
            <text:p>17095</text:p>
          </table:table-cell>
          <table:table-cell office:value-type="string">
            <text:p>WONDERGEM MARJORIE E</text:p>
          </table:table-cell>
          <table:table-cell office:value-type="float" office:value="43767">
            <text:p>43767</text:p>
          </table:table-cell>
          <table:table-cell office:value-type="string">
            <text:p>WONDERGEM HUGO C &amp; MARJORIE E</text:p>
          </table:table-cell>
          <table:table-cell/>
          <table:table-cell office:value-type="string">
            <text:p>WONDERGEM MARJORIE E</text:p>
          </table:table-cell>
          <table:table-cell table:formula="of:=CONCATENATE(&quot;START TRANSACTION; update donation set id = '&quot;;[.E22];&quot;' where id = '&quot;;[.C22];&quot;'; update resident_journal set timestamp = timestamp, id = '&quot;;[.E22];&quot;' where id = '&quot;;[.C22];&quot;'; update web_donor set resident_id = '&quot;;[.E22];&quot;' where resident_id = '&quot;;[.C22];&quot;'; update resident_base set name = NULLIF('&quot;;[.H22];&quot;','') where id = '&quot;;[.E22];&quot;'; delete from resident_base where id = '&quot;;[.C22];&quot;'; COMMIT;&quot;)" office:value-type="string" office:string-value="START TRANSACTION; update donation set id = '43767' where id = '17095'; update resident_journal set timestamp = timestamp, id = '43767' where id = '17095'; update web_donor set resident_id = '43767' where resident_id = '17095'; update resident_base set name = NULLIF('WONDERGEM MARJORIE E','') where id = '43767'; delete from resident_base where id = '17095'; COMMIT;">
            <text:p>START TRANSACTION; update donation set id = '43767' where id = '17095'; update resident_journal set timestamp = timestamp, id = '43767' where id = '17095'; update web_donor set resident_id = '43767' where resident_id = '17095'; update resident_base set name = NULLIF('WONDERGEM MARJORIE E','') where id = '43767'; delete from resident_base where id = '17095'; COMMIT;</text:p>
          </table:table-cell>
          <table:table-cell table:number-columns-repeated="1015"/>
        </table:table-row>
        <table:table-row table:style-name="ro2">
          <table:table-cell office:value-type="string">
            <text:p>YARDLEY</text:p>
          </table:table-cell>
          <table:table-cell office:value-type="float" office:value="1049">
            <text:p>1049</text:p>
          </table:table-cell>
          <table:table-cell office:value-type="float" office:value="17090">
            <text:p>17090</text:p>
          </table:table-cell>
          <table:table-cell/>
          <table:table-cell office:value-type="float" office:value="43768">
            <text:p>43768</text:p>
          </table:table-cell>
          <table:table-cell table:number-columns-repeated="2"/>
          <table:table-cell/>
          <table:table-cell table:formula="of:=CONCATENATE(&quot;START TRANSACTION; update donation set id = '&quot;;[.E23];&quot;' where id = '&quot;;[.C23];&quot;'; update resident_journal set timestamp = timestamp, id = '&quot;;[.E23];&quot;' where id = '&quot;;[.C23];&quot;'; update web_donor set resident_id = '&quot;;[.E23];&quot;' where resident_id = '&quot;;[.C23];&quot;'; update resident_base set name = NULLIF('&quot;;[.H23];&quot;','') where id = '&quot;;[.E23];&quot;'; delete from resident_base where id = '&quot;;[.C23];&quot;'; COMMIT;&quot;)" office:value-type="string" office:string-value="START TRANSACTION; update donation set id = '43768' where id = '17090'; update resident_journal set timestamp = timestamp, id = '43768' where id = '17090'; update web_donor set resident_id = '43768' where resident_id = '17090'; update resident_base set name = NULLIF('','') where id = '43768'; delete from resident_base where id = '17090'; COMMIT;">
            <text:p>START TRANSACTION; update donation set id = '43768' where id = '17090'; update resident_journal set timestamp = timestamp, id = '43768' where id = '17090'; update web_donor set resident_id = '43768' where resident_id = '17090'; update resident_base set name = NULLIF('','') where id = '43768'; delete from resident_base where id = '17090'; COMMIT;</text:p>
          </table:table-cell>
          <table:table-cell table:number-columns-repeated="1015"/>
        </table:table-row>
        <table:table-row table:style-name="ro2">
          <table:table-cell office:value-type="string">
            <text:p>YARDLEY</text:p>
          </table:table-cell>
          <table:table-cell office:value-type="float" office:value="1053">
            <text:p>1053</text:p>
          </table:table-cell>
          <table:table-cell office:value-type="float" office:value="17089">
            <text:p>17089</text:p>
          </table:table-cell>
          <table:table-cell/>
          <table:table-cell office:value-type="float" office:value="43769">
            <text:p>43769</text:p>
          </table:table-cell>
          <table:table-cell table:number-columns-repeated="2"/>
          <table:table-cell/>
          <table:table-cell table:formula="of:=CONCATENATE(&quot;START TRANSACTION; update donation set id = '&quot;;[.E24];&quot;' where id = '&quot;;[.C24];&quot;'; update resident_journal set timestamp = timestamp, id = '&quot;;[.E24];&quot;' where id = '&quot;;[.C24];&quot;'; update web_donor set resident_id = '&quot;;[.E24];&quot;' where resident_id = '&quot;;[.C24];&quot;'; update resident_base set name = NULLIF('&quot;;[.H24];&quot;','') where id = '&quot;;[.E24];&quot;'; delete from resident_base where id = '&quot;;[.C24];&quot;'; COMMIT;&quot;)" office:value-type="string" office:string-value="START TRANSACTION; update donation set id = '43769' where id = '17089'; update resident_journal set timestamp = timestamp, id = '43769' where id = '17089'; update web_donor set resident_id = '43769' where resident_id = '17089'; update resident_base set name = NULLIF('','') where id = '43769'; delete from resident_base where id = '17089'; COMMIT;">
            <text:p>START TRANSACTION; update donation set id = '43769' where id = '17089'; update resident_journal set timestamp = timestamp, id = '43769' where id = '17089'; update web_donor set resident_id = '43769' where resident_id = '17089'; update resident_base set name = NULLIF('','') where id = '43769'; delete from resident_base where id = '17089'; COMMIT;</text:p>
          </table:table-cell>
          <table:table-cell table:number-columns-repeated="1015"/>
        </table:table-row>
        <table:table-row table:style-name="ro2">
          <table:table-cell office:value-type="string">
            <text:p>YARDLEY</text:p>
          </table:table-cell>
          <table:table-cell office:value-type="float" office:value="1048">
            <text:p>1048</text:p>
          </table:table-cell>
          <table:table-cell office:value-type="float" office:value="17094">
            <text:p>17094</text:p>
          </table:table-cell>
          <table:table-cell office:value-type="string">
            <text:p>WARREN FRANCIS L JR &amp; CLEMENTINA</text:p>
          </table:table-cell>
          <table:table-cell office:value-type="float" office:value="43770">
            <text:p>43770</text:p>
          </table:table-cell>
          <table:table-cell office:value-type="string">
            <text:p>WARREN FRANCIS L</text:p>
          </table:table-cell>
          <table:table-cell/>
          <table:table-cell office:value-type="string">
            <text:p>WARREN FRANCIS L JR &amp; CLEMENTINA</text:p>
          </table:table-cell>
          <table:table-cell table:formula="of:=CONCATENATE(&quot;START TRANSACTION; update donation set id = '&quot;;[.E25];&quot;' where id = '&quot;;[.C25];&quot;'; update resident_journal set timestamp = timestamp, id = '&quot;;[.E25];&quot;' where id = '&quot;;[.C25];&quot;'; update web_donor set resident_id = '&quot;;[.E25];&quot;' where resident_id = '&quot;;[.C25];&quot;'; update resident_base set name = NULLIF('&quot;;[.H25];&quot;','') where id = '&quot;;[.E25];&quot;'; delete from resident_base where id = '&quot;;[.C25];&quot;'; COMMIT;&quot;)" office:value-type="string" office:string-value="START TRANSACTION; update donation set id = '43770' where id = '17094'; update resident_journal set timestamp = timestamp, id = '43770' where id = '17094'; update web_donor set resident_id = '43770' where resident_id = '17094'; update resident_base set name = NULLIF('WARREN FRANCIS L JR &amp; CLEMENTINA','') where id = '43770'; delete from resident_base where id = '17094'; COMMIT;">
            <text:p>START TRANSACTION; update donation set id = '43770' where id = '17094'; update resident_journal set timestamp = timestamp, id = '43770' where id = '17094'; update web_donor set resident_id = '43770' where resident_id = '17094'; update resident_base set name = NULLIF('WARREN FRANCIS L JR &amp; CLEMENTINA','') where id = '43770'; delete from resident_base where id = '17094'; COMMIT;</text:p>
          </table:table-cell>
          <table:table-cell table:number-columns-repeated="1015"/>
        </table:table-row>
        <table:table-row table:style-name="ro2">
          <table:table-cell office:value-type="string">
            <text:p>YARDLEY</text:p>
          </table:table-cell>
          <table:table-cell office:value-type="float" office:value="1044">
            <text:p>1044</text:p>
          </table:table-cell>
          <table:table-cell office:value-type="float" office:value="17100">
            <text:p>17100</text:p>
          </table:table-cell>
          <table:table-cell/>
          <table:table-cell office:value-type="float" office:value="43771">
            <text:p>43771</text:p>
          </table:table-cell>
          <table:table-cell office:value-type="string">
            <text:p>STEPHEN BILLY</text:p>
          </table:table-cell>
          <table:table-cell/>
          <table:table-cell office:value-type="string">
            <text:p>STEPHEN BILLY</text:p>
          </table:table-cell>
          <table:table-cell table:formula="of:=CONCATENATE(&quot;START TRANSACTION; update donation set id = '&quot;;[.E26];&quot;' where id = '&quot;;[.C26];&quot;'; update resident_journal set timestamp = timestamp, id = '&quot;;[.E26];&quot;' where id = '&quot;;[.C26];&quot;'; update web_donor set resident_id = '&quot;;[.E26];&quot;' where resident_id = '&quot;;[.C26];&quot;'; update resident_base set name = NULLIF('&quot;;[.H26];&quot;','') where id = '&quot;;[.E26];&quot;'; delete from resident_base where id = '&quot;;[.C26];&quot;'; COMMIT;&quot;)" office:value-type="string" office:string-value="START TRANSACTION; update donation set id = '43771' where id = '17100'; update resident_journal set timestamp = timestamp, id = '43771' where id = '17100'; update web_donor set resident_id = '43771' where resident_id = '17100'; update resident_base set name = NULLIF('STEPHEN BILLY','') where id = '43771'; delete from resident_base where id = '17100'; COMMIT;">
            <text:p>START TRANSACTION; update donation set id = '43771' where id = '17100'; update resident_journal set timestamp = timestamp, id = '43771' where id = '17100'; update web_donor set resident_id = '43771' where resident_id = '17100'; update resident_base set name = NULLIF('STEPHEN BILLY','') where id = '43771'; delete from resident_base where id = '17100'; COMMIT;</text:p>
          </table:table-cell>
          <table:table-cell table:number-columns-repeated="1015"/>
        </table:table-row>
        <table:table-row table:style-name="ro2">
          <table:table-cell office:value-type="string">
            <text:p>YARDLEY</text:p>
          </table:table-cell>
          <table:table-cell office:value-type="float" office:value="1040">
            <text:p>1040</text:p>
          </table:table-cell>
          <table:table-cell office:value-type="float" office:value="17101">
            <text:p>17101</text:p>
          </table:table-cell>
          <table:table-cell/>
          <table:table-cell office:value-type="float" office:value="43772">
            <text:p>43772</text:p>
          </table:table-cell>
          <table:table-cell table:number-columns-repeated="2"/>
          <table:table-cell/>
          <table:table-cell table:formula="of:=CONCATENATE(&quot;START TRANSACTION; update donation set id = '&quot;;[.E27];&quot;' where id = '&quot;;[.C27];&quot;'; update resident_journal set timestamp = timestamp, id = '&quot;;[.E27];&quot;' where id = '&quot;;[.C27];&quot;'; update web_donor set resident_id = '&quot;;[.E27];&quot;' where resident_id = '&quot;;[.C27];&quot;'; update resident_base set name = NULLIF('&quot;;[.H27];&quot;','') where id = '&quot;;[.E27];&quot;'; delete from resident_base where id = '&quot;;[.C27];&quot;'; COMMIT;&quot;)" office:value-type="string" office:string-value="START TRANSACTION; update donation set id = '43772' where id = '17101'; update resident_journal set timestamp = timestamp, id = '43772' where id = '17101'; update web_donor set resident_id = '43772' where resident_id = '17101'; update resident_base set name = NULLIF('','') where id = '43772'; delete from resident_base where id = '17101'; COMMIT;">
            <text:p>START TRANSACTION; update donation set id = '43772' where id = '17101'; update resident_journal set timestamp = timestamp, id = '43772' where id = '17101'; update web_donor set resident_id = '43772' where resident_id = '17101'; update resident_base set name = NULLIF('','') where id = '43772'; delete from resident_base where id = '17101'; COMMIT;</text:p>
          </table:table-cell>
          <table:table-cell table:number-columns-repeated="1015"/>
        </table:table-row>
        <table:table-row table:style-name="ro2">
          <table:table-cell office:value-type="string">
            <text:p>YARDLEY</text:p>
          </table:table-cell>
          <table:table-cell office:value-type="float" office:value="1036">
            <text:p>1036</text:p>
          </table:table-cell>
          <table:table-cell office:value-type="float" office:value="17102">
            <text:p>17102</text:p>
          </table:table-cell>
          <table:table-cell/>
          <table:table-cell office:value-type="float" office:value="43773">
            <text:p>43773</text:p>
          </table:table-cell>
          <table:table-cell table:number-columns-repeated="2"/>
          <table:table-cell/>
          <table:table-cell table:formula="of:=CONCATENATE(&quot;START TRANSACTION; update donation set id = '&quot;;[.E28];&quot;' where id = '&quot;;[.C28];&quot;'; update resident_journal set timestamp = timestamp, id = '&quot;;[.E28];&quot;' where id = '&quot;;[.C28];&quot;'; update web_donor set resident_id = '&quot;;[.E28];&quot;' where resident_id = '&quot;;[.C28];&quot;'; update resident_base set name = NULLIF('&quot;;[.H28];&quot;','') where id = '&quot;;[.E28];&quot;'; delete from resident_base where id = '&quot;;[.C28];&quot;'; COMMIT;&quot;)" office:value-type="string" office:string-value="START TRANSACTION; update donation set id = '43773' where id = '17102'; update resident_journal set timestamp = timestamp, id = '43773' where id = '17102'; update web_donor set resident_id = '43773' where resident_id = '17102'; update resident_base set name = NULLIF('','') where id = '43773'; delete from resident_base where id = '17102'; COMMIT;">
            <text:p>START TRANSACTION; update donation set id = '43773' where id = '17102'; update resident_journal set timestamp = timestamp, id = '43773' where id = '17102'; update web_donor set resident_id = '43773' where resident_id = '17102'; update resident_base set name = NULLIF('','') where id = '43773'; delete from resident_base where id = '17102'; COMMIT;</text:p>
          </table:table-cell>
          <table:table-cell table:number-columns-repeated="1015"/>
        </table:table-row>
        <table:table-row table:style-name="ro2">
          <table:table-cell office:value-type="string">
            <text:p>YARDLEY</text:p>
          </table:table-cell>
          <table:table-cell office:value-type="float" office:value="1032">
            <text:p>1032</text:p>
          </table:table-cell>
          <table:table-cell office:value-type="float" office:value="17107">
            <text:p>17107</text:p>
          </table:table-cell>
          <table:table-cell office:value-type="string">
            <text:p>MURPHY DENNIS E &amp; ELIZABETH A</text:p>
          </table:table-cell>
          <table:table-cell office:value-type="float" office:value="43774">
            <text:p>43774</text:p>
          </table:table-cell>
          <table:table-cell office:value-type="string">
            <text:p>MURPHY DENNIS</text:p>
          </table:table-cell>
          <table:table-cell/>
          <table:table-cell office:value-type="string">
            <text:p>MURPHY DENNIS E &amp; ELIZABETH A</text:p>
          </table:table-cell>
          <table:table-cell table:formula="of:=CONCATENATE(&quot;START TRANSACTION; update donation set id = '&quot;;[.E29];&quot;' where id = '&quot;;[.C29];&quot;'; update resident_journal set timestamp = timestamp, id = '&quot;;[.E29];&quot;' where id = '&quot;;[.C29];&quot;'; update web_donor set resident_id = '&quot;;[.E29];&quot;' where resident_id = '&quot;;[.C29];&quot;'; update resident_base set name = NULLIF('&quot;;[.H29];&quot;','') where id = '&quot;;[.E29];&quot;'; delete from resident_base where id = '&quot;;[.C29];&quot;'; COMMIT;&quot;)" office:value-type="string" office:string-value="START TRANSACTION; update donation set id = '43774' where id = '17107'; update resident_journal set timestamp = timestamp, id = '43774' where id = '17107'; update web_donor set resident_id = '43774' where resident_id = '17107'; update resident_base set name = NULLIF('MURPHY DENNIS E &amp; ELIZABETH A','') where id = '43774'; delete from resident_base where id = '17107'; COMMIT;">
            <text:p>START TRANSACTION; update donation set id = '43774' where id = '17107'; update resident_journal set timestamp = timestamp, id = '43774' where id = '17107'; update web_donor set resident_id = '43774' where resident_id = '17107'; update resident_base set name = NULLIF('MURPHY DENNIS E &amp; ELIZABETH A','') where id = '43774'; delete from resident_base where id = '17107'; COMMIT;</text:p>
          </table:table-cell>
          <table:table-cell table:number-columns-repeated="1015"/>
        </table:table-row>
        <table:table-row table:style-name="ro2">
          <table:table-cell office:value-type="string">
            <text:p>RADCLIFF</text:p>
          </table:table-cell>
          <table:table-cell office:value-type="float" office:value="1045">
            <text:p>1045</text:p>
          </table:table-cell>
          <table:table-cell office:value-type="float" office:value="17111">
            <text:p>17111</text:p>
          </table:table-cell>
          <table:table-cell/>
          <table:table-cell office:value-type="float" office:value="43775">
            <text:p>43775</text:p>
          </table:table-cell>
          <table:table-cell table:number-columns-repeated="2"/>
          <table:table-cell/>
          <table:table-cell table:formula="of:=CONCATENATE(&quot;START TRANSACTION; update donation set id = '&quot;;[.E30];&quot;' where id = '&quot;;[.C30];&quot;'; update resident_journal set timestamp = timestamp, id = '&quot;;[.E30];&quot;' where id = '&quot;;[.C30];&quot;'; update web_donor set resident_id = '&quot;;[.E30];&quot;' where resident_id = '&quot;;[.C30];&quot;'; update resident_base set name = NULLIF('&quot;;[.H30];&quot;','') where id = '&quot;;[.E30];&quot;'; delete from resident_base where id = '&quot;;[.C30];&quot;'; COMMIT;&quot;)" office:value-type="string" office:string-value="START TRANSACTION; update donation set id = '43775' where id = '17111'; update resident_journal set timestamp = timestamp, id = '43775' where id = '17111'; update web_donor set resident_id = '43775' where resident_id = '17111'; update resident_base set name = NULLIF('','') where id = '43775'; delete from resident_base where id = '17111'; COMMIT;">
            <text:p>START TRANSACTION; update donation set id = '43775' where id = '17111'; update resident_journal set timestamp = timestamp, id = '43775' where id = '17111'; update web_donor set resident_id = '43775' where resident_id = '17111'; update resident_base set name = NULLIF('','') where id = '43775'; delete from resident_base where id = '17111'; COMMIT;</text:p>
          </table:table-cell>
          <table:table-cell table:number-columns-repeated="1015"/>
        </table:table-row>
        <table:table-row table:style-name="ro2">
          <table:table-cell office:value-type="string">
            <text:p>RADCLIFF</text:p>
          </table:table-cell>
          <table:table-cell office:value-type="float" office:value="1049">
            <text:p>1049</text:p>
          </table:table-cell>
          <table:table-cell office:value-type="float" office:value="17106">
            <text:p>17106</text:p>
          </table:table-cell>
          <table:table-cell office:value-type="string">
            <text:p>WHITLEY FRANK B &amp; DIANN J</text:p>
          </table:table-cell>
          <table:table-cell office:value-type="float" office:value="43776">
            <text:p>43776</text:p>
          </table:table-cell>
          <table:table-cell office:value-type="string">
            <text:p>WHITLEY DIANN J</text:p>
          </table:table-cell>
          <table:table-cell/>
          <table:table-cell office:value-type="string">
            <text:p>WHITLEY FRANK B &amp; DIANN J</text:p>
          </table:table-cell>
          <table:table-cell table:formula="of:=CONCATENATE(&quot;START TRANSACTION; update donation set id = '&quot;;[.E31];&quot;' where id = '&quot;;[.C31];&quot;'; update resident_journal set timestamp = timestamp, id = '&quot;;[.E31];&quot;' where id = '&quot;;[.C31];&quot;'; update web_donor set resident_id = '&quot;;[.E31];&quot;' where resident_id = '&quot;;[.C31];&quot;'; update resident_base set name = NULLIF('&quot;;[.H31];&quot;','') where id = '&quot;;[.E31];&quot;'; delete from resident_base where id = '&quot;;[.C31];&quot;'; COMMIT;&quot;)" office:value-type="string" office:string-value="START TRANSACTION; update donation set id = '43776' where id = '17106'; update resident_journal set timestamp = timestamp, id = '43776' where id = '17106'; update web_donor set resident_id = '43776' where resident_id = '17106'; update resident_base set name = NULLIF('WHITLEY FRANK B &amp; DIANN J','') where id = '43776'; delete from resident_base where id = '17106'; COMMIT;">
            <text:p>START TRANSACTION; update donation set id = '43776' where id = '17106'; update resident_journal set timestamp = timestamp, id = '43776' where id = '17106'; update web_donor set resident_id = '43776' where resident_id = '17106'; update resident_base set name = NULLIF('WHITLEY FRANK B &amp; DIANN J','') where id = '43776'; delete from resident_base where id = '17106'; COMMIT;</text:p>
          </table:table-cell>
          <table:table-cell table:number-columns-repeated="1015"/>
        </table:table-row>
        <table:table-row table:style-name="ro2">
          <table:table-cell office:value-type="string">
            <text:p>RADCLIFF</text:p>
          </table:table-cell>
          <table:table-cell office:value-type="float" office:value="1053">
            <text:p>1053</text:p>
          </table:table-cell>
          <table:table-cell office:value-type="float" office:value="17105">
            <text:p>17105</text:p>
          </table:table-cell>
          <table:table-cell office:value-type="string">
            <text:p>STEWART JERRY W &amp; CANDACE WALLER</text:p>
          </table:table-cell>
          <table:table-cell office:value-type="float" office:value="43777">
            <text:p>43777</text:p>
          </table:table-cell>
          <table:table-cell table:number-columns-repeated="2"/>
          <table:table-cell office:value-type="string">
            <text:p>STEWART JERRY W &amp; CANDACE WALLER</text:p>
          </table:table-cell>
          <table:table-cell table:formula="of:=CONCATENATE(&quot;START TRANSACTION; update donation set id = '&quot;;[.E32];&quot;' where id = '&quot;;[.C32];&quot;'; update resident_journal set timestamp = timestamp, id = '&quot;;[.E32];&quot;' where id = '&quot;;[.C32];&quot;'; update web_donor set resident_id = '&quot;;[.E32];&quot;' where resident_id = '&quot;;[.C32];&quot;'; update resident_base set name = NULLIF('&quot;;[.H32];&quot;','') where id = '&quot;;[.E32];&quot;'; delete from resident_base where id = '&quot;;[.C32];&quot;'; COMMIT;&quot;)" office:value-type="string" office:string-value="START TRANSACTION; update donation set id = '43777' where id = '17105'; update resident_journal set timestamp = timestamp, id = '43777' where id = '17105'; update web_donor set resident_id = '43777' where resident_id = '17105'; update resident_base set name = NULLIF('STEWART JERRY W &amp; CANDACE WALLER','') where id = '43777'; delete from resident_base where id = '17105'; COMMIT;">
            <text:p>START TRANSACTION; update donation set id = '43777' where id = '17105'; update resident_journal set timestamp = timestamp, id = '43777' where id = '17105'; update web_donor set resident_id = '43777' where resident_id = '17105'; update resident_base set name = NULLIF('STEWART JERRY W &amp; CANDACE WALLER','') where id = '43777'; delete from resident_base where id = '17105'; COMMIT;</text:p>
          </table:table-cell>
          <table:table-cell table:number-columns-repeated="1015"/>
        </table:table-row>
        <table:table-row table:style-name="ro2">
          <table:table-cell office:value-type="string">
            <text:p>RADCLIFF</text:p>
          </table:table-cell>
          <table:table-cell office:value-type="float" office:value="1048">
            <text:p>1048</text:p>
          </table:table-cell>
          <table:table-cell office:value-type="float" office:value="17110">
            <text:p>17110</text:p>
          </table:table-cell>
          <table:table-cell office:value-type="string">
            <text:p>COKER ISAAC A &amp; BETTY B</text:p>
          </table:table-cell>
          <table:table-cell office:value-type="float" office:value="43778">
            <text:p>43778</text:p>
          </table:table-cell>
          <table:table-cell table:number-columns-repeated="2"/>
          <table:table-cell office:value-type="string">
            <text:p>COKER ISAAC A &amp; BETTY B</text:p>
          </table:table-cell>
          <table:table-cell table:formula="of:=CONCATENATE(&quot;START TRANSACTION; update donation set id = '&quot;;[.E33];&quot;' where id = '&quot;;[.C33];&quot;'; update resident_journal set timestamp = timestamp, id = '&quot;;[.E33];&quot;' where id = '&quot;;[.C33];&quot;'; update web_donor set resident_id = '&quot;;[.E33];&quot;' where resident_id = '&quot;;[.C33];&quot;'; update resident_base set name = NULLIF('&quot;;[.H33];&quot;','') where id = '&quot;;[.E33];&quot;'; delete from resident_base where id = '&quot;;[.C33];&quot;'; COMMIT;&quot;)" office:value-type="string" office:string-value="START TRANSACTION; update donation set id = '43778' where id = '17110'; update resident_journal set timestamp = timestamp, id = '43778' where id = '17110'; update web_donor set resident_id = '43778' where resident_id = '17110'; update resident_base set name = NULLIF('COKER ISAAC A &amp; BETTY B','') where id = '43778'; delete from resident_base where id = '17110'; COMMIT;">
            <text:p>START TRANSACTION; update donation set id = '43778' where id = '17110'; update resident_journal set timestamp = timestamp, id = '43778' where id = '17110'; update web_donor set resident_id = '43778' where resident_id = '17110'; update resident_base set name = NULLIF('COKER ISAAC A &amp; BETTY B','') where id = '43778'; delete from resident_base where id = '17110'; COMMIT;</text:p>
          </table:table-cell>
          <table:table-cell table:number-columns-repeated="1015"/>
        </table:table-row>
        <table:table-row table:style-name="ro2">
          <table:table-cell office:value-type="string">
            <text:p>RADCLIFF</text:p>
          </table:table-cell>
          <table:table-cell office:value-type="float" office:value="1044">
            <text:p>1044</text:p>
          </table:table-cell>
          <table:table-cell office:value-type="float" office:value="17116">
            <text:p>17116</text:p>
          </table:table-cell>
          <table:table-cell office:value-type="string">
            <text:p>BOLTON PHILIP N</text:p>
          </table:table-cell>
          <table:table-cell office:value-type="float" office:value="43779">
            <text:p>43779</text:p>
          </table:table-cell>
          <table:table-cell table:number-columns-repeated="2"/>
          <table:table-cell office:value-type="string">
            <text:p>BOLTON PHILIP N</text:p>
          </table:table-cell>
          <table:table-cell table:formula="of:=CONCATENATE(&quot;START TRANSACTION; update donation set id = '&quot;;[.E34];&quot;' where id = '&quot;;[.C34];&quot;'; update resident_journal set timestamp = timestamp, id = '&quot;;[.E34];&quot;' where id = '&quot;;[.C34];&quot;'; update web_donor set resident_id = '&quot;;[.E34];&quot;' where resident_id = '&quot;;[.C34];&quot;'; update resident_base set name = NULLIF('&quot;;[.H34];&quot;','') where id = '&quot;;[.E34];&quot;'; delete from resident_base where id = '&quot;;[.C34];&quot;'; COMMIT;&quot;)" office:value-type="string" office:string-value="START TRANSACTION; update donation set id = '43779' where id = '17116'; update resident_journal set timestamp = timestamp, id = '43779' where id = '17116'; update web_donor set resident_id = '43779' where resident_id = '17116'; update resident_base set name = NULLIF('BOLTON PHILIP N','') where id = '43779'; delete from resident_base where id = '17116'; COMMIT;">
            <text:p>START TRANSACTION; update donation set id = '43779' where id = '17116'; update resident_journal set timestamp = timestamp, id = '43779' where id = '17116'; update web_donor set resident_id = '43779' where resident_id = '17116'; update resident_base set name = NULLIF('BOLTON PHILIP N','') where id = '43779'; delete from resident_base where id = '17116'; COMMIT;</text:p>
          </table:table-cell>
          <table:table-cell table:number-columns-repeated="1015"/>
        </table:table-row>
        <table:table-row table:style-name="ro2">
          <table:table-cell office:value-type="string">
            <text:p>RADCLIFF</text:p>
          </table:table-cell>
          <table:table-cell office:value-type="float" office:value="1040">
            <text:p>1040</text:p>
          </table:table-cell>
          <table:table-cell office:value-type="float" office:value="17117">
            <text:p>17117</text:p>
          </table:table-cell>
          <table:table-cell/>
          <table:table-cell office:value-type="float" office:value="43780">
            <text:p>43780</text:p>
          </table:table-cell>
          <table:table-cell table:number-columns-repeated="2"/>
          <table:table-cell/>
          <table:table-cell table:formula="of:=CONCATENATE(&quot;START TRANSACTION; update donation set id = '&quot;;[.E35];&quot;' where id = '&quot;;[.C35];&quot;'; update resident_journal set timestamp = timestamp, id = '&quot;;[.E35];&quot;' where id = '&quot;;[.C35];&quot;'; update web_donor set resident_id = '&quot;;[.E35];&quot;' where resident_id = '&quot;;[.C35];&quot;'; update resident_base set name = NULLIF('&quot;;[.H35];&quot;','') where id = '&quot;;[.E35];&quot;'; delete from resident_base where id = '&quot;;[.C35];&quot;'; COMMIT;&quot;)" office:value-type="string" office:string-value="START TRANSACTION; update donation set id = '43780' where id = '17117'; update resident_journal set timestamp = timestamp, id = '43780' where id = '17117'; update web_donor set resident_id = '43780' where resident_id = '17117'; update resident_base set name = NULLIF('','') where id = '43780'; delete from resident_base where id = '17117'; COMMIT;">
            <text:p>START TRANSACTION; update donation set id = '43780' where id = '17117'; update resident_journal set timestamp = timestamp, id = '43780' where id = '17117'; update web_donor set resident_id = '43780' where resident_id = '17117'; update resident_base set name = NULLIF('','') where id = '43780'; delete from resident_base where id = '17117'; COMMIT;</text:p>
          </table:table-cell>
          <table:table-cell table:number-columns-repeated="1015"/>
        </table:table-row>
        <table:table-row table:style-name="ro2">
          <table:table-cell office:value-type="string">
            <text:p>RADCLIFF</text:p>
          </table:table-cell>
          <table:table-cell office:value-type="float" office:value="1036">
            <text:p>1036</text:p>
          </table:table-cell>
          <table:table-cell office:value-type="float" office:value="17118">
            <text:p>17118</text:p>
          </table:table-cell>
          <table:table-cell office:value-type="string">
            <text:p>HERNDON MARY FRANCES</text:p>
          </table:table-cell>
          <table:table-cell office:value-type="float" office:value="43781">
            <text:p>43781</text:p>
          </table:table-cell>
          <table:table-cell table:number-columns-repeated="2"/>
          <table:table-cell office:value-type="string">
            <text:p>HERNDON MARY FRANCES</text:p>
          </table:table-cell>
          <table:table-cell table:formula="of:=CONCATENATE(&quot;START TRANSACTION; update donation set id = '&quot;;[.E36];&quot;' where id = '&quot;;[.C36];&quot;'; update resident_journal set timestamp = timestamp, id = '&quot;;[.E36];&quot;' where id = '&quot;;[.C36];&quot;'; update web_donor set resident_id = '&quot;;[.E36];&quot;' where resident_id = '&quot;;[.C36];&quot;'; update resident_base set name = NULLIF('&quot;;[.H36];&quot;','') where id = '&quot;;[.E36];&quot;'; delete from resident_base where id = '&quot;;[.C36];&quot;'; COMMIT;&quot;)" office:value-type="string" office:string-value="START TRANSACTION; update donation set id = '43781' where id = '17118'; update resident_journal set timestamp = timestamp, id = '43781' where id = '17118'; update web_donor set resident_id = '43781' where resident_id = '17118'; update resident_base set name = NULLIF('HERNDON MARY FRANCES','') where id = '43781'; delete from resident_base where id = '17118'; COMMIT;">
            <text:p>START TRANSACTION; update donation set id = '43781' where id = '17118'; update resident_journal set timestamp = timestamp, id = '43781' where id = '17118'; update web_donor set resident_id = '43781' where resident_id = '17118'; update resident_base set name = NULLIF('HERNDON MARY FRANCES','') where id = '43781'; delete from resident_base where id = '17118'; COMMIT;</text:p>
          </table:table-cell>
          <table:table-cell table:number-columns-repeated="1015"/>
        </table:table-row>
        <table:table-row table:style-name="ro2">
          <table:table-cell office:value-type="string">
            <text:p>RADCLIFF</text:p>
          </table:table-cell>
          <table:table-cell office:value-type="float" office:value="1032">
            <text:p>1032</text:p>
          </table:table-cell>
          <table:table-cell office:value-type="float" office:value="17121">
            <text:p>17121</text:p>
          </table:table-cell>
          <table:table-cell/>
          <table:table-cell office:value-type="float" office:value="43782">
            <text:p>43782</text:p>
          </table:table-cell>
          <table:table-cell table:number-columns-repeated="2"/>
          <table:table-cell/>
          <table:table-cell table:formula="of:=CONCATENATE(&quot;START TRANSACTION; update donation set id = '&quot;;[.E37];&quot;' where id = '&quot;;[.C37];&quot;'; update resident_journal set timestamp = timestamp, id = '&quot;;[.E37];&quot;' where id = '&quot;;[.C37];&quot;'; update web_donor set resident_id = '&quot;;[.E37];&quot;' where resident_id = '&quot;;[.C37];&quot;'; update resident_base set name = NULLIF('&quot;;[.H37];&quot;','') where id = '&quot;;[.E37];&quot;'; delete from resident_base where id = '&quot;;[.C37];&quot;'; COMMIT;&quot;)" office:value-type="string" office:string-value="START TRANSACTION; update donation set id = '43782' where id = '17121'; update resident_journal set timestamp = timestamp, id = '43782' where id = '17121'; update web_donor set resident_id = '43782' where resident_id = '17121'; update resident_base set name = NULLIF('','') where id = '43782'; delete from resident_base where id = '17121'; COMMIT;">
            <text:p>START TRANSACTION; update donation set id = '43782' where id = '17121'; update resident_journal set timestamp = timestamp, id = '43782' where id = '17121'; update web_donor set resident_id = '43782' where resident_id = '17121'; update resident_base set name = NULLIF('','') where id = '43782'; delete from resident_base where id = '17121'; COMMIT;</text:p>
          </table:table-cell>
          <table:table-cell table:number-columns-repeated="1015"/>
        </table:table-row>
        <table:table-row table:style-name="ro2">
          <table:table-cell office:value-type="string">
            <text:p>RADCLIFF</text:p>
          </table:table-cell>
          <table:table-cell office:value-type="float" office:value="1028">
            <text:p>1028</text:p>
          </table:table-cell>
          <table:table-cell office:value-type="float" office:value="17122">
            <text:p>17122</text:p>
          </table:table-cell>
          <table:table-cell/>
          <table:table-cell office:value-type="float" office:value="43783">
            <text:p>43783</text:p>
          </table:table-cell>
          <table:table-cell office:value-type="string">
            <text:p>HARMON SANDY &amp; KENNY</text:p>
          </table:table-cell>
          <table:table-cell/>
          <table:table-cell office:value-type="string">
            <text:p>HARMON SANDY &amp; KENNY</text:p>
          </table:table-cell>
          <table:table-cell table:formula="of:=CONCATENATE(&quot;START TRANSACTION; update donation set id = '&quot;;[.E38];&quot;' where id = '&quot;;[.C38];&quot;'; update resident_journal set timestamp = timestamp, id = '&quot;;[.E38];&quot;' where id = '&quot;;[.C38];&quot;'; update web_donor set resident_id = '&quot;;[.E38];&quot;' where resident_id = '&quot;;[.C38];&quot;'; update resident_base set name = NULLIF('&quot;;[.H38];&quot;','') where id = '&quot;;[.E38];&quot;'; delete from resident_base where id = '&quot;;[.C38];&quot;'; COMMIT;&quot;)" office:value-type="string" office:string-value="START TRANSACTION; update donation set id = '43783' where id = '17122'; update resident_journal set timestamp = timestamp, id = '43783' where id = '17122'; update web_donor set resident_id = '43783' where resident_id = '17122'; update resident_base set name = NULLIF('HARMON SANDY &amp; KENNY','') where id = '43783'; delete from resident_base where id = '17122'; COMMIT;">
            <text:p>START TRANSACTION; update donation set id = '43783' where id = '17122'; update resident_journal set timestamp = timestamp, id = '43783' where id = '17122'; update web_donor set resident_id = '43783' where resident_id = '17122'; update resident_base set name = NULLIF('HARMON SANDY &amp; KENNY','') where id = '43783'; delete from resident_base where id = '17122'; COMMIT;</text:p>
          </table:table-cell>
          <table:table-cell table:number-columns-repeated="1015"/>
        </table:table-row>
        <table:table-row table:style-name="ro2">
          <table:table-cell office:value-type="string">
            <text:p>WICKFORD</text:p>
          </table:table-cell>
          <table:table-cell office:value-type="float" office:value="1205">
            <text:p>1205</text:p>
          </table:table-cell>
          <table:table-cell office:value-type="float" office:value="25158">
            <text:p>25158</text:p>
          </table:table-cell>
          <table:table-cell/>
          <table:table-cell office:value-type="float" office:value="43784">
            <text:p>43784</text:p>
          </table:table-cell>
          <table:table-cell table:number-columns-repeated="2"/>
          <table:table-cell/>
          <table:table-cell table:formula="of:=CONCATENATE(&quot;START TRANSACTION; update donation set id = '&quot;;[.E39];&quot;' where id = '&quot;;[.C39];&quot;'; update resident_journal set timestamp = timestamp, id = '&quot;;[.E39];&quot;' where id = '&quot;;[.C39];&quot;'; update web_donor set resident_id = '&quot;;[.E39];&quot;' where resident_id = '&quot;;[.C39];&quot;'; update resident_base set name = NULLIF('&quot;;[.H39];&quot;','') where id = '&quot;;[.E39];&quot;'; delete from resident_base where id = '&quot;;[.C39];&quot;'; COMMIT;&quot;)" office:value-type="string" office:string-value="START TRANSACTION; update donation set id = '43784' where id = '25158'; update resident_journal set timestamp = timestamp, id = '43784' where id = '25158'; update web_donor set resident_id = '43784' where resident_id = '25158'; update resident_base set name = NULLIF('','') where id = '43784'; delete from resident_base where id = '25158'; COMMIT;">
            <text:p>START TRANSACTION; update donation set id = '43784' where id = '25158'; update resident_journal set timestamp = timestamp, id = '43784' where id = '25158'; update web_donor set resident_id = '43784' where resident_id = '25158'; update resident_base set name = NULLIF('','') where id = '43784'; delete from resident_base where id = '25158'; COMMIT;</text:p>
          </table:table-cell>
          <table:table-cell table:number-columns-repeated="1015"/>
        </table:table-row>
        <table:table-row table:style-name="ro2">
          <table:table-cell office:value-type="string">
            <text:p>WICKFORD</text:p>
          </table:table-cell>
          <table:table-cell office:value-type="float" office:value="1209">
            <text:p>1209</text:p>
          </table:table-cell>
          <table:table-cell office:value-type="float" office:value="25153">
            <text:p>25153</text:p>
          </table:table-cell>
          <table:table-cell office:value-type="string">
            <text:p>GALLER JOSEPH L &amp; ANNE C</text:p>
          </table:table-cell>
          <table:table-cell office:value-type="float" office:value="43785">
            <text:p>43785</text:p>
          </table:table-cell>
          <table:table-cell table:number-columns-repeated="2"/>
          <table:table-cell office:value-type="string">
            <text:p>GALLER JOSEPH L &amp; ANNE C</text:p>
          </table:table-cell>
          <table:table-cell table:formula="of:=CONCATENATE(&quot;START TRANSACTION; update donation set id = '&quot;;[.E40];&quot;' where id = '&quot;;[.C40];&quot;'; update resident_journal set timestamp = timestamp, id = '&quot;;[.E40];&quot;' where id = '&quot;;[.C40];&quot;'; update web_donor set resident_id = '&quot;;[.E40];&quot;' where resident_id = '&quot;;[.C40];&quot;'; update resident_base set name = NULLIF('&quot;;[.H40];&quot;','') where id = '&quot;;[.E40];&quot;'; delete from resident_base where id = '&quot;;[.C40];&quot;'; COMMIT;&quot;)" office:value-type="string" office:string-value="START TRANSACTION; update donation set id = '43785' where id = '25153'; update resident_journal set timestamp = timestamp, id = '43785' where id = '25153'; update web_donor set resident_id = '43785' where resident_id = '25153'; update resident_base set name = NULLIF('GALLER JOSEPH L &amp; ANNE C','') where id = '43785'; delete from resident_base where id = '25153'; COMMIT;">
            <text:p>START TRANSACTION; update donation set id = '43785' where id = '25153'; update resident_journal set timestamp = timestamp, id = '43785' where id = '25153'; update web_donor set resident_id = '43785' where resident_id = '25153'; update resident_base set name = NULLIF('GALLER JOSEPH L &amp; ANNE C','') where id = '43785'; delete from resident_base where id = '25153'; COMMIT;</text:p>
          </table:table-cell>
          <table:table-cell table:number-columns-repeated="1015"/>
        </table:table-row>
        <table:table-row table:style-name="ro2">
          <table:table-cell office:value-type="string">
            <text:p>WICKFORD</text:p>
          </table:table-cell>
          <table:table-cell office:value-type="float" office:value="1213">
            <text:p>1213</text:p>
          </table:table-cell>
          <table:table-cell office:value-type="float" office:value="25152">
            <text:p>25152</text:p>
          </table:table-cell>
          <table:table-cell/>
          <table:table-cell office:value-type="float" office:value="43786">
            <text:p>43786</text:p>
          </table:table-cell>
          <table:table-cell table:number-columns-repeated="2"/>
          <table:table-cell/>
          <table:table-cell table:formula="of:=CONCATENATE(&quot;START TRANSACTION; update donation set id = '&quot;;[.E41];&quot;' where id = '&quot;;[.C41];&quot;'; update resident_journal set timestamp = timestamp, id = '&quot;;[.E41];&quot;' where id = '&quot;;[.C41];&quot;'; update web_donor set resident_id = '&quot;;[.E41];&quot;' where resident_id = '&quot;;[.C41];&quot;'; update resident_base set name = NULLIF('&quot;;[.H41];&quot;','') where id = '&quot;;[.E41];&quot;'; delete from resident_base where id = '&quot;;[.C41];&quot;'; COMMIT;&quot;)" office:value-type="string" office:string-value="START TRANSACTION; update donation set id = '43786' where id = '25152'; update resident_journal set timestamp = timestamp, id = '43786' where id = '25152'; update web_donor set resident_id = '43786' where resident_id = '25152'; update resident_base set name = NULLIF('','') where id = '43786'; delete from resident_base where id = '25152'; COMMIT;">
            <text:p>START TRANSACTION; update donation set id = '43786' where id = '25152'; update resident_journal set timestamp = timestamp, id = '43786' where id = '25152'; update web_donor set resident_id = '43786' where resident_id = '25152'; update resident_base set name = NULLIF('','') where id = '43786'; delete from resident_base where id = '25152'; COMMIT;</text:p>
          </table:table-cell>
          <table:table-cell table:number-columns-repeated="1015"/>
        </table:table-row>
        <table:table-row table:style-name="ro2">
          <table:table-cell office:value-type="string">
            <text:p>WICKFORD</text:p>
          </table:table-cell>
          <table:table-cell office:value-type="float" office:value="1217">
            <text:p>1217</text:p>
          </table:table-cell>
          <table:table-cell office:value-type="float" office:value="25151">
            <text:p>25151</text:p>
          </table:table-cell>
          <table:table-cell office:value-type="string">
            <text:p>PRITCHETT RUBY M</text:p>
          </table:table-cell>
          <table:table-cell office:value-type="float" office:value="43787">
            <text:p>43787</text:p>
          </table:table-cell>
          <table:table-cell office:value-type="string">
            <text:p>PRITCHETT RUBY M</text:p>
          </table:table-cell>
          <table:table-cell/>
          <table:table-cell office:value-type="string">
            <text:p>PRITCHETT RUBY M</text:p>
          </table:table-cell>
          <table:table-cell table:formula="of:=CONCATENATE(&quot;START TRANSACTION; update donation set id = '&quot;;[.E42];&quot;' where id = '&quot;;[.C42];&quot;'; update resident_journal set timestamp = timestamp, id = '&quot;;[.E42];&quot;' where id = '&quot;;[.C42];&quot;'; update web_donor set resident_id = '&quot;;[.E42];&quot;' where resident_id = '&quot;;[.C42];&quot;'; update resident_base set name = NULLIF('&quot;;[.H42];&quot;','') where id = '&quot;;[.E42];&quot;'; delete from resident_base where id = '&quot;;[.C42];&quot;'; COMMIT;&quot;)" office:value-type="string" office:string-value="START TRANSACTION; update donation set id = '43787' where id = '25151'; update resident_journal set timestamp = timestamp, id = '43787' where id = '25151'; update web_donor set resident_id = '43787' where resident_id = '25151'; update resident_base set name = NULLIF('PRITCHETT RUBY M','') where id = '43787'; delete from resident_base where id = '25151'; COMMIT;">
            <text:p>START TRANSACTION; update donation set id = '43787' where id = '25151'; update resident_journal set timestamp = timestamp, id = '43787' where id = '25151'; update web_donor set resident_id = '43787' where resident_id = '25151'; update resident_base set name = NULLIF('PRITCHETT RUBY M','') where id = '43787'; delete from resident_base where id = '25151'; COMMIT;</text:p>
          </table:table-cell>
          <table:table-cell table:number-columns-repeated="1015"/>
        </table:table-row>
        <table:table-row table:style-name="ro2">
          <table:table-cell office:value-type="string">
            <text:p>WICKFORD</text:p>
          </table:table-cell>
          <table:table-cell office:value-type="float" office:value="1224">
            <text:p>1224</text:p>
          </table:table-cell>
          <table:table-cell office:value-type="float" office:value="25157">
            <text:p>25157</text:p>
          </table:table-cell>
          <table:table-cell/>
          <table:table-cell office:value-type="float" office:value="43788">
            <text:p>43788</text:p>
          </table:table-cell>
          <table:table-cell table:number-columns-repeated="2"/>
          <table:table-cell/>
          <table:table-cell table:formula="of:=CONCATENATE(&quot;START TRANSACTION; update donation set id = '&quot;;[.E43];&quot;' where id = '&quot;;[.C43];&quot;'; update resident_journal set timestamp = timestamp, id = '&quot;;[.E43];&quot;' where id = '&quot;;[.C43];&quot;'; update web_donor set resident_id = '&quot;;[.E43];&quot;' where resident_id = '&quot;;[.C43];&quot;'; update resident_base set name = NULLIF('&quot;;[.H43];&quot;','') where id = '&quot;;[.E43];&quot;'; delete from resident_base where id = '&quot;;[.C43];&quot;'; COMMIT;&quot;)" office:value-type="string" office:string-value="START TRANSACTION; update donation set id = '43788' where id = '25157'; update resident_journal set timestamp = timestamp, id = '43788' where id = '25157'; update web_donor set resident_id = '43788' where resident_id = '25157'; update resident_base set name = NULLIF('','') where id = '43788'; delete from resident_base where id = '25157'; COMMIT;">
            <text:p>START TRANSACTION; update donation set id = '43788' where id = '25157'; update resident_journal set timestamp = timestamp, id = '43788' where id = '25157'; update web_donor set resident_id = '43788' where resident_id = '25157'; update resident_base set name = NULLIF('','') where id = '43788'; delete from resident_base where id = '25157'; COMMIT;</text:p>
          </table:table-cell>
          <table:table-cell table:number-columns-repeated="1015"/>
        </table:table-row>
        <table:table-row table:style-name="ro2">
          <table:table-cell office:value-type="string">
            <text:p>WICKFORD</text:p>
          </table:table-cell>
          <table:table-cell office:value-type="float" office:value="1220">
            <text:p>1220</text:p>
          </table:table-cell>
          <table:table-cell office:value-type="float" office:value="25162">
            <text:p>25162</text:p>
          </table:table-cell>
          <table:table-cell/>
          <table:table-cell office:value-type="float" office:value="43789">
            <text:p>43789</text:p>
          </table:table-cell>
          <table:table-cell table:number-columns-repeated="2"/>
          <table:table-cell/>
          <table:table-cell table:formula="of:=CONCATENATE(&quot;START TRANSACTION; update donation set id = '&quot;;[.E44];&quot;' where id = '&quot;;[.C44];&quot;'; update resident_journal set timestamp = timestamp, id = '&quot;;[.E44];&quot;' where id = '&quot;;[.C44];&quot;'; update web_donor set resident_id = '&quot;;[.E44];&quot;' where resident_id = '&quot;;[.C44];&quot;'; update resident_base set name = NULLIF('&quot;;[.H44];&quot;','') where id = '&quot;;[.E44];&quot;'; delete from resident_base where id = '&quot;;[.C44];&quot;'; COMMIT;&quot;)" office:value-type="string" office:string-value="START TRANSACTION; update donation set id = '43789' where id = '25162'; update resident_journal set timestamp = timestamp, id = '43789' where id = '25162'; update web_donor set resident_id = '43789' where resident_id = '25162'; update resident_base set name = NULLIF('','') where id = '43789'; delete from resident_base where id = '25162'; COMMIT;">
            <text:p>START TRANSACTION; update donation set id = '43789' where id = '25162'; update resident_journal set timestamp = timestamp, id = '43789' where id = '25162'; update web_donor set resident_id = '43789' where resident_id = '25162'; update resident_base set name = NULLIF('','') where id = '43789'; delete from resident_base where id = '25162'; COMMIT;</text:p>
          </table:table-cell>
          <table:table-cell table:number-columns-repeated="1015"/>
        </table:table-row>
        <table:table-row table:style-name="ro2">
          <table:table-cell office:value-type="string">
            <text:p>WICKFORD</text:p>
          </table:table-cell>
          <table:table-cell office:value-type="float" office:value="1216">
            <text:p>1216</text:p>
          </table:table-cell>
          <table:table-cell office:value-type="float" office:value="25163">
            <text:p>25163</text:p>
          </table:table-cell>
          <table:table-cell office:value-type="string">
            <text:p>PETCHEL JOHN S &amp; MARY L</text:p>
          </table:table-cell>
          <table:table-cell office:value-type="float" office:value="43790">
            <text:p>43790</text:p>
          </table:table-cell>
          <table:table-cell office:value-type="string">
            <text:p>PETCHEL JOHN S &amp; MARY L</text:p>
          </table:table-cell>
          <table:table-cell/>
          <table:table-cell office:value-type="string">
            <text:p>PETCHEL JOHN S &amp; MARY L</text:p>
          </table:table-cell>
          <table:table-cell table:formula="of:=CONCATENATE(&quot;START TRANSACTION; update donation set id = '&quot;;[.E45];&quot;' where id = '&quot;;[.C45];&quot;'; update resident_journal set timestamp = timestamp, id = '&quot;;[.E45];&quot;' where id = '&quot;;[.C45];&quot;'; update web_donor set resident_id = '&quot;;[.E45];&quot;' where resident_id = '&quot;;[.C45];&quot;'; update resident_base set name = NULLIF('&quot;;[.H45];&quot;','') where id = '&quot;;[.E45];&quot;'; delete from resident_base where id = '&quot;;[.C45];&quot;'; COMMIT;&quot;)" office:value-type="string" office:string-value="START TRANSACTION; update donation set id = '43790' where id = '25163'; update resident_journal set timestamp = timestamp, id = '43790' where id = '25163'; update web_donor set resident_id = '43790' where resident_id = '25163'; update resident_base set name = NULLIF('PETCHEL JOHN S &amp; MARY L','') where id = '43790'; delete from resident_base where id = '25163'; COMMIT;">
            <text:p>START TRANSACTION; update donation set id = '43790' where id = '25163'; update resident_journal set timestamp = timestamp, id = '43790' where id = '25163'; update web_donor set resident_id = '43790' where resident_id = '25163'; update resident_base set name = NULLIF('PETCHEL JOHN S &amp; MARY L','') where id = '43790'; delete from resident_base where id = '25163'; COMMIT;</text:p>
          </table:table-cell>
          <table:table-cell table:number-columns-repeated="1015"/>
        </table:table-row>
        <table:table-row table:style-name="ro2">
          <table:table-cell office:value-type="string">
            <text:p>WICKFORD</text:p>
          </table:table-cell>
          <table:table-cell office:value-type="float" office:value="1212">
            <text:p>1212</text:p>
          </table:table-cell>
          <table:table-cell office:value-type="float" office:value="25164">
            <text:p>25164</text:p>
          </table:table-cell>
          <table:table-cell office:value-type="string">
            <text:p>RAYMER RON &amp; STACIE</text:p>
          </table:table-cell>
          <table:table-cell office:value-type="float" office:value="43791">
            <text:p>43791</text:p>
          </table:table-cell>
          <table:table-cell table:number-columns-repeated="2"/>
          <table:table-cell office:value-type="string">
            <text:p>RAYMER RON &amp; STACIE</text:p>
          </table:table-cell>
          <table:table-cell table:formula="of:=CONCATENATE(&quot;START TRANSACTION; update donation set id = '&quot;;[.E46];&quot;' where id = '&quot;;[.C46];&quot;'; update resident_journal set timestamp = timestamp, id = '&quot;;[.E46];&quot;' where id = '&quot;;[.C46];&quot;'; update web_donor set resident_id = '&quot;;[.E46];&quot;' where resident_id = '&quot;;[.C46];&quot;'; update resident_base set name = NULLIF('&quot;;[.H46];&quot;','') where id = '&quot;;[.E46];&quot;'; delete from resident_base where id = '&quot;;[.C46];&quot;'; COMMIT;&quot;)" office:value-type="string" office:string-value="START TRANSACTION; update donation set id = '43791' where id = '25164'; update resident_journal set timestamp = timestamp, id = '43791' where id = '25164'; update web_donor set resident_id = '43791' where resident_id = '25164'; update resident_base set name = NULLIF('RAYMER RON &amp; STACIE','') where id = '43791'; delete from resident_base where id = '25164'; COMMIT;">
            <text:p>START TRANSACTION; update donation set id = '43791' where id = '25164'; update resident_journal set timestamp = timestamp, id = '43791' where id = '25164'; update web_donor set resident_id = '43791' where resident_id = '25164'; update resident_base set name = NULLIF('RAYMER RON &amp; STACIE','') where id = '43791'; delete from resident_base where id = '25164'; COMMIT;</text:p>
          </table:table-cell>
          <table:table-cell table:number-columns-repeated="1015"/>
        </table:table-row>
        <table:table-row table:style-name="ro2">
          <table:table-cell office:value-type="string">
            <text:p>WICKFORD</text:p>
          </table:table-cell>
          <table:table-cell office:value-type="float" office:value="1208">
            <text:p>1208</text:p>
          </table:table-cell>
          <table:table-cell office:value-type="float" office:value="25170">
            <text:p>25170</text:p>
          </table:table-cell>
          <table:table-cell/>
          <table:table-cell office:value-type="float" office:value="43792">
            <text:p>43792</text:p>
          </table:table-cell>
          <table:table-cell table:number-columns-repeated="2"/>
          <table:table-cell/>
          <table:table-cell table:formula="of:=CONCATENATE(&quot;START TRANSACTION; update donation set id = '&quot;;[.E47];&quot;' where id = '&quot;;[.C47];&quot;'; update resident_journal set timestamp = timestamp, id = '&quot;;[.E47];&quot;' where id = '&quot;;[.C47];&quot;'; update web_donor set resident_id = '&quot;;[.E47];&quot;' where resident_id = '&quot;;[.C47];&quot;'; update resident_base set name = NULLIF('&quot;;[.H47];&quot;','') where id = '&quot;;[.E47];&quot;'; delete from resident_base where id = '&quot;;[.C47];&quot;'; COMMIT;&quot;)" office:value-type="string" office:string-value="START TRANSACTION; update donation set id = '43792' where id = '25170'; update resident_journal set timestamp = timestamp, id = '43792' where id = '25170'; update web_donor set resident_id = '43792' where resident_id = '25170'; update resident_base set name = NULLIF('','') where id = '43792'; delete from resident_base where id = '25170'; COMMIT;">
            <text:p>START TRANSACTION; update donation set id = '43792' where id = '25170'; update resident_journal set timestamp = timestamp, id = '43792' where id = '25170'; update web_donor set resident_id = '43792' where resident_id = '25170'; update resident_base set name = NULLIF('','') where id = '43792'; delete from resident_base where id = '25170'; COMMIT;</text:p>
          </table:table-cell>
          <table:table-cell table:number-columns-repeated="1015"/>
        </table:table-row>
        <table:table-row table:style-name="ro2">
          <table:table-cell office:value-type="string">
            <text:p>WICKFORD</text:p>
          </table:table-cell>
          <table:table-cell office:value-type="float" office:value="1204">
            <text:p>1204</text:p>
          </table:table-cell>
          <table:table-cell office:value-type="float" office:value="25165">
            <text:p>25165</text:p>
          </table:table-cell>
          <table:table-cell/>
          <table:table-cell office:value-type="float" office:value="43793">
            <text:p>43793</text:p>
          </table:table-cell>
          <table:table-cell table:number-columns-repeated="2"/>
          <table:table-cell/>
          <table:table-cell table:formula="of:=CONCATENATE(&quot;START TRANSACTION; update donation set id = '&quot;;[.E48];&quot;' where id = '&quot;;[.C48];&quot;'; update resident_journal set timestamp = timestamp, id = '&quot;;[.E48];&quot;' where id = '&quot;;[.C48];&quot;'; update web_donor set resident_id = '&quot;;[.E48];&quot;' where resident_id = '&quot;;[.C48];&quot;'; update resident_base set name = NULLIF('&quot;;[.H48];&quot;','') where id = '&quot;;[.E48];&quot;'; delete from resident_base where id = '&quot;;[.C48];&quot;'; COMMIT;&quot;)" office:value-type="string" office:string-value="START TRANSACTION; update donation set id = '43793' where id = '25165'; update resident_journal set timestamp = timestamp, id = '43793' where id = '25165'; update web_donor set resident_id = '43793' where resident_id = '25165'; update resident_base set name = NULLIF('','') where id = '43793'; delete from resident_base where id = '25165'; COMMIT;">
            <text:p>START TRANSACTION; update donation set id = '43793' where id = '25165'; update resident_journal set timestamp = timestamp, id = '43793' where id = '25165'; update web_donor set resident_id = '43793' where resident_id = '25165'; update resident_base set name = NULLIF('','') where id = '43793'; delete from resident_base where id = '25165'; COMMIT;</text:p>
          </table:table-cell>
          <table:table-cell table:number-columns-repeated="1015"/>
        </table:table-row>
        <table:table-row table:style-name="ro2">
          <table:table-cell office:value-type="string">
            <text:p>TARINGTON</text:p>
          </table:table-cell>
          <table:table-cell office:value-type="float" office:value="1216">
            <text:p>1216</text:p>
          </table:table-cell>
          <table:table-cell office:value-type="float" office:value="17809">
            <text:p>17809</text:p>
          </table:table-cell>
          <table:table-cell office:value-type="string">
            <text:p>TRAVIS MATT</text:p>
          </table:table-cell>
          <table:table-cell office:value-type="float" office:value="43794">
            <text:p>43794</text:p>
          </table:table-cell>
          <table:table-cell office:value-type="string">
            <text:p>TRAVIS MATT</text:p>
          </table:table-cell>
          <table:table-cell/>
          <table:table-cell office:value-type="string">
            <text:p>TRAVIS MATT</text:p>
          </table:table-cell>
          <table:table-cell table:formula="of:=CONCATENATE(&quot;START TRANSACTION; update donation set id = '&quot;;[.E49];&quot;' where id = '&quot;;[.C49];&quot;'; update resident_journal set timestamp = timestamp, id = '&quot;;[.E49];&quot;' where id = '&quot;;[.C49];&quot;'; update web_donor set resident_id = '&quot;;[.E49];&quot;' where resident_id = '&quot;;[.C49];&quot;'; update resident_base set name = NULLIF('&quot;;[.H49];&quot;','') where id = '&quot;;[.E49];&quot;'; delete from resident_base where id = '&quot;;[.C49];&quot;'; COMMIT;&quot;)" office:value-type="string" office:string-value="START TRANSACTION; update donation set id = '43794' where id = '17809'; update resident_journal set timestamp = timestamp, id = '43794' where id = '17809'; update web_donor set resident_id = '43794' where resident_id = '17809'; update resident_base set name = NULLIF('TRAVIS MATT','') where id = '43794'; delete from resident_base where id = '17809'; COMMIT;">
            <text:p>START TRANSACTION; update donation set id = '43794' where id = '17809'; update resident_journal set timestamp = timestamp, id = '43794' where id = '17809'; update web_donor set resident_id = '43794' where resident_id = '17809'; update resident_base set name = NULLIF('TRAVIS MATT','') where id = '43794'; delete from resident_base where id = '17809'; COMMIT;</text:p>
          </table:table-cell>
          <table:table-cell table:number-columns-repeated="1015"/>
        </table:table-row>
        <table:table-row table:style-name="ro2">
          <table:table-cell office:value-type="string">
            <text:p>TARINGTON</text:p>
          </table:table-cell>
          <table:table-cell office:value-type="float" office:value="1212">
            <text:p>1212</text:p>
          </table:table-cell>
          <table:table-cell office:value-type="float" office:value="17810">
            <text:p>17810</text:p>
          </table:table-cell>
          <table:table-cell office:value-type="string">
            <text:p>DOWNEY RALPH P &amp; EILEEN J</text:p>
          </table:table-cell>
          <table:table-cell office:value-type="float" office:value="43795">
            <text:p>43795</text:p>
          </table:table-cell>
          <table:table-cell office:value-type="string">
            <text:p>DOWNEY EILEEN</text:p>
          </table:table-cell>
          <table:table-cell/>
          <table:table-cell office:value-type="string">
            <text:p>DOWNEY RALPH P &amp; EILEEN J</text:p>
          </table:table-cell>
          <table:table-cell table:formula="of:=CONCATENATE(&quot;START TRANSACTION; update donation set id = '&quot;;[.E50];&quot;' where id = '&quot;;[.C50];&quot;'; update resident_journal set timestamp = timestamp, id = '&quot;;[.E50];&quot;' where id = '&quot;;[.C50];&quot;'; update web_donor set resident_id = '&quot;;[.E50];&quot;' where resident_id = '&quot;;[.C50];&quot;'; update resident_base set name = NULLIF('&quot;;[.H50];&quot;','') where id = '&quot;;[.E50];&quot;'; delete from resident_base where id = '&quot;;[.C50];&quot;'; COMMIT;&quot;)" office:value-type="string" office:string-value="START TRANSACTION; update donation set id = '43795' where id = '17810'; update resident_journal set timestamp = timestamp, id = '43795' where id = '17810'; update web_donor set resident_id = '43795' where resident_id = '17810'; update resident_base set name = NULLIF('DOWNEY RALPH P &amp; EILEEN J','') where id = '43795'; delete from resident_base where id = '17810'; COMMIT;">
            <text:p>START TRANSACTION; update donation set id = '43795' where id = '17810'; update resident_journal set timestamp = timestamp, id = '43795' where id = '17810'; update web_donor set resident_id = '43795' where resident_id = '17810'; update resident_base set name = NULLIF('DOWNEY RALPH P &amp; EILEEN J','') where id = '43795'; delete from resident_base where id = '17810'; COMMIT;</text:p>
          </table:table-cell>
          <table:table-cell table:number-columns-repeated="1015"/>
        </table:table-row>
        <table:table-row table:style-name="ro2">
          <table:table-cell office:value-type="string">
            <text:p>TARINGTON</text:p>
          </table:table-cell>
          <table:table-cell office:value-type="float" office:value="1208">
            <text:p>1208</text:p>
          </table:table-cell>
          <table:table-cell office:value-type="float" office:value="17813">
            <text:p>17813</text:p>
          </table:table-cell>
          <table:table-cell/>
          <table:table-cell office:value-type="float" office:value="43796">
            <text:p>43796</text:p>
          </table:table-cell>
          <table:table-cell table:number-columns-repeated="2"/>
          <table:table-cell/>
          <table:table-cell table:formula="of:=CONCATENATE(&quot;START TRANSACTION; update donation set id = '&quot;;[.E51];&quot;' where id = '&quot;;[.C51];&quot;'; update resident_journal set timestamp = timestamp, id = '&quot;;[.E51];&quot;' where id = '&quot;;[.C51];&quot;'; update web_donor set resident_id = '&quot;;[.E51];&quot;' where resident_id = '&quot;;[.C51];&quot;'; update resident_base set name = NULLIF('&quot;;[.H51];&quot;','') where id = '&quot;;[.E51];&quot;'; delete from resident_base where id = '&quot;;[.C51];&quot;'; COMMIT;&quot;)" office:value-type="string" office:string-value="START TRANSACTION; update donation set id = '43796' where id = '17813'; update resident_journal set timestamp = timestamp, id = '43796' where id = '17813'; update web_donor set resident_id = '43796' where resident_id = '17813'; update resident_base set name = NULLIF('','') where id = '43796'; delete from resident_base where id = '17813'; COMMIT;">
            <text:p>START TRANSACTION; update donation set id = '43796' where id = '17813'; update resident_journal set timestamp = timestamp, id = '43796' where id = '17813'; update web_donor set resident_id = '43796' where resident_id = '17813'; update resident_base set name = NULLIF('','') where id = '43796'; delete from resident_base where id = '17813'; COMMIT;</text:p>
          </table:table-cell>
          <table:table-cell table:number-columns-repeated="1015"/>
        </table:table-row>
        <table:table-row table:style-name="ro2">
          <table:table-cell office:value-type="string">
            <text:p>TARINGTON</text:p>
          </table:table-cell>
          <table:table-cell office:value-type="float" office:value="1204">
            <text:p>1204</text:p>
          </table:table-cell>
          <table:table-cell office:value-type="float" office:value="17814">
            <text:p>17814</text:p>
          </table:table-cell>
          <table:table-cell/>
          <table:table-cell office:value-type="float" office:value="43797">
            <text:p>43797</text:p>
          </table:table-cell>
          <table:table-cell table:number-columns-repeated="2"/>
          <table:table-cell/>
          <table:table-cell table:formula="of:=CONCATENATE(&quot;START TRANSACTION; update donation set id = '&quot;;[.E52];&quot;' where id = '&quot;;[.C52];&quot;'; update resident_journal set timestamp = timestamp, id = '&quot;;[.E52];&quot;' where id = '&quot;;[.C52];&quot;'; update web_donor set resident_id = '&quot;;[.E52];&quot;' where resident_id = '&quot;;[.C52];&quot;'; update resident_base set name = NULLIF('&quot;;[.H52];&quot;','') where id = '&quot;;[.E52];&quot;'; delete from resident_base where id = '&quot;;[.C52];&quot;'; COMMIT;&quot;)" office:value-type="string" office:string-value="START TRANSACTION; update donation set id = '43797' where id = '17814'; update resident_journal set timestamp = timestamp, id = '43797' where id = '17814'; update web_donor set resident_id = '43797' where resident_id = '17814'; update resident_base set name = NULLIF('','') where id = '43797'; delete from resident_base where id = '17814'; COMMIT;">
            <text:p>START TRANSACTION; update donation set id = '43797' where id = '17814'; update resident_journal set timestamp = timestamp, id = '43797' where id = '17814'; update web_donor set resident_id = '43797' where resident_id = '17814'; update resident_base set name = NULLIF('','') where id = '43797'; delete from resident_base where id = '17814'; COMMIT;</text:p>
          </table:table-cell>
          <table:table-cell table:number-columns-repeated="1015"/>
        </table:table-row>
        <table:table-row table:style-name="ro2">
          <table:table-cell office:value-type="string">
            <text:p>TARINGTON</text:p>
          </table:table-cell>
          <table:table-cell office:value-type="float" office:value="1200">
            <text:p>1200</text:p>
          </table:table-cell>
          <table:table-cell office:value-type="float" office:value="17815">
            <text:p>17815</text:p>
          </table:table-cell>
          <table:table-cell/>
          <table:table-cell office:value-type="float" office:value="43798">
            <text:p>43798</text:p>
          </table:table-cell>
          <table:table-cell table:number-columns-repeated="2"/>
          <table:table-cell/>
          <table:table-cell table:formula="of:=CONCATENATE(&quot;START TRANSACTION; update donation set id = '&quot;;[.E53];&quot;' where id = '&quot;;[.C53];&quot;'; update resident_journal set timestamp = timestamp, id = '&quot;;[.E53];&quot;' where id = '&quot;;[.C53];&quot;'; update web_donor set resident_id = '&quot;;[.E53];&quot;' where resident_id = '&quot;;[.C53];&quot;'; update resident_base set name = NULLIF('&quot;;[.H53];&quot;','') where id = '&quot;;[.E53];&quot;'; delete from resident_base where id = '&quot;;[.C53];&quot;'; COMMIT;&quot;)" office:value-type="string" office:string-value="START TRANSACTION; update donation set id = '43798' where id = '17815'; update resident_journal set timestamp = timestamp, id = '43798' where id = '17815'; update web_donor set resident_id = '43798' where resident_id = '17815'; update resident_base set name = NULLIF('','') where id = '43798'; delete from resident_base where id = '17815'; COMMIT;">
            <text:p>START TRANSACTION; update donation set id = '43798' where id = '17815'; update resident_journal set timestamp = timestamp, id = '43798' where id = '17815'; update web_donor set resident_id = '43798' where resident_id = '17815'; update resident_base set name = NULLIF('','') where id = '43798'; delete from resident_base where id = '17815'; COMMIT;</text:p>
          </table:table-cell>
          <table:table-cell table:number-columns-repeated="1015"/>
        </table:table-row>
        <table:table-row table:style-name="ro2">
          <table:table-cell office:value-type="string">
            <text:p>TARINGTON</text:p>
          </table:table-cell>
          <table:table-cell office:value-type="float" office:value="1201">
            <text:p>1201</text:p>
          </table:table-cell>
          <table:table-cell office:value-type="float" office:value="17811">
            <text:p>17811</text:p>
          </table:table-cell>
          <table:table-cell office:value-type="string">
            <text:p>DASKIVICH MR. &amp; MRS. WILLIAM</text:p>
          </table:table-cell>
          <table:table-cell office:value-type="float" office:value="43799">
            <text:p>43799</text:p>
          </table:table-cell>
          <table:table-cell office:value-type="string">
            <text:p>DASKIVICH WILLIAM M</text:p>
          </table:table-cell>
          <table:table-cell/>
          <table:table-cell office:value-type="string">
            <text:p>DASKIVICH MR. &amp; MRS. WILLIAM</text:p>
          </table:table-cell>
          <table:table-cell table:formula="of:=CONCATENATE(&quot;START TRANSACTION; update donation set id = '&quot;;[.E54];&quot;' where id = '&quot;;[.C54];&quot;'; update resident_journal set timestamp = timestamp, id = '&quot;;[.E54];&quot;' where id = '&quot;;[.C54];&quot;'; update web_donor set resident_id = '&quot;;[.E54];&quot;' where resident_id = '&quot;;[.C54];&quot;'; update resident_base set name = NULLIF('&quot;;[.H54];&quot;','') where id = '&quot;;[.E54];&quot;'; delete from resident_base where id = '&quot;;[.C54];&quot;'; COMMIT;&quot;)" office:value-type="string" office:string-value="START TRANSACTION; update donation set id = '43799' where id = '17811'; update resident_journal set timestamp = timestamp, id = '43799' where id = '17811'; update web_donor set resident_id = '43799' where resident_id = '17811'; update resident_base set name = NULLIF('DASKIVICH MR. &amp; MRS. WILLIAM','') where id = '43799'; delete from resident_base where id = '17811'; COMMIT;">
            <text:p>START TRANSACTION; update donation set id = '43799' where id = '17811'; update resident_journal set timestamp = timestamp, id = '43799' where id = '17811'; update web_donor set resident_id = '43799' where resident_id = '17811'; update resident_base set name = NULLIF('DASKIVICH MR. &amp; MRS. WILLIAM','') where id = '43799'; delete from resident_base where id = '17811'; COMMIT;</text:p>
          </table:table-cell>
          <table:table-cell table:number-columns-repeated="1015"/>
        </table:table-row>
        <table:table-row table:style-name="ro2">
          <table:table-cell office:value-type="string">
            <text:p>TARINGTON</text:p>
          </table:table-cell>
          <table:table-cell office:value-type="float" office:value="1205">
            <text:p>1205</text:p>
          </table:table-cell>
          <table:table-cell office:value-type="float" office:value="17807">
            <text:p>17807</text:p>
          </table:table-cell>
          <table:table-cell/>
          <table:table-cell office:value-type="float" office:value="43800">
            <text:p>43800</text:p>
          </table:table-cell>
          <table:table-cell table:number-columns-repeated="2"/>
          <table:table-cell/>
          <table:table-cell table:formula="of:=CONCATENATE(&quot;START TRANSACTION; update donation set id = '&quot;;[.E55];&quot;' where id = '&quot;;[.C55];&quot;'; update resident_journal set timestamp = timestamp, id = '&quot;;[.E55];&quot;' where id = '&quot;;[.C55];&quot;'; update web_donor set resident_id = '&quot;;[.E55];&quot;' where resident_id = '&quot;;[.C55];&quot;'; update resident_base set name = NULLIF('&quot;;[.H55];&quot;','') where id = '&quot;;[.E55];&quot;'; delete from resident_base where id = '&quot;;[.C55];&quot;'; COMMIT;&quot;)" office:value-type="string" office:string-value="START TRANSACTION; update donation set id = '43800' where id = '17807'; update resident_journal set timestamp = timestamp, id = '43800' where id = '17807'; update web_donor set resident_id = '43800' where resident_id = '17807'; update resident_base set name = NULLIF('','') where id = '43800'; delete from resident_base where id = '17807'; COMMIT;">
            <text:p>START TRANSACTION; update donation set id = '43800' where id = '17807'; update resident_journal set timestamp = timestamp, id = '43800' where id = '17807'; update web_donor set resident_id = '43800' where resident_id = '17807'; update resident_base set name = NULLIF('','') where id = '43800'; delete from resident_base where id = '17807'; COMMIT;</text:p>
          </table:table-cell>
          <table:table-cell table:number-columns-repeated="1015"/>
        </table:table-row>
        <table:table-row table:style-name="ro2">
          <table:table-cell office:value-type="string">
            <text:p>TARINGTON</text:p>
          </table:table-cell>
          <table:table-cell office:value-type="float" office:value="1209">
            <text:p>1209</text:p>
          </table:table-cell>
          <table:table-cell office:value-type="float" office:value="17806">
            <text:p>17806</text:p>
          </table:table-cell>
          <table:table-cell/>
          <table:table-cell office:value-type="float" office:value="43801">
            <text:p>43801</text:p>
          </table:table-cell>
          <table:table-cell table:number-columns-repeated="2"/>
          <table:table-cell/>
          <table:table-cell table:formula="of:=CONCATENATE(&quot;START TRANSACTION; update donation set id = '&quot;;[.E56];&quot;' where id = '&quot;;[.C56];&quot;'; update resident_journal set timestamp = timestamp, id = '&quot;;[.E56];&quot;' where id = '&quot;;[.C56];&quot;'; update web_donor set resident_id = '&quot;;[.E56];&quot;' where resident_id = '&quot;;[.C56];&quot;'; update resident_base set name = NULLIF('&quot;;[.H56];&quot;','') where id = '&quot;;[.E56];&quot;'; delete from resident_base where id = '&quot;;[.C56];&quot;'; COMMIT;&quot;)" office:value-type="string" office:string-value="START TRANSACTION; update donation set id = '43801' where id = '17806'; update resident_journal set timestamp = timestamp, id = '43801' where id = '17806'; update web_donor set resident_id = '43801' where resident_id = '17806'; update resident_base set name = NULLIF('','') where id = '43801'; delete from resident_base where id = '17806'; COMMIT;">
            <text:p>START TRANSACTION; update donation set id = '43801' where id = '17806'; update resident_journal set timestamp = timestamp, id = '43801' where id = '17806'; update web_donor set resident_id = '43801' where resident_id = '17806'; update resident_base set name = NULLIF('','') where id = '43801'; delete from resident_base where id = '17806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28">
            <text:p>1228</text:p>
          </table:table-cell>
          <table:table-cell office:value-type="float" office:value="17803">
            <text:p>17803</text:p>
          </table:table-cell>
          <table:table-cell office:value-type="string">
            <text:p>LEGLER PETER T &amp; JEAN E</text:p>
          </table:table-cell>
          <table:table-cell office:value-type="float" office:value="43802">
            <text:p>43802</text:p>
          </table:table-cell>
          <table:table-cell office:value-type="string">
            <text:p>LEGLER PETER T</text:p>
          </table:table-cell>
          <table:table-cell/>
          <table:table-cell office:value-type="string">
            <text:p>LEGLER PETER T &amp; JEAN E</text:p>
          </table:table-cell>
          <table:table-cell table:formula="of:=CONCATENATE(&quot;START TRANSACTION; update donation set id = '&quot;;[.E57];&quot;' where id = '&quot;;[.C57];&quot;'; update resident_journal set timestamp = timestamp, id = '&quot;;[.E57];&quot;' where id = '&quot;;[.C57];&quot;'; update web_donor set resident_id = '&quot;;[.E57];&quot;' where resident_id = '&quot;;[.C57];&quot;'; update resident_base set name = NULLIF('&quot;;[.H57];&quot;','') where id = '&quot;;[.E57];&quot;'; delete from resident_base where id = '&quot;;[.C57];&quot;'; COMMIT;&quot;)" office:value-type="string" office:string-value="START TRANSACTION; update donation set id = '43802' where id = '17803'; update resident_journal set timestamp = timestamp, id = '43802' where id = '17803'; update web_donor set resident_id = '43802' where resident_id = '17803'; update resident_base set name = NULLIF('LEGLER PETER T &amp; JEAN E','') where id = '43802'; delete from resident_base where id = '17803'; COMMIT;">
            <text:p>START TRANSACTION; update donation set id = '43802' where id = '17803'; update resident_journal set timestamp = timestamp, id = '43802' where id = '17803'; update web_donor set resident_id = '43802' where resident_id = '17803'; update resident_base set name = NULLIF('LEGLER PETER T &amp; JEAN E','') where id = '43802'; delete from resident_base where id = '17803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24">
            <text:p>1224</text:p>
          </table:table-cell>
          <table:table-cell office:value-type="float" office:value="17797">
            <text:p>17797</text:p>
          </table:table-cell>
          <table:table-cell/>
          <table:table-cell office:value-type="float" office:value="43803">
            <text:p>43803</text:p>
          </table:table-cell>
          <table:table-cell table:number-columns-repeated="2"/>
          <table:table-cell/>
          <table:table-cell table:formula="of:=CONCATENATE(&quot;START TRANSACTION; update donation set id = '&quot;;[.E58];&quot;' where id = '&quot;;[.C58];&quot;'; update resident_journal set timestamp = timestamp, id = '&quot;;[.E58];&quot;' where id = '&quot;;[.C58];&quot;'; update web_donor set resident_id = '&quot;;[.E58];&quot;' where resident_id = '&quot;;[.C58];&quot;'; update resident_base set name = NULLIF('&quot;;[.H58];&quot;','') where id = '&quot;;[.E58];&quot;'; delete from resident_base where id = '&quot;;[.C58];&quot;'; COMMIT;&quot;)" office:value-type="string" office:string-value="START TRANSACTION; update donation set id = '43803' where id = '17797'; update resident_journal set timestamp = timestamp, id = '43803' where id = '17797'; update web_donor set resident_id = '43803' where resident_id = '17797'; update resident_base set name = NULLIF('','') where id = '43803'; delete from resident_base where id = '17797'; COMMIT;">
            <text:p>START TRANSACTION; update donation set id = '43803' where id = '17797'; update resident_journal set timestamp = timestamp, id = '43803' where id = '17797'; update web_donor set resident_id = '43803' where resident_id = '17797'; update resident_base set name = NULLIF('','') where id = '43803'; delete from resident_base where id = '17797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20">
            <text:p>1220</text:p>
          </table:table-cell>
          <table:table-cell office:value-type="float" office:value="17798">
            <text:p>17798</text:p>
          </table:table-cell>
          <table:table-cell office:value-type="string">
            <text:p>WONDERGEM KENNETH &amp; CARMEN ET AL</text:p>
          </table:table-cell>
          <table:table-cell office:value-type="float" office:value="43804">
            <text:p>43804</text:p>
          </table:table-cell>
          <table:table-cell office:value-type="string">
            <text:p>WONDERGEM KENNETH &amp; CARMEN</text:p>
          </table:table-cell>
          <table:table-cell/>
          <table:table-cell office:value-type="string">
            <text:p>WONDERGEM KENNETH &amp; CARMEN ET AL</text:p>
          </table:table-cell>
          <table:table-cell table:formula="of:=CONCATENATE(&quot;START TRANSACTION; update donation set id = '&quot;;[.E59];&quot;' where id = '&quot;;[.C59];&quot;'; update resident_journal set timestamp = timestamp, id = '&quot;;[.E59];&quot;' where id = '&quot;;[.C59];&quot;'; update web_donor set resident_id = '&quot;;[.E59];&quot;' where resident_id = '&quot;;[.C59];&quot;'; update resident_base set name = NULLIF('&quot;;[.H59];&quot;','') where id = '&quot;;[.E59];&quot;'; delete from resident_base where id = '&quot;;[.C59];&quot;'; COMMIT;&quot;)" office:value-type="string" office:string-value="START TRANSACTION; update donation set id = '43804' where id = '17798'; update resident_journal set timestamp = timestamp, id = '43804' where id = '17798'; update web_donor set resident_id = '43804' where resident_id = '17798'; update resident_base set name = NULLIF('WONDERGEM KENNETH &amp; CARMEN ET AL','') where id = '43804'; delete from resident_base where id = '17798'; COMMIT;">
            <text:p>START TRANSACTION; update donation set id = '43804' where id = '17798'; update resident_journal set timestamp = timestamp, id = '43804' where id = '17798'; update web_donor set resident_id = '43804' where resident_id = '17798'; update resident_base set name = NULLIF('WONDERGEM KENNETH &amp; CARMEN ET AL','') where id = '43804'; delete from resident_base where id = '17798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16">
            <text:p>1216</text:p>
          </table:table-cell>
          <table:table-cell office:value-type="float" office:value="17836">
            <text:p>17836</text:p>
          </table:table-cell>
          <table:table-cell/>
          <table:table-cell office:value-type="float" office:value="43805">
            <text:p>43805</text:p>
          </table:table-cell>
          <table:table-cell table:number-columns-repeated="2"/>
          <table:table-cell/>
          <table:table-cell table:formula="of:=CONCATENATE(&quot;START TRANSACTION; update donation set id = '&quot;;[.E60];&quot;' where id = '&quot;;[.C60];&quot;'; update resident_journal set timestamp = timestamp, id = '&quot;;[.E60];&quot;' where id = '&quot;;[.C60];&quot;'; update web_donor set resident_id = '&quot;;[.E60];&quot;' where resident_id = '&quot;;[.C60];&quot;'; update resident_base set name = NULLIF('&quot;;[.H60];&quot;','') where id = '&quot;;[.E60];&quot;'; delete from resident_base where id = '&quot;;[.C60];&quot;'; COMMIT;&quot;)" office:value-type="string" office:string-value="START TRANSACTION; update donation set id = '43805' where id = '17836'; update resident_journal set timestamp = timestamp, id = '43805' where id = '17836'; update web_donor set resident_id = '43805' where resident_id = '17836'; update resident_base set name = NULLIF('','') where id = '43805'; delete from resident_base where id = '17836'; COMMIT;">
            <text:p>START TRANSACTION; update donation set id = '43805' where id = '17836'; update resident_journal set timestamp = timestamp, id = '43805' where id = '17836'; update web_donor set resident_id = '43805' where resident_id = '17836'; update resident_base set name = NULLIF('','') where id = '43805'; delete from resident_base where id = '17836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12">
            <text:p>1212</text:p>
          </table:table-cell>
          <table:table-cell office:value-type="float" office:value="17837">
            <text:p>17837</text:p>
          </table:table-cell>
          <table:table-cell/>
          <table:table-cell office:value-type="float" office:value="43806">
            <text:p>43806</text:p>
          </table:table-cell>
          <table:table-cell table:number-columns-repeated="2"/>
          <table:table-cell/>
          <table:table-cell table:formula="of:=CONCATENATE(&quot;START TRANSACTION; update donation set id = '&quot;;[.E61];&quot;' where id = '&quot;;[.C61];&quot;'; update resident_journal set timestamp = timestamp, id = '&quot;;[.E61];&quot;' where id = '&quot;;[.C61];&quot;'; update web_donor set resident_id = '&quot;;[.E61];&quot;' where resident_id = '&quot;;[.C61];&quot;'; update resident_base set name = NULLIF('&quot;;[.H61];&quot;','') where id = '&quot;;[.E61];&quot;'; delete from resident_base where id = '&quot;;[.C61];&quot;'; COMMIT;&quot;)" office:value-type="string" office:string-value="START TRANSACTION; update donation set id = '43806' where id = '17837'; update resident_journal set timestamp = timestamp, id = '43806' where id = '17837'; update web_donor set resident_id = '43806' where resident_id = '17837'; update resident_base set name = NULLIF('','') where id = '43806'; delete from resident_base where id = '17837'; COMMIT;">
            <text:p>START TRANSACTION; update donation set id = '43806' where id = '17837'; update resident_journal set timestamp = timestamp, id = '43806' where id = '17837'; update web_donor set resident_id = '43806' where resident_id = '17837'; update resident_base set name = NULLIF('','') where id = '43806'; delete from resident_base where id = '17837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08">
            <text:p>1208</text:p>
          </table:table-cell>
          <table:table-cell office:value-type="float" office:value="17838">
            <text:p>17838</text:p>
          </table:table-cell>
          <table:table-cell office:value-type="string">
            <text:p>EDWARDS CHARLES &amp; BARBARA</text:p>
          </table:table-cell>
          <table:table-cell office:value-type="float" office:value="43807">
            <text:p>43807</text:p>
          </table:table-cell>
          <table:table-cell office:value-type="string">
            <text:p>EDWARDS CHARLES &amp; BARBARA</text:p>
          </table:table-cell>
          <table:table-cell/>
          <table:table-cell office:value-type="string">
            <text:p>EDWARDS CHARLES &amp; BARBARA</text:p>
          </table:table-cell>
          <table:table-cell table:formula="of:=CONCATENATE(&quot;START TRANSACTION; update donation set id = '&quot;;[.E62];&quot;' where id = '&quot;;[.C62];&quot;'; update resident_journal set timestamp = timestamp, id = '&quot;;[.E62];&quot;' where id = '&quot;;[.C62];&quot;'; update web_donor set resident_id = '&quot;;[.E62];&quot;' where resident_id = '&quot;;[.C62];&quot;'; update resident_base set name = NULLIF('&quot;;[.H62];&quot;','') where id = '&quot;;[.E62];&quot;'; delete from resident_base where id = '&quot;;[.C62];&quot;'; COMMIT;&quot;)" office:value-type="string" office:string-value="START TRANSACTION; update donation set id = '43807' where id = '17838'; update resident_journal set timestamp = timestamp, id = '43807' where id = '17838'; update web_donor set resident_id = '43807' where resident_id = '17838'; update resident_base set name = NULLIF('EDWARDS CHARLES &amp; BARBARA','') where id = '43807'; delete from resident_base where id = '17838'; COMMIT;">
            <text:p>START TRANSACTION; update donation set id = '43807' where id = '17838'; update resident_journal set timestamp = timestamp, id = '43807' where id = '17838'; update web_donor set resident_id = '43807' where resident_id = '17838'; update resident_base set name = NULLIF('EDWARDS CHARLES &amp; BARBARA','') where id = '43807'; delete from resident_base where id = '17838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04">
            <text:p>1204</text:p>
          </table:table-cell>
          <table:table-cell office:value-type="float" office:value="17832">
            <text:p>17832</text:p>
          </table:table-cell>
          <table:table-cell/>
          <table:table-cell office:value-type="float" office:value="43808">
            <text:p>43808</text:p>
          </table:table-cell>
          <table:table-cell table:number-columns-repeated="2"/>
          <table:table-cell/>
          <table:table-cell table:formula="of:=CONCATENATE(&quot;START TRANSACTION; update donation set id = '&quot;;[.E63];&quot;' where id = '&quot;;[.C63];&quot;'; update resident_journal set timestamp = timestamp, id = '&quot;;[.E63];&quot;' where id = '&quot;;[.C63];&quot;'; update web_donor set resident_id = '&quot;;[.E63];&quot;' where resident_id = '&quot;;[.C63];&quot;'; update resident_base set name = NULLIF('&quot;;[.H63];&quot;','') where id = '&quot;;[.E63];&quot;'; delete from resident_base where id = '&quot;;[.C63];&quot;'; COMMIT;&quot;)" office:value-type="string" office:string-value="START TRANSACTION; update donation set id = '43808' where id = '17832'; update resident_journal set timestamp = timestamp, id = '43808' where id = '17832'; update web_donor set resident_id = '43808' where resident_id = '17832'; update resident_base set name = NULLIF('','') where id = '43808'; delete from resident_base where id = '17832'; COMMIT;">
            <text:p>START TRANSACTION; update donation set id = '43808' where id = '17832'; update resident_journal set timestamp = timestamp, id = '43808' where id = '17832'; update web_donor set resident_id = '43808' where resident_id = '17832'; update resident_base set name = NULLIF('','') where id = '43808'; delete from resident_base where id = '17832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00">
            <text:p>1200</text:p>
          </table:table-cell>
          <table:table-cell office:value-type="float" office:value="17829">
            <text:p>17829</text:p>
          </table:table-cell>
          <table:table-cell/>
          <table:table-cell office:value-type="float" office:value="43809">
            <text:p>43809</text:p>
          </table:table-cell>
          <table:table-cell table:number-columns-repeated="2"/>
          <table:table-cell/>
          <table:table-cell table:formula="of:=CONCATENATE(&quot;START TRANSACTION; update donation set id = '&quot;;[.E64];&quot;' where id = '&quot;;[.C64];&quot;'; update resident_journal set timestamp = timestamp, id = '&quot;;[.E64];&quot;' where id = '&quot;;[.C64];&quot;'; update web_donor set resident_id = '&quot;;[.E64];&quot;' where resident_id = '&quot;;[.C64];&quot;'; update resident_base set name = NULLIF('&quot;;[.H64];&quot;','') where id = '&quot;;[.E64];&quot;'; delete from resident_base where id = '&quot;;[.C64];&quot;'; COMMIT;&quot;)" office:value-type="string" office:string-value="START TRANSACTION; update donation set id = '43809' where id = '17829'; update resident_journal set timestamp = timestamp, id = '43809' where id = '17829'; update web_donor set resident_id = '43809' where resident_id = '17829'; update resident_base set name = NULLIF('','') where id = '43809'; delete from resident_base where id = '17829'; COMMIT;">
            <text:p>START TRANSACTION; update donation set id = '43809' where id = '17829'; update resident_journal set timestamp = timestamp, id = '43809' where id = '17829'; update web_donor set resident_id = '43809' where resident_id = '17829'; update resident_base set name = NULLIF('','') where id = '43809'; delete from resident_base where id = '17829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01">
            <text:p>1201</text:p>
          </table:table-cell>
          <table:table-cell office:value-type="float" office:value="17826">
            <text:p>17826</text:p>
          </table:table-cell>
          <table:table-cell/>
          <table:table-cell office:value-type="float" office:value="43810">
            <text:p>43810</text:p>
          </table:table-cell>
          <table:table-cell table:number-columns-repeated="2"/>
          <table:table-cell/>
          <table:table-cell table:formula="of:=CONCATENATE(&quot;START TRANSACTION; update donation set id = '&quot;;[.E65];&quot;' where id = '&quot;;[.C65];&quot;'; update resident_journal set timestamp = timestamp, id = '&quot;;[.E65];&quot;' where id = '&quot;;[.C65];&quot;'; update web_donor set resident_id = '&quot;;[.E65];&quot;' where resident_id = '&quot;;[.C65];&quot;'; update resident_base set name = NULLIF('&quot;;[.H65];&quot;','') where id = '&quot;;[.E65];&quot;'; delete from resident_base where id = '&quot;;[.C65];&quot;'; COMMIT;&quot;)" office:value-type="string" office:string-value="START TRANSACTION; update donation set id = '43810' where id = '17826'; update resident_journal set timestamp = timestamp, id = '43810' where id = '17826'; update web_donor set resident_id = '43810' where resident_id = '17826'; update resident_base set name = NULLIF('','') where id = '43810'; delete from resident_base where id = '17826'; COMMIT;">
            <text:p>START TRANSACTION; update donation set id = '43810' where id = '17826'; update resident_journal set timestamp = timestamp, id = '43810' where id = '17826'; update web_donor set resident_id = '43810' where resident_id = '17826'; update resident_base set name = NULLIF('','') where id = '43810'; delete from resident_base where id = '17826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05">
            <text:p>1205</text:p>
          </table:table-cell>
          <table:table-cell office:value-type="float" office:value="17825">
            <text:p>17825</text:p>
          </table:table-cell>
          <table:table-cell/>
          <table:table-cell office:value-type="float" office:value="43811">
            <text:p>43811</text:p>
          </table:table-cell>
          <table:table-cell table:number-columns-repeated="2"/>
          <table:table-cell/>
          <table:table-cell table:formula="of:=CONCATENATE(&quot;START TRANSACTION; update donation set id = '&quot;;[.E66];&quot;' where id = '&quot;;[.C66];&quot;'; update resident_journal set timestamp = timestamp, id = '&quot;;[.E66];&quot;' where id = '&quot;;[.C66];&quot;'; update web_donor set resident_id = '&quot;;[.E66];&quot;' where resident_id = '&quot;;[.C66];&quot;'; update resident_base set name = NULLIF('&quot;;[.H66];&quot;','') where id = '&quot;;[.E66];&quot;'; delete from resident_base where id = '&quot;;[.C66];&quot;'; COMMIT;&quot;)" office:value-type="string" office:string-value="START TRANSACTION; update donation set id = '43811' where id = '17825'; update resident_journal set timestamp = timestamp, id = '43811' where id = '17825'; update web_donor set resident_id = '43811' where resident_id = '17825'; update resident_base set name = NULLIF('','') where id = '43811'; delete from resident_base where id = '17825'; COMMIT;">
            <text:p>START TRANSACTION; update donation set id = '43811' where id = '17825'; update resident_journal set timestamp = timestamp, id = '43811' where id = '17825'; update web_donor set resident_id = '43811' where resident_id = '17825'; update resident_base set name = NULLIF('','') where id = '43811'; delete from resident_base where id = '17825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09">
            <text:p>1209</text:p>
          </table:table-cell>
          <table:table-cell office:value-type="float" office:value="17824">
            <text:p>17824</text:p>
          </table:table-cell>
          <table:table-cell office:value-type="string">
            <text:p>GRAY BLANE KEITH &amp; LINDA LOUISE</text:p>
          </table:table-cell>
          <table:table-cell office:value-type="float" office:value="43812">
            <text:p>43812</text:p>
          </table:table-cell>
          <table:table-cell table:number-columns-repeated="2"/>
          <table:table-cell office:value-type="string">
            <text:p>GRAY BLANE KEITH &amp; LINDA LOUISE</text:p>
          </table:table-cell>
          <table:table-cell table:formula="of:=CONCATENATE(&quot;START TRANSACTION; update donation set id = '&quot;;[.E67];&quot;' where id = '&quot;;[.C67];&quot;'; update resident_journal set timestamp = timestamp, id = '&quot;;[.E67];&quot;' where id = '&quot;;[.C67];&quot;'; update web_donor set resident_id = '&quot;;[.E67];&quot;' where resident_id = '&quot;;[.C67];&quot;'; update resident_base set name = NULLIF('&quot;;[.H67];&quot;','') where id = '&quot;;[.E67];&quot;'; delete from resident_base where id = '&quot;;[.C67];&quot;'; COMMIT;&quot;)" office:value-type="string" office:string-value="START TRANSACTION; update donation set id = '43812' where id = '17824'; update resident_journal set timestamp = timestamp, id = '43812' where id = '17824'; update web_donor set resident_id = '43812' where resident_id = '17824'; update resident_base set name = NULLIF('GRAY BLANE KEITH &amp; LINDA LOUISE','') where id = '43812'; delete from resident_base where id = '17824'; COMMIT;">
            <text:p>START TRANSACTION; update donation set id = '43812' where id = '17824'; update resident_journal set timestamp = timestamp, id = '43812' where id = '17824'; update web_donor set resident_id = '43812' where resident_id = '17824'; update resident_base set name = NULLIF('GRAY BLANE KEITH &amp; LINDA LOUISE','') where id = '43812'; delete from resident_base where id = '17824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13">
            <text:p>1213</text:p>
          </table:table-cell>
          <table:table-cell office:value-type="float" office:value="17828">
            <text:p>17828</text:p>
          </table:table-cell>
          <table:table-cell/>
          <table:table-cell office:value-type="float" office:value="43813">
            <text:p>43813</text:p>
          </table:table-cell>
          <table:table-cell table:number-columns-repeated="2"/>
          <table:table-cell/>
          <table:table-cell table:formula="of:=CONCATENATE(&quot;START TRANSACTION; update donation set id = '&quot;;[.E68];&quot;' where id = '&quot;;[.C68];&quot;'; update resident_journal set timestamp = timestamp, id = '&quot;;[.E68];&quot;' where id = '&quot;;[.C68];&quot;'; update web_donor set resident_id = '&quot;;[.E68];&quot;' where resident_id = '&quot;;[.C68];&quot;'; update resident_base set name = NULLIF('&quot;;[.H68];&quot;','') where id = '&quot;;[.E68];&quot;'; delete from resident_base where id = '&quot;;[.C68];&quot;'; COMMIT;&quot;)" office:value-type="string" office:string-value="START TRANSACTION; update donation set id = '43813' where id = '17828'; update resident_journal set timestamp = timestamp, id = '43813' where id = '17828'; update web_donor set resident_id = '43813' where resident_id = '17828'; update resident_base set name = NULLIF('','') where id = '43813'; delete from resident_base where id = '17828'; COMMIT;">
            <text:p>START TRANSACTION; update donation set id = '43813' where id = '17828'; update resident_journal set timestamp = timestamp, id = '43813' where id = '17828'; update web_donor set resident_id = '43813' where resident_id = '17828'; update resident_base set name = NULLIF('','') where id = '43813'; delete from resident_base where id = '17828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17">
            <text:p>1217</text:p>
          </table:table-cell>
          <table:table-cell office:value-type="float" office:value="17827">
            <text:p>17827</text:p>
          </table:table-cell>
          <table:table-cell office:value-type="string">
            <text:p>SKOPAL EDWARD W SR &amp; PATRICIA J</text:p>
          </table:table-cell>
          <table:table-cell office:value-type="float" office:value="43814">
            <text:p>43814</text:p>
          </table:table-cell>
          <table:table-cell table:number-columns-repeated="2"/>
          <table:table-cell office:value-type="string">
            <text:p>SKOPAL EDWARD W SR &amp; PATRICIA J</text:p>
          </table:table-cell>
          <table:table-cell table:formula="of:=CONCATENATE(&quot;START TRANSACTION; update donation set id = '&quot;;[.E69];&quot;' where id = '&quot;;[.C69];&quot;'; update resident_journal set timestamp = timestamp, id = '&quot;;[.E69];&quot;' where id = '&quot;;[.C69];&quot;'; update web_donor set resident_id = '&quot;;[.E69];&quot;' where resident_id = '&quot;;[.C69];&quot;'; update resident_base set name = NULLIF('&quot;;[.H69];&quot;','') where id = '&quot;;[.E69];&quot;'; delete from resident_base where id = '&quot;;[.C69];&quot;'; COMMIT;&quot;)" office:value-type="string" office:string-value="START TRANSACTION; update donation set id = '43814' where id = '17827'; update resident_journal set timestamp = timestamp, id = '43814' where id = '17827'; update web_donor set resident_id = '43814' where resident_id = '17827'; update resident_base set name = NULLIF('SKOPAL EDWARD W SR &amp; PATRICIA J','') where id = '43814'; delete from resident_base where id = '17827'; COMMIT;">
            <text:p>START TRANSACTION; update donation set id = '43814' where id = '17827'; update resident_journal set timestamp = timestamp, id = '43814' where id = '17827'; update web_donor set resident_id = '43814' where resident_id = '17827'; update resident_base set name = NULLIF('SKOPAL EDWARD W SR &amp; PATRICIA J','') where id = '43814'; delete from resident_base where id = '17827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21">
            <text:p>1221</text:p>
          </table:table-cell>
          <table:table-cell office:value-type="float" office:value="17791">
            <text:p>17791</text:p>
          </table:table-cell>
          <table:table-cell/>
          <table:table-cell office:value-type="float" office:value="43815">
            <text:p>43815</text:p>
          </table:table-cell>
          <table:table-cell table:number-columns-repeated="2"/>
          <table:table-cell/>
          <table:table-cell table:formula="of:=CONCATENATE(&quot;START TRANSACTION; update donation set id = '&quot;;[.E70];&quot;' where id = '&quot;;[.C70];&quot;'; update resident_journal set timestamp = timestamp, id = '&quot;;[.E70];&quot;' where id = '&quot;;[.C70];&quot;'; update web_donor set resident_id = '&quot;;[.E70];&quot;' where resident_id = '&quot;;[.C70];&quot;'; update resident_base set name = NULLIF('&quot;;[.H70];&quot;','') where id = '&quot;;[.E70];&quot;'; delete from resident_base where id = '&quot;;[.C70];&quot;'; COMMIT;&quot;)" office:value-type="string" office:string-value="START TRANSACTION; update donation set id = '43815' where id = '17791'; update resident_journal set timestamp = timestamp, id = '43815' where id = '17791'; update web_donor set resident_id = '43815' where resident_id = '17791'; update resident_base set name = NULLIF('','') where id = '43815'; delete from resident_base where id = '17791'; COMMIT;">
            <text:p>START TRANSACTION; update donation set id = '43815' where id = '17791'; update resident_journal set timestamp = timestamp, id = '43815' where id = '17791'; update web_donor set resident_id = '43815' where resident_id = '17791'; update resident_base set name = NULLIF('','') where id = '43815'; delete from resident_base where id = '17791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25">
            <text:p>1225</text:p>
          </table:table-cell>
          <table:table-cell office:value-type="float" office:value="17790">
            <text:p>17790</text:p>
          </table:table-cell>
          <table:table-cell/>
          <table:table-cell office:value-type="float" office:value="43816">
            <text:p>43816</text:p>
          </table:table-cell>
          <table:table-cell table:number-columns-repeated="2"/>
          <table:table-cell/>
          <table:table-cell table:formula="of:=CONCATENATE(&quot;START TRANSACTION; update donation set id = '&quot;;[.E71];&quot;' where id = '&quot;;[.C71];&quot;'; update resident_journal set timestamp = timestamp, id = '&quot;;[.E71];&quot;' where id = '&quot;;[.C71];&quot;'; update web_donor set resident_id = '&quot;;[.E71];&quot;' where resident_id = '&quot;;[.C71];&quot;'; update resident_base set name = NULLIF('&quot;;[.H71];&quot;','') where id = '&quot;;[.E71];&quot;'; delete from resident_base where id = '&quot;;[.C71];&quot;'; COMMIT;&quot;)" office:value-type="string" office:string-value="START TRANSACTION; update donation set id = '43816' where id = '17790'; update resident_journal set timestamp = timestamp, id = '43816' where id = '17790'; update web_donor set resident_id = '43816' where resident_id = '17790'; update resident_base set name = NULLIF('','') where id = '43816'; delete from resident_base where id = '17790'; COMMIT;">
            <text:p>START TRANSACTION; update donation set id = '43816' where id = '17790'; update resident_journal set timestamp = timestamp, id = '43816' where id = '17790'; update web_donor set resident_id = '43816' where resident_id = '17790'; update resident_base set name = NULLIF('','') where id = '43816'; delete from resident_base where id = '17790'; COMMIT;</text:p>
          </table:table-cell>
          <table:table-cell table:number-columns-repeated="1015"/>
        </table:table-row>
        <table:table-row table:style-name="ro2">
          <table:table-cell office:value-type="string">
            <text:p>EXETER</text:p>
          </table:table-cell>
          <table:table-cell office:value-type="float" office:value="1229">
            <text:p>1229</text:p>
          </table:table-cell>
          <table:table-cell office:value-type="float" office:value="17789">
            <text:p>17789</text:p>
          </table:table-cell>
          <table:table-cell/>
          <table:table-cell office:value-type="float" office:value="43817">
            <text:p>43817</text:p>
          </table:table-cell>
          <table:table-cell table:number-columns-repeated="2"/>
          <table:table-cell/>
          <table:table-cell table:formula="of:=CONCATENATE(&quot;START TRANSACTION; update donation set id = '&quot;;[.E72];&quot;' where id = '&quot;;[.C72];&quot;'; update resident_journal set timestamp = timestamp, id = '&quot;;[.E72];&quot;' where id = '&quot;;[.C72];&quot;'; update web_donor set resident_id = '&quot;;[.E72];&quot;' where resident_id = '&quot;;[.C72];&quot;'; update resident_base set name = NULLIF('&quot;;[.H72];&quot;','') where id = '&quot;;[.E72];&quot;'; delete from resident_base where id = '&quot;;[.C72];&quot;'; COMMIT;&quot;)" office:value-type="string" office:string-value="START TRANSACTION; update donation set id = '43817' where id = '17789'; update resident_journal set timestamp = timestamp, id = '43817' where id = '17789'; update web_donor set resident_id = '43817' where resident_id = '17789'; update resident_base set name = NULLIF('','') where id = '43817'; delete from resident_base where id = '17789'; COMMIT;">
            <text:p>START TRANSACTION; update donation set id = '43817' where id = '17789'; update resident_journal set timestamp = timestamp, id = '43817' where id = '17789'; update web_donor set resident_id = '43817' where resident_id = '17789'; update resident_base set name = NULLIF('','') where id = '43817'; delete from resident_base where id = '17789'; COMMIT;</text:p>
          </table:table-cell>
          <table:table-cell table:number-columns-repeated="1015"/>
        </table:table-row>
        <table:table-row table:style-name="ro2">
          <table:table-cell office:value-type="string">
            <text:p>KITTERY</text:p>
          </table:table-cell>
          <table:table-cell office:value-type="float" office:value="5104">
            <text:p>5104</text:p>
          </table:table-cell>
          <table:table-cell office:value-type="float" office:value="17783">
            <text:p>17783</text:p>
          </table:table-cell>
          <table:table-cell/>
          <table:table-cell office:value-type="float" office:value="43818">
            <text:p>43818</text:p>
          </table:table-cell>
          <table:table-cell table:number-columns-repeated="2"/>
          <table:table-cell/>
          <table:table-cell table:formula="of:=CONCATENATE(&quot;START TRANSACTION; update donation set id = '&quot;;[.E73];&quot;' where id = '&quot;;[.C73];&quot;'; update resident_journal set timestamp = timestamp, id = '&quot;;[.E73];&quot;' where id = '&quot;;[.C73];&quot;'; update web_donor set resident_id = '&quot;;[.E73];&quot;' where resident_id = '&quot;;[.C73];&quot;'; update resident_base set name = NULLIF('&quot;;[.H73];&quot;','') where id = '&quot;;[.E73];&quot;'; delete from resident_base where id = '&quot;;[.C73];&quot;'; COMMIT;&quot;)" office:value-type="string" office:string-value="START TRANSACTION; update donation set id = '43818' where id = '17783'; update resident_journal set timestamp = timestamp, id = '43818' where id = '17783'; update web_donor set resident_id = '43818' where resident_id = '17783'; update resident_base set name = NULLIF('','') where id = '43818'; delete from resident_base where id = '17783'; COMMIT;">
            <text:p>START TRANSACTION; update donation set id = '43818' where id = '17783'; update resident_journal set timestamp = timestamp, id = '43818' where id = '17783'; update web_donor set resident_id = '43818' where resident_id = '17783'; update resident_base set name = NULLIF('','') where id = '43818'; delete from resident_base where id = '17783'; COMMIT;</text:p>
          </table:table-cell>
          <table:table-cell table:number-columns-repeated="1015"/>
        </table:table-row>
        <table:table-row table:style-name="ro2">
          <table:table-cell office:value-type="string">
            <text:p>KITTERY</text:p>
          </table:table-cell>
          <table:table-cell office:value-type="float" office:value="5100">
            <text:p>5100</text:p>
          </table:table-cell>
          <table:table-cell office:value-type="float" office:value="17823">
            <text:p>17823</text:p>
          </table:table-cell>
          <table:table-cell/>
          <table:table-cell office:value-type="float" office:value="43819">
            <text:p>43819</text:p>
          </table:table-cell>
          <table:table-cell table:number-columns-repeated="2"/>
          <table:table-cell/>
          <table:table-cell table:formula="of:=CONCATENATE(&quot;START TRANSACTION; update donation set id = '&quot;;[.E74];&quot;' where id = '&quot;;[.C74];&quot;'; update resident_journal set timestamp = timestamp, id = '&quot;;[.E74];&quot;' where id = '&quot;;[.C74];&quot;'; update web_donor set resident_id = '&quot;;[.E74];&quot;' where resident_id = '&quot;;[.C74];&quot;'; update resident_base set name = NULLIF('&quot;;[.H74];&quot;','') where id = '&quot;;[.E74];&quot;'; delete from resident_base where id = '&quot;;[.C74];&quot;'; COMMIT;&quot;)" office:value-type="string" office:string-value="START TRANSACTION; update donation set id = '43819' where id = '17823'; update resident_journal set timestamp = timestamp, id = '43819' where id = '17823'; update web_donor set resident_id = '43819' where resident_id = '17823'; update resident_base set name = NULLIF('','') where id = '43819'; delete from resident_base where id = '17823'; COMMIT;">
            <text:p>START TRANSACTION; update donation set id = '43819' where id = '17823'; update resident_journal set timestamp = timestamp, id = '43819' where id = '17823'; update web_donor set resident_id = '43819' where resident_id = '17823'; update resident_base set name = NULLIF('','') where id = '43819'; delete from resident_base where id = '17823'; COMMIT;</text:p>
          </table:table-cell>
          <table:table-cell table:number-columns-repeated="1015"/>
        </table:table-row>
        <table:table-row table:style-name="ro2">
          <table:table-cell office:value-type="string">
            <text:p>KITTERY</text:p>
          </table:table-cell>
          <table:table-cell office:value-type="float" office:value="5101">
            <text:p>5101</text:p>
          </table:table-cell>
          <table:table-cell office:value-type="float" office:value="17770">
            <text:p>17770</text:p>
          </table:table-cell>
          <table:table-cell/>
          <table:table-cell office:value-type="float" office:value="43820">
            <text:p>43820</text:p>
          </table:table-cell>
          <table:table-cell table:number-columns-repeated="2"/>
          <table:table-cell/>
          <table:table-cell table:formula="of:=CONCATENATE(&quot;START TRANSACTION; update donation set id = '&quot;;[.E75];&quot;' where id = '&quot;;[.C75];&quot;'; update resident_journal set timestamp = timestamp, id = '&quot;;[.E75];&quot;' where id = '&quot;;[.C75];&quot;'; update web_donor set resident_id = '&quot;;[.E75];&quot;' where resident_id = '&quot;;[.C75];&quot;'; update resident_base set name = NULLIF('&quot;;[.H75];&quot;','') where id = '&quot;;[.E75];&quot;'; delete from resident_base where id = '&quot;;[.C75];&quot;'; COMMIT;&quot;)" office:value-type="string" office:string-value="START TRANSACTION; update donation set id = '43820' where id = '17770'; update resident_journal set timestamp = timestamp, id = '43820' where id = '17770'; update web_donor set resident_id = '43820' where resident_id = '17770'; update resident_base set name = NULLIF('','') where id = '43820'; delete from resident_base where id = '17770'; COMMIT;">
            <text:p>START TRANSACTION; update donation set id = '43820' where id = '17770'; update resident_journal set timestamp = timestamp, id = '43820' where id = '17770'; update web_donor set resident_id = '43820' where resident_id = '17770'; update resident_base set name = NULLIF('','') where id = '43820'; delete from resident_base where id = '17770'; COMMIT;</text:p>
          </table:table-cell>
          <table:table-cell table:number-columns-repeated="1015"/>
        </table:table-row>
        <table:table-row table:style-name="ro2">
          <table:table-cell office:value-type="string">
            <text:p>KITTERY</text:p>
          </table:table-cell>
          <table:table-cell office:value-type="float" office:value="5105">
            <text:p>5105</text:p>
          </table:table-cell>
          <table:table-cell office:value-type="float" office:value="17769">
            <text:p>17769</text:p>
          </table:table-cell>
          <table:table-cell office:value-type="string">
            <text:p>YOCHEM CHARLES P JR &amp; GERALDINE J</text:p>
          </table:table-cell>
          <table:table-cell office:value-type="float" office:value="43821">
            <text:p>43821</text:p>
          </table:table-cell>
          <table:table-cell office:value-type="string">
            <text:p>YOCHEM CHARLES P JR</text:p>
          </table:table-cell>
          <table:table-cell/>
          <table:table-cell office:value-type="string">
            <text:p>YOCHEM CHARLES P JR &amp; GERALDINE J</text:p>
          </table:table-cell>
          <table:table-cell table:formula="of:=CONCATENATE(&quot;START TRANSACTION; update donation set id = '&quot;;[.E76];&quot;' where id = '&quot;;[.C76];&quot;'; update resident_journal set timestamp = timestamp, id = '&quot;;[.E76];&quot;' where id = '&quot;;[.C76];&quot;'; update web_donor set resident_id = '&quot;;[.E76];&quot;' where resident_id = '&quot;;[.C76];&quot;'; update resident_base set name = NULLIF('&quot;;[.H76];&quot;','') where id = '&quot;;[.E76];&quot;'; delete from resident_base where id = '&quot;;[.C76];&quot;'; COMMIT;&quot;)" office:value-type="string" office:string-value="START TRANSACTION; update donation set id = '43821' where id = '17769'; update resident_journal set timestamp = timestamp, id = '43821' where id = '17769'; update web_donor set resident_id = '43821' where resident_id = '17769'; update resident_base set name = NULLIF('YOCHEM CHARLES P JR &amp; GERALDINE J','') where id = '43821'; delete from resident_base where id = '17769'; COMMIT;">
            <text:p>START TRANSACTION; update donation set id = '43821' where id = '17769'; update resident_journal set timestamp = timestamp, id = '43821' where id = '17769'; update web_donor set resident_id = '43821' where resident_id = '17769'; update resident_base set name = NULLIF('YOCHEM CHARLES P JR &amp; GERALDINE J','') where id = '43821'; delete from resident_base where id = '17769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205">
            <text:p>5205</text:p>
          </table:table-cell>
          <table:table-cell office:value-type="float" office:value="17452">
            <text:p>17452</text:p>
          </table:table-cell>
          <table:table-cell/>
          <table:table-cell office:value-type="float" office:value="43828">
            <text:p>43828</text:p>
          </table:table-cell>
          <table:table-cell table:number-columns-repeated="2"/>
          <table:table-cell/>
          <table:table-cell table:formula="of:=CONCATENATE(&quot;START TRANSACTION; update donation set id = '&quot;;[.E77];&quot;' where id = '&quot;;[.C77];&quot;'; update resident_journal set timestamp = timestamp, id = '&quot;;[.E77];&quot;' where id = '&quot;;[.C77];&quot;'; update web_donor set resident_id = '&quot;;[.E77];&quot;' where resident_id = '&quot;;[.C77];&quot;'; update resident_base set name = NULLIF('&quot;;[.H77];&quot;','') where id = '&quot;;[.E77];&quot;'; delete from resident_base where id = '&quot;;[.C77];&quot;'; COMMIT;&quot;)" office:value-type="string" office:string-value="START TRANSACTION; update donation set id = '43828' where id = '17452'; update resident_journal set timestamp = timestamp, id = '43828' where id = '17452'; update web_donor set resident_id = '43828' where resident_id = '17452'; update resident_base set name = NULLIF('','') where id = '43828'; delete from resident_base where id = '17452'; COMMIT;">
            <text:p>START TRANSACTION; update donation set id = '43828' where id = '17452'; update resident_journal set timestamp = timestamp, id = '43828' where id = '17452'; update web_donor set resident_id = '43828' where resident_id = '17452'; update resident_base set name = NULLIF('','') where id = '43828'; delete from resident_base where id = '17452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209">
            <text:p>5209</text:p>
          </table:table-cell>
          <table:table-cell office:value-type="float" office:value="17460">
            <text:p>17460</text:p>
          </table:table-cell>
          <table:table-cell/>
          <table:table-cell office:value-type="float" office:value="43829">
            <text:p>43829</text:p>
          </table:table-cell>
          <table:table-cell table:number-columns-repeated="2"/>
          <table:table-cell/>
          <table:table-cell table:formula="of:=CONCATENATE(&quot;START TRANSACTION; update donation set id = '&quot;;[.E78];&quot;' where id = '&quot;;[.C78];&quot;'; update resident_journal set timestamp = timestamp, id = '&quot;;[.E78];&quot;' where id = '&quot;;[.C78];&quot;'; update web_donor set resident_id = '&quot;;[.E78];&quot;' where resident_id = '&quot;;[.C78];&quot;'; update resident_base set name = NULLIF('&quot;;[.H78];&quot;','') where id = '&quot;;[.E78];&quot;'; delete from resident_base where id = '&quot;;[.C78];&quot;'; COMMIT;&quot;)" office:value-type="string" office:string-value="START TRANSACTION; update donation set id = '43829' where id = '17460'; update resident_journal set timestamp = timestamp, id = '43829' where id = '17460'; update web_donor set resident_id = '43829' where resident_id = '17460'; update resident_base set name = NULLIF('','') where id = '43829'; delete from resident_base where id = '17460'; COMMIT;">
            <text:p>START TRANSACTION; update donation set id = '43829' where id = '17460'; update resident_journal set timestamp = timestamp, id = '43829' where id = '17460'; update web_donor set resident_id = '43829' where resident_id = '17460'; update resident_base set name = NULLIF('','') where id = '43829'; delete from resident_base where id = '17460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213">
            <text:p>5213</text:p>
          </table:table-cell>
          <table:table-cell office:value-type="float" office:value="17465">
            <text:p>17465</text:p>
          </table:table-cell>
          <table:table-cell office:value-type="string">
            <text:p>NICKELSBURG MICHAEL &amp; DIANN M</text:p>
          </table:table-cell>
          <table:table-cell office:value-type="float" office:value="43830">
            <text:p>43830</text:p>
          </table:table-cell>
          <table:table-cell office:value-type="string">
            <text:p>NICKELSBURG MICHAEL AND DIANN</text:p>
          </table:table-cell>
          <table:table-cell/>
          <table:table-cell office:value-type="string">
            <text:p>NICKELSBURG MICHAEL &amp; DIANN M</text:p>
          </table:table-cell>
          <table:table-cell table:formula="of:=CONCATENATE(&quot;START TRANSACTION; update donation set id = '&quot;;[.E79];&quot;' where id = '&quot;;[.C79];&quot;'; update resident_journal set timestamp = timestamp, id = '&quot;;[.E79];&quot;' where id = '&quot;;[.C79];&quot;'; update web_donor set resident_id = '&quot;;[.E79];&quot;' where resident_id = '&quot;;[.C79];&quot;'; update resident_base set name = NULLIF('&quot;;[.H79];&quot;','') where id = '&quot;;[.E79];&quot;'; delete from resident_base where id = '&quot;;[.C79];&quot;'; COMMIT;&quot;)" office:value-type="string" office:string-value="START TRANSACTION; update donation set id = '43830' where id = '17465'; update resident_journal set timestamp = timestamp, id = '43830' where id = '17465'; update web_donor set resident_id = '43830' where resident_id = '17465'; update resident_base set name = NULLIF('NICKELSBURG MICHAEL &amp; DIANN M','') where id = '43830'; delete from resident_base where id = '17465'; COMMIT;">
            <text:p>START TRANSACTION; update donation set id = '43830' where id = '17465'; update resident_journal set timestamp = timestamp, id = '43830' where id = '17465'; update web_donor set resident_id = '43830' where resident_id = '17465'; update resident_base set name = NULLIF('NICKELSBURG MICHAEL &amp; DIANN M','') where id = '43830'; delete from resident_base where id = '17465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217">
            <text:p>5217</text:p>
          </table:table-cell>
          <table:table-cell office:value-type="float" office:value="17472">
            <text:p>17472</text:p>
          </table:table-cell>
          <table:table-cell/>
          <table:table-cell office:value-type="float" office:value="43831">
            <text:p>43831</text:p>
          </table:table-cell>
          <table:table-cell office:value-type="string">
            <text:p>WEAVER LLOYD E &amp; KAY P</text:p>
          </table:table-cell>
          <table:table-cell/>
          <table:table-cell office:value-type="string">
            <text:p>WEAVER LLOYD E &amp; KAY P</text:p>
          </table:table-cell>
          <table:table-cell table:formula="of:=CONCATENATE(&quot;START TRANSACTION; update donation set id = '&quot;;[.E80];&quot;' where id = '&quot;;[.C80];&quot;'; update resident_journal set timestamp = timestamp, id = '&quot;;[.E80];&quot;' where id = '&quot;;[.C80];&quot;'; update web_donor set resident_id = '&quot;;[.E80];&quot;' where resident_id = '&quot;;[.C80];&quot;'; update resident_base set name = NULLIF('&quot;;[.H80];&quot;','') where id = '&quot;;[.E80];&quot;'; delete from resident_base where id = '&quot;;[.C80];&quot;'; COMMIT;&quot;)" office:value-type="string" office:string-value="START TRANSACTION; update donation set id = '43831' where id = '17472'; update resident_journal set timestamp = timestamp, id = '43831' where id = '17472'; update web_donor set resident_id = '43831' where resident_id = '17472'; update resident_base set name = NULLIF('WEAVER LLOYD E &amp; KAY P','') where id = '43831'; delete from resident_base where id = '17472'; COMMIT;">
            <text:p>START TRANSACTION; update donation set id = '43831' where id = '17472'; update resident_journal set timestamp = timestamp, id = '43831' where id = '17472'; update web_donor set resident_id = '43831' where resident_id = '17472'; update resident_base set name = NULLIF('WEAVER LLOYD E &amp; KAY P','') where id = '43831'; delete from resident_base where id = '17472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221">
            <text:p>5221</text:p>
          </table:table-cell>
          <table:table-cell office:value-type="float" office:value="17479">
            <text:p>17479</text:p>
          </table:table-cell>
          <table:table-cell/>
          <table:table-cell office:value-type="float" office:value="43832">
            <text:p>43832</text:p>
          </table:table-cell>
          <table:table-cell table:number-columns-repeated="2"/>
          <table:table-cell/>
          <table:table-cell table:formula="of:=CONCATENATE(&quot;START TRANSACTION; update donation set id = '&quot;;[.E81];&quot;' where id = '&quot;;[.C81];&quot;'; update resident_journal set timestamp = timestamp, id = '&quot;;[.E81];&quot;' where id = '&quot;;[.C81];&quot;'; update web_donor set resident_id = '&quot;;[.E81];&quot;' where resident_id = '&quot;;[.C81];&quot;'; update resident_base set name = NULLIF('&quot;;[.H81];&quot;','') where id = '&quot;;[.E81];&quot;'; delete from resident_base where id = '&quot;;[.C81];&quot;'; COMMIT;&quot;)" office:value-type="string" office:string-value="START TRANSACTION; update donation set id = '43832' where id = '17479'; update resident_journal set timestamp = timestamp, id = '43832' where id = '17479'; update web_donor set resident_id = '43832' where resident_id = '17479'; update resident_base set name = NULLIF('','') where id = '43832'; delete from resident_base where id = '17479'; COMMIT;">
            <text:p>START TRANSACTION; update donation set id = '43832' where id = '17479'; update resident_journal set timestamp = timestamp, id = '43832' where id = '17479'; update web_donor set resident_id = '43832' where resident_id = '17479'; update resident_base set name = NULLIF('','') where id = '43832'; delete from resident_base where id = '17479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225">
            <text:p>5225</text:p>
          </table:table-cell>
          <table:table-cell office:value-type="float" office:value="17484">
            <text:p>17484</text:p>
          </table:table-cell>
          <table:table-cell/>
          <table:table-cell office:value-type="float" office:value="43833">
            <text:p>43833</text:p>
          </table:table-cell>
          <table:table-cell office:value-type="string">
            <text:p>DOTSON EDWARD L &amp; MARY E</text:p>
          </table:table-cell>
          <table:table-cell/>
          <table:table-cell office:value-type="string">
            <text:p>DOTSON EDWARD L &amp; MARY E</text:p>
          </table:table-cell>
          <table:table-cell table:formula="of:=CONCATENATE(&quot;START TRANSACTION; update donation set id = '&quot;;[.E82];&quot;' where id = '&quot;;[.C82];&quot;'; update resident_journal set timestamp = timestamp, id = '&quot;;[.E82];&quot;' where id = '&quot;;[.C82];&quot;'; update web_donor set resident_id = '&quot;;[.E82];&quot;' where resident_id = '&quot;;[.C82];&quot;'; update resident_base set name = NULLIF('&quot;;[.H82];&quot;','') where id = '&quot;;[.E82];&quot;'; delete from resident_base where id = '&quot;;[.C82];&quot;'; COMMIT;&quot;)" office:value-type="string" office:string-value="START TRANSACTION; update donation set id = '43833' where id = '17484'; update resident_journal set timestamp = timestamp, id = '43833' where id = '17484'; update web_donor set resident_id = '43833' where resident_id = '17484'; update resident_base set name = NULLIF('DOTSON EDWARD L &amp; MARY E','') where id = '43833'; delete from resident_base where id = '17484'; COMMIT;">
            <text:p>START TRANSACTION; update donation set id = '43833' where id = '17484'; update resident_journal set timestamp = timestamp, id = '43833' where id = '17484'; update web_donor set resident_id = '43833' where resident_id = '17484'; update resident_base set name = NULLIF('DOTSON EDWARD L &amp; MARY E','') where id = '43833'; delete from resident_base where id = '17484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229">
            <text:p>5229</text:p>
          </table:table-cell>
          <table:table-cell office:value-type="float" office:value="17485">
            <text:p>17485</text:p>
          </table:table-cell>
          <table:table-cell/>
          <table:table-cell office:value-type="float" office:value="43834">
            <text:p>43834</text:p>
          </table:table-cell>
          <table:table-cell table:number-columns-repeated="2"/>
          <table:table-cell/>
          <table:table-cell table:formula="of:=CONCATENATE(&quot;START TRANSACTION; update donation set id = '&quot;;[.E83];&quot;' where id = '&quot;;[.C83];&quot;'; update resident_journal set timestamp = timestamp, id = '&quot;;[.E83];&quot;' where id = '&quot;;[.C83];&quot;'; update web_donor set resident_id = '&quot;;[.E83];&quot;' where resident_id = '&quot;;[.C83];&quot;'; update resident_base set name = NULLIF('&quot;;[.H83];&quot;','') where id = '&quot;;[.E83];&quot;'; delete from resident_base where id = '&quot;;[.C83];&quot;'; COMMIT;&quot;)" office:value-type="string" office:string-value="START TRANSACTION; update donation set id = '43834' where id = '17485'; update resident_journal set timestamp = timestamp, id = '43834' where id = '17485'; update web_donor set resident_id = '43834' where resident_id = '17485'; update resident_base set name = NULLIF('','') where id = '43834'; delete from resident_base where id = '17485'; COMMIT;">
            <text:p>START TRANSACTION; update donation set id = '43834' where id = '17485'; update resident_journal set timestamp = timestamp, id = '43834' where id = '17485'; update web_donor set resident_id = '43834' where resident_id = '17485'; update resident_base set name = NULLIF('','') where id = '43834'; delete from resident_base where id = '17485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233">
            <text:p>5233</text:p>
          </table:table-cell>
          <table:table-cell office:value-type="float" office:value="17486">
            <text:p>17486</text:p>
          </table:table-cell>
          <table:table-cell/>
          <table:table-cell office:value-type="float" office:value="43835">
            <text:p>43835</text:p>
          </table:table-cell>
          <table:table-cell table:number-columns-repeated="2"/>
          <table:table-cell/>
          <table:table-cell table:formula="of:=CONCATENATE(&quot;START TRANSACTION; update donation set id = '&quot;;[.E84];&quot;' where id = '&quot;;[.C84];&quot;'; update resident_journal set timestamp = timestamp, id = '&quot;;[.E84];&quot;' where id = '&quot;;[.C84];&quot;'; update web_donor set resident_id = '&quot;;[.E84];&quot;' where resident_id = '&quot;;[.C84];&quot;'; update resident_base set name = NULLIF('&quot;;[.H84];&quot;','') where id = '&quot;;[.E84];&quot;'; delete from resident_base where id = '&quot;;[.C84];&quot;'; COMMIT;&quot;)" office:value-type="string" office:string-value="START TRANSACTION; update donation set id = '43835' where id = '17486'; update resident_journal set timestamp = timestamp, id = '43835' where id = '17486'; update web_donor set resident_id = '43835' where resident_id = '17486'; update resident_base set name = NULLIF('','') where id = '43835'; delete from resident_base where id = '17486'; COMMIT;">
            <text:p>START TRANSACTION; update donation set id = '43835' where id = '17486'; update resident_journal set timestamp = timestamp, id = '43835' where id = '17486'; update web_donor set resident_id = '43835' where resident_id = '17486'; update resident_base set name = NULLIF('','') where id = '43835'; delete from resident_base where id = '17486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232">
            <text:p>5232</text:p>
          </table:table-cell>
          <table:table-cell office:value-type="float" office:value="17480">
            <text:p>17480</text:p>
          </table:table-cell>
          <table:table-cell/>
          <table:table-cell office:value-type="float" office:value="43836">
            <text:p>43836</text:p>
          </table:table-cell>
          <table:table-cell table:number-columns-repeated="2"/>
          <table:table-cell/>
          <table:table-cell table:formula="of:=CONCATENATE(&quot;START TRANSACTION; update donation set id = '&quot;;[.E85];&quot;' where id = '&quot;;[.C85];&quot;'; update resident_journal set timestamp = timestamp, id = '&quot;;[.E85];&quot;' where id = '&quot;;[.C85];&quot;'; update web_donor set resident_id = '&quot;;[.E85];&quot;' where resident_id = '&quot;;[.C85];&quot;'; update resident_base set name = NULLIF('&quot;;[.H85];&quot;','') where id = '&quot;;[.E85];&quot;'; delete from resident_base where id = '&quot;;[.C85];&quot;'; COMMIT;&quot;)" office:value-type="string" office:string-value="START TRANSACTION; update donation set id = '43836' where id = '17480'; update resident_journal set timestamp = timestamp, id = '43836' where id = '17480'; update web_donor set resident_id = '43836' where resident_id = '17480'; update resident_base set name = NULLIF('','') where id = '43836'; delete from resident_base where id = '17480'; COMMIT;">
            <text:p>START TRANSACTION; update donation set id = '43836' where id = '17480'; update resident_journal set timestamp = timestamp, id = '43836' where id = '17480'; update web_donor set resident_id = '43836' where resident_id = '17480'; update resident_base set name = NULLIF('','') where id = '43836'; delete from resident_base where id = '17480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228">
            <text:p>5228</text:p>
          </table:table-cell>
          <table:table-cell office:value-type="float" office:value="17474">
            <text:p>17474</text:p>
          </table:table-cell>
          <table:table-cell/>
          <table:table-cell office:value-type="float" office:value="43837">
            <text:p>43837</text:p>
          </table:table-cell>
          <table:table-cell table:number-columns-repeated="2"/>
          <table:table-cell/>
          <table:table-cell table:formula="of:=CONCATENATE(&quot;START TRANSACTION; update donation set id = '&quot;;[.E86];&quot;' where id = '&quot;;[.C86];&quot;'; update resident_journal set timestamp = timestamp, id = '&quot;;[.E86];&quot;' where id = '&quot;;[.C86];&quot;'; update web_donor set resident_id = '&quot;;[.E86];&quot;' where resident_id = '&quot;;[.C86];&quot;'; update resident_base set name = NULLIF('&quot;;[.H86];&quot;','') where id = '&quot;;[.E86];&quot;'; delete from resident_base where id = '&quot;;[.C86];&quot;'; COMMIT;&quot;)" office:value-type="string" office:string-value="START TRANSACTION; update donation set id = '43837' where id = '17474'; update resident_journal set timestamp = timestamp, id = '43837' where id = '17474'; update web_donor set resident_id = '43837' where resident_id = '17474'; update resident_base set name = NULLIF('','') where id = '43837'; delete from resident_base where id = '17474'; COMMIT;">
            <text:p>START TRANSACTION; update donation set id = '43837' where id = '17474'; update resident_journal set timestamp = timestamp, id = '43837' where id = '17474'; update web_donor set resident_id = '43837' where resident_id = '17474'; update resident_base set name = NULLIF('','') where id = '43837'; delete from resident_base where id = '17474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216">
            <text:p>5216</text:p>
          </table:table-cell>
          <table:table-cell office:value-type="float" office:value="17473">
            <text:p>17473</text:p>
          </table:table-cell>
          <table:table-cell/>
          <table:table-cell office:value-type="float" office:value="43838">
            <text:p>43838</text:p>
          </table:table-cell>
          <table:table-cell table:number-columns-repeated="2"/>
          <table:table-cell/>
          <table:table-cell table:formula="of:=CONCATENATE(&quot;START TRANSACTION; update donation set id = '&quot;;[.E87];&quot;' where id = '&quot;;[.C87];&quot;'; update resident_journal set timestamp = timestamp, id = '&quot;;[.E87];&quot;' where id = '&quot;;[.C87];&quot;'; update web_donor set resident_id = '&quot;;[.E87];&quot;' where resident_id = '&quot;;[.C87];&quot;'; update resident_base set name = NULLIF('&quot;;[.H87];&quot;','') where id = '&quot;;[.E87];&quot;'; delete from resident_base where id = '&quot;;[.C87];&quot;'; COMMIT;&quot;)" office:value-type="string" office:string-value="START TRANSACTION; update donation set id = '43838' where id = '17473'; update resident_journal set timestamp = timestamp, id = '43838' where id = '17473'; update web_donor set resident_id = '43838' where resident_id = '17473'; update resident_base set name = NULLIF('','') where id = '43838'; delete from resident_base where id = '17473'; COMMIT;">
            <text:p>START TRANSACTION; update donation set id = '43838' where id = '17473'; update resident_journal set timestamp = timestamp, id = '43838' where id = '17473'; update web_donor set resident_id = '43838' where resident_id = '17473'; update resident_base set name = NULLIF('','') where id = '43838'; delete from resident_base where id = '17473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208">
            <text:p>5208</text:p>
          </table:table-cell>
          <table:table-cell office:value-type="float" office:value="17466">
            <text:p>17466</text:p>
          </table:table-cell>
          <table:table-cell/>
          <table:table-cell office:value-type="float" office:value="43839">
            <text:p>43839</text:p>
          </table:table-cell>
          <table:table-cell table:number-columns-repeated="2"/>
          <table:table-cell/>
          <table:table-cell table:formula="of:=CONCATENATE(&quot;START TRANSACTION; update donation set id = '&quot;;[.E88];&quot;' where id = '&quot;;[.C88];&quot;'; update resident_journal set timestamp = timestamp, id = '&quot;;[.E88];&quot;' where id = '&quot;;[.C88];&quot;'; update web_donor set resident_id = '&quot;;[.E88];&quot;' where resident_id = '&quot;;[.C88];&quot;'; update resident_base set name = NULLIF('&quot;;[.H88];&quot;','') where id = '&quot;;[.E88];&quot;'; delete from resident_base where id = '&quot;;[.C88];&quot;'; COMMIT;&quot;)" office:value-type="string" office:string-value="START TRANSACTION; update donation set id = '43839' where id = '17466'; update resident_journal set timestamp = timestamp, id = '43839' where id = '17466'; update web_donor set resident_id = '43839' where resident_id = '17466'; update resident_base set name = NULLIF('','') where id = '43839'; delete from resident_base where id = '17466'; COMMIT;">
            <text:p>START TRANSACTION; update donation set id = '43839' where id = '17466'; update resident_journal set timestamp = timestamp, id = '43839' where id = '17466'; update web_donor set resident_id = '43839' where resident_id = '17466'; update resident_base set name = NULLIF('','') where id = '43839'; delete from resident_base where id = '17466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200">
            <text:p>5200</text:p>
          </table:table-cell>
          <table:table-cell office:value-type="float" office:value="17461">
            <text:p>17461</text:p>
          </table:table-cell>
          <table:table-cell office:value-type="string">
            <text:p>BLINCOE EUGENE E &amp; LYNETTE L</text:p>
          </table:table-cell>
          <table:table-cell office:value-type="float" office:value="43840">
            <text:p>43840</text:p>
          </table:table-cell>
          <table:table-cell table:number-columns-repeated="2"/>
          <table:table-cell office:value-type="string">
            <text:p>BLINCOE EUGENE E &amp; LYNETTE L</text:p>
          </table:table-cell>
          <table:table-cell table:formula="of:=CONCATENATE(&quot;START TRANSACTION; update donation set id = '&quot;;[.E89];&quot;' where id = '&quot;;[.C89];&quot;'; update resident_journal set timestamp = timestamp, id = '&quot;;[.E89];&quot;' where id = '&quot;;[.C89];&quot;'; update web_donor set resident_id = '&quot;;[.E89];&quot;' where resident_id = '&quot;;[.C89];&quot;'; update resident_base set name = NULLIF('&quot;;[.H89];&quot;','') where id = '&quot;;[.E89];&quot;'; delete from resident_base where id = '&quot;;[.C89];&quot;'; COMMIT;&quot;)" office:value-type="string" office:string-value="START TRANSACTION; update donation set id = '43840' where id = '17461'; update resident_journal set timestamp = timestamp, id = '43840' where id = '17461'; update web_donor set resident_id = '43840' where resident_id = '17461'; update resident_base set name = NULLIF('BLINCOE EUGENE E &amp; LYNETTE L','') where id = '43840'; delete from resident_base where id = '17461'; COMMIT;">
            <text:p>START TRANSACTION; update donation set id = '43840' where id = '17461'; update resident_journal set timestamp = timestamp, id = '43840' where id = '17461'; update web_donor set resident_id = '43840' where resident_id = '17461'; update resident_base set name = NULLIF('BLINCOE EUGENE E &amp; LYNETTE L','') where id = '43840'; delete from resident_base where id = '17461'; COMMIT;</text:p>
          </table:table-cell>
          <table:table-cell table:number-columns-repeated="1015"/>
        </table:table-row>
        <table:table-row table:style-name="ro2">
          <table:table-cell office:value-type="string">
            <text:p>COTSWOLD</text:p>
          </table:table-cell>
          <table:table-cell office:value-type="float" office:value="5001">
            <text:p>5001</text:p>
          </table:table-cell>
          <table:table-cell office:value-type="float" office:value="17493">
            <text:p>17493</text:p>
          </table:table-cell>
          <table:table-cell office:value-type="string">
            <text:p>MCKENNY HUBERT F &amp; DOROTHY E</text:p>
          </table:table-cell>
          <table:table-cell office:value-type="float" office:value="43841">
            <text:p>43841</text:p>
          </table:table-cell>
          <table:table-cell office:value-type="string">
            <text:p>MCKENNEY HUBERT F JR</text:p>
          </table:table-cell>
          <table:table-cell/>
          <table:table-cell office:value-type="string">
            <text:p>MCKENNY HUBERT F &amp; DOROTHY E</text:p>
          </table:table-cell>
          <table:table-cell table:formula="of:=CONCATENATE(&quot;START TRANSACTION; update donation set id = '&quot;;[.E90];&quot;' where id = '&quot;;[.C90];&quot;'; update resident_journal set timestamp = timestamp, id = '&quot;;[.E90];&quot;' where id = '&quot;;[.C90];&quot;'; update web_donor set resident_id = '&quot;;[.E90];&quot;' where resident_id = '&quot;;[.C90];&quot;'; update resident_base set name = NULLIF('&quot;;[.H90];&quot;','') where id = '&quot;;[.E90];&quot;'; delete from resident_base where id = '&quot;;[.C90];&quot;'; COMMIT;&quot;)" office:value-type="string" office:string-value="START TRANSACTION; update donation set id = '43841' where id = '17493'; update resident_journal set timestamp = timestamp, id = '43841' where id = '17493'; update web_donor set resident_id = '43841' where resident_id = '17493'; update resident_base set name = NULLIF('MCKENNY HUBERT F &amp; DOROTHY E','') where id = '43841'; delete from resident_base where id = '17493'; COMMIT;">
            <text:p>START TRANSACTION; update donation set id = '43841' where id = '17493'; update resident_journal set timestamp = timestamp, id = '43841' where id = '17493'; update web_donor set resident_id = '43841' where resident_id = '17493'; update resident_base set name = NULLIF('MCKENNY HUBERT F &amp; DOROTHY E','') where id = '43841'; delete from resident_base where id = '17493'; COMMIT;</text:p>
          </table:table-cell>
          <table:table-cell table:number-columns-repeated="1015"/>
        </table:table-row>
        <table:table-row table:style-name="ro2">
          <table:table-cell office:value-type="string">
            <text:p>COTSWOLD</text:p>
          </table:table-cell>
          <table:table-cell office:value-type="float" office:value="5000">
            <text:p>5000</text:p>
          </table:table-cell>
          <table:table-cell office:value-type="float" office:value="17540">
            <text:p>17540</text:p>
          </table:table-cell>
          <table:table-cell/>
          <table:table-cell office:value-type="float" office:value="43842">
            <text:p>43842</text:p>
          </table:table-cell>
          <table:table-cell table:number-columns-repeated="2"/>
          <table:table-cell/>
          <table:table-cell table:formula="of:=CONCATENATE(&quot;START TRANSACTION; update donation set id = '&quot;;[.E91];&quot;' where id = '&quot;;[.C91];&quot;'; update resident_journal set timestamp = timestamp, id = '&quot;;[.E91];&quot;' where id = '&quot;;[.C91];&quot;'; update web_donor set resident_id = '&quot;;[.E91];&quot;' where resident_id = '&quot;;[.C91];&quot;'; update resident_base set name = NULLIF('&quot;;[.H91];&quot;','') where id = '&quot;;[.E91];&quot;'; delete from resident_base where id = '&quot;;[.C91];&quot;'; COMMIT;&quot;)" office:value-type="string" office:string-value="START TRANSACTION; update donation set id = '43842' where id = '17540'; update resident_journal set timestamp = timestamp, id = '43842' where id = '17540'; update web_donor set resident_id = '43842' where resident_id = '17540'; update resident_base set name = NULLIF('','') where id = '43842'; delete from resident_base where id = '17540'; COMMIT;">
            <text:p>START TRANSACTION; update donation set id = '43842' where id = '17540'; update resident_journal set timestamp = timestamp, id = '43842' where id = '17540'; update web_donor set resident_id = '43842' where resident_id = '17540'; update resident_base set name = NULLIF('','') where id = '43842'; delete from resident_base where id = '17540'; COMMIT;</text:p>
          </table:table-cell>
          <table:table-cell table:number-columns-repeated="1015"/>
        </table:table-row>
        <table:table-row table:style-name="ro2">
          <table:table-cell office:value-type="string">
            <text:p>COTSWOLD</text:p>
          </table:table-cell>
          <table:table-cell office:value-type="float" office:value="5004">
            <text:p>5004</text:p>
          </table:table-cell>
          <table:table-cell office:value-type="float" office:value="17541">
            <text:p>17541</text:p>
          </table:table-cell>
          <table:table-cell/>
          <table:table-cell office:value-type="float" office:value="43843">
            <text:p>43843</text:p>
          </table:table-cell>
          <table:table-cell table:number-columns-repeated="2"/>
          <table:table-cell/>
          <table:table-cell table:formula="of:=CONCATENATE(&quot;START TRANSACTION; update donation set id = '&quot;;[.E92];&quot;' where id = '&quot;;[.C92];&quot;'; update resident_journal set timestamp = timestamp, id = '&quot;;[.E92];&quot;' where id = '&quot;;[.C92];&quot;'; update web_donor set resident_id = '&quot;;[.E92];&quot;' where resident_id = '&quot;;[.C92];&quot;'; update resident_base set name = NULLIF('&quot;;[.H92];&quot;','') where id = '&quot;;[.E92];&quot;'; delete from resident_base where id = '&quot;;[.C92];&quot;'; COMMIT;&quot;)" office:value-type="string" office:string-value="START TRANSACTION; update donation set id = '43843' where id = '17541'; update resident_journal set timestamp = timestamp, id = '43843' where id = '17541'; update web_donor set resident_id = '43843' where resident_id = '17541'; update resident_base set name = NULLIF('','') where id = '43843'; delete from resident_base where id = '17541'; COMMIT;">
            <text:p>START TRANSACTION; update donation set id = '43843' where id = '17541'; update resident_journal set timestamp = timestamp, id = '43843' where id = '17541'; update web_donor set resident_id = '43843' where resident_id = '17541'; update resident_base set name = NULLIF('','') where id = '43843'; delete from resident_base where id = '17541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192">
            <text:p>5192</text:p>
          </table:table-cell>
          <table:table-cell office:value-type="float" office:value="17454">
            <text:p>17454</text:p>
          </table:table-cell>
          <table:table-cell/>
          <table:table-cell office:value-type="float" office:value="43848">
            <text:p>43848</text:p>
          </table:table-cell>
          <table:table-cell table:number-columns-repeated="2"/>
          <table:table-cell/>
          <table:table-cell table:formula="of:=CONCATENATE(&quot;START TRANSACTION; update donation set id = '&quot;;[.E93];&quot;' where id = '&quot;;[.C93];&quot;'; update resident_journal set timestamp = timestamp, id = '&quot;;[.E93];&quot;' where id = '&quot;;[.C93];&quot;'; update web_donor set resident_id = '&quot;;[.E93];&quot;' where resident_id = '&quot;;[.C93];&quot;'; update resident_base set name = NULLIF('&quot;;[.H93];&quot;','') where id = '&quot;;[.E93];&quot;'; delete from resident_base where id = '&quot;;[.C93];&quot;'; COMMIT;&quot;)" office:value-type="string" office:string-value="START TRANSACTION; update donation set id = '43848' where id = '17454'; update resident_journal set timestamp = timestamp, id = '43848' where id = '17454'; update web_donor set resident_id = '43848' where resident_id = '17454'; update resident_base set name = NULLIF('','') where id = '43848'; delete from resident_base where id = '17454'; COMMIT;">
            <text:p>START TRANSACTION; update donation set id = '43848' where id = '17454'; update resident_journal set timestamp = timestamp, id = '43848' where id = '17454'; update web_donor set resident_id = '43848' where resident_id = '17454'; update resident_base set name = NULLIF('','') where id = '43848'; delete from resident_base where id = '17454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188">
            <text:p>5188</text:p>
          </table:table-cell>
          <table:table-cell office:value-type="float" office:value="17509">
            <text:p>17509</text:p>
          </table:table-cell>
          <table:table-cell office:value-type="string">
            <text:p>HALL MARJORIE H</text:p>
          </table:table-cell>
          <table:table-cell office:value-type="float" office:value="43849">
            <text:p>43849</text:p>
          </table:table-cell>
          <table:table-cell office:value-type="string">
            <text:p>HALL MARJORIE H</text:p>
          </table:table-cell>
          <table:table-cell/>
          <table:table-cell office:value-type="string">
            <text:p>HALL MARJORIE H</text:p>
          </table:table-cell>
          <table:table-cell table:formula="of:=CONCATENATE(&quot;START TRANSACTION; update donation set id = '&quot;;[.E94];&quot;' where id = '&quot;;[.C94];&quot;'; update resident_journal set timestamp = timestamp, id = '&quot;;[.E94];&quot;' where id = '&quot;;[.C94];&quot;'; update web_donor set resident_id = '&quot;;[.E94];&quot;' where resident_id = '&quot;;[.C94];&quot;'; update resident_base set name = NULLIF('&quot;;[.H94];&quot;','') where id = '&quot;;[.E94];&quot;'; delete from resident_base where id = '&quot;;[.C94];&quot;'; COMMIT;&quot;)" office:value-type="string" office:string-value="START TRANSACTION; update donation set id = '43849' where id = '17509'; update resident_journal set timestamp = timestamp, id = '43849' where id = '17509'; update web_donor set resident_id = '43849' where resident_id = '17509'; update resident_base set name = NULLIF('HALL MARJORIE H','') where id = '43849'; delete from resident_base where id = '17509'; COMMIT;">
            <text:p>START TRANSACTION; update donation set id = '43849' where id = '17509'; update resident_journal set timestamp = timestamp, id = '43849' where id = '17509'; update web_donor set resident_id = '43849' where resident_id = '17509'; update resident_base set name = NULLIF('HALL MARJORIE H','') where id = '43849'; delete from resident_base where id = '17509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184">
            <text:p>5184</text:p>
          </table:table-cell>
          <table:table-cell office:value-type="float" office:value="17503">
            <text:p>17503</text:p>
          </table:table-cell>
          <table:table-cell office:value-type="string">
            <text:p>ROSENBERG DAVID</text:p>
          </table:table-cell>
          <table:table-cell office:value-type="float" office:value="43850">
            <text:p>43850</text:p>
          </table:table-cell>
          <table:table-cell table:number-columns-repeated="2"/>
          <table:table-cell office:value-type="string">
            <text:p>ROSENBERG DAVID</text:p>
          </table:table-cell>
          <table:table-cell table:formula="of:=CONCATENATE(&quot;START TRANSACTION; update donation set id = '&quot;;[.E95];&quot;' where id = '&quot;;[.C95];&quot;'; update resident_journal set timestamp = timestamp, id = '&quot;;[.E95];&quot;' where id = '&quot;;[.C95];&quot;'; update web_donor set resident_id = '&quot;;[.E95];&quot;' where resident_id = '&quot;;[.C95];&quot;'; update resident_base set name = NULLIF('&quot;;[.H95];&quot;','') where id = '&quot;;[.E95];&quot;'; delete from resident_base where id = '&quot;;[.C95];&quot;'; COMMIT;&quot;)" office:value-type="string" office:string-value="START TRANSACTION; update donation set id = '43850' where id = '17503'; update resident_journal set timestamp = timestamp, id = '43850' where id = '17503'; update web_donor set resident_id = '43850' where resident_id = '17503'; update resident_base set name = NULLIF('ROSENBERG DAVID','') where id = '43850'; delete from resident_base where id = '17503'; COMMIT;">
            <text:p>START TRANSACTION; update donation set id = '43850' where id = '17503'; update resident_journal set timestamp = timestamp, id = '43850' where id = '17503'; update web_donor set resident_id = '43850' where resident_id = '17503'; update resident_base set name = NULLIF('ROSENBERG DAVID','') where id = '43850'; delete from resident_base where id = '17503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180">
            <text:p>5180</text:p>
          </table:table-cell>
          <table:table-cell office:value-type="float" office:value="17498">
            <text:p>17498</text:p>
          </table:table-cell>
          <table:table-cell office:value-type="string">
            <text:p>ESEMAN THOMAS S &amp; PATRICIA D</text:p>
          </table:table-cell>
          <table:table-cell office:value-type="float" office:value="43851">
            <text:p>43851</text:p>
          </table:table-cell>
          <table:table-cell table:number-columns-repeated="2"/>
          <table:table-cell office:value-type="string">
            <text:p>ESEMAN THOMAS S &amp; PATRICIA D</text:p>
          </table:table-cell>
          <table:table-cell table:formula="of:=CONCATENATE(&quot;START TRANSACTION; update donation set id = '&quot;;[.E96];&quot;' where id = '&quot;;[.C96];&quot;'; update resident_journal set timestamp = timestamp, id = '&quot;;[.E96];&quot;' where id = '&quot;;[.C96];&quot;'; update web_donor set resident_id = '&quot;;[.E96];&quot;' where resident_id = '&quot;;[.C96];&quot;'; update resident_base set name = NULLIF('&quot;;[.H96];&quot;','') where id = '&quot;;[.E96];&quot;'; delete from resident_base where id = '&quot;;[.C96];&quot;'; COMMIT;&quot;)" office:value-type="string" office:string-value="START TRANSACTION; update donation set id = '43851' where id = '17498'; update resident_journal set timestamp = timestamp, id = '43851' where id = '17498'; update web_donor set resident_id = '43851' where resident_id = '17498'; update resident_base set name = NULLIF('ESEMAN THOMAS S &amp; PATRICIA D','') where id = '43851'; delete from resident_base where id = '17498'; COMMIT;">
            <text:p>START TRANSACTION; update donation set id = '43851' where id = '17498'; update resident_journal set timestamp = timestamp, id = '43851' where id = '17498'; update web_donor set resident_id = '43851' where resident_id = '17498'; update resident_base set name = NULLIF('ESEMAN THOMAS S &amp; PATRICIA D','') where id = '43851'; delete from resident_base where id = '17498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176">
            <text:p>5176</text:p>
          </table:table-cell>
          <table:table-cell office:value-type="float" office:value="17198">
            <text:p>17198</text:p>
          </table:table-cell>
          <table:table-cell/>
          <table:table-cell office:value-type="float" office:value="43852">
            <text:p>43852</text:p>
          </table:table-cell>
          <table:table-cell table:number-columns-repeated="2"/>
          <table:table-cell/>
          <table:table-cell table:formula="of:=CONCATENATE(&quot;START TRANSACTION; update donation set id = '&quot;;[.E97];&quot;' where id = '&quot;;[.C97];&quot;'; update resident_journal set timestamp = timestamp, id = '&quot;;[.E97];&quot;' where id = '&quot;;[.C97];&quot;'; update web_donor set resident_id = '&quot;;[.E97];&quot;' where resident_id = '&quot;;[.C97];&quot;'; update resident_base set name = NULLIF('&quot;;[.H97];&quot;','') where id = '&quot;;[.E97];&quot;'; delete from resident_base where id = '&quot;;[.C97];&quot;'; COMMIT;&quot;)" office:value-type="string" office:string-value="START TRANSACTION; update donation set id = '43852' where id = '17198'; update resident_journal set timestamp = timestamp, id = '43852' where id = '17198'; update web_donor set resident_id = '43852' where resident_id = '17198'; update resident_base set name = NULLIF('','') where id = '43852'; delete from resident_base where id = '17198'; COMMIT;">
            <text:p>START TRANSACTION; update donation set id = '43852' where id = '17198'; update resident_journal set timestamp = timestamp, id = '43852' where id = '17198'; update web_donor set resident_id = '43852' where resident_id = '17198'; update resident_base set name = NULLIF('','') where id = '43852'; delete from resident_base where id = '17198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172">
            <text:p>5172</text:p>
          </table:table-cell>
          <table:table-cell office:value-type="float" office:value="17194">
            <text:p>17194</text:p>
          </table:table-cell>
          <table:table-cell office:value-type="string">
            <text:p>ASELIN T+M</text:p>
          </table:table-cell>
          <table:table-cell office:value-type="float" office:value="43853">
            <text:p>43853</text:p>
          </table:table-cell>
          <table:table-cell office:value-type="string">
            <text:p>ASELIN TINA</text:p>
          </table:table-cell>
          <table:table-cell/>
          <table:table-cell office:value-type="string">
            <text:p>ASELIN T+M</text:p>
          </table:table-cell>
          <table:table-cell table:formula="of:=CONCATENATE(&quot;START TRANSACTION; update donation set id = '&quot;;[.E98];&quot;' where id = '&quot;;[.C98];&quot;'; update resident_journal set timestamp = timestamp, id = '&quot;;[.E98];&quot;' where id = '&quot;;[.C98];&quot;'; update web_donor set resident_id = '&quot;;[.E98];&quot;' where resident_id = '&quot;;[.C98];&quot;'; update resident_base set name = NULLIF('&quot;;[.H98];&quot;','') where id = '&quot;;[.E98];&quot;'; delete from resident_base where id = '&quot;;[.C98];&quot;'; COMMIT;&quot;)" office:value-type="string" office:string-value="START TRANSACTION; update donation set id = '43853' where id = '17194'; update resident_journal set timestamp = timestamp, id = '43853' where id = '17194'; update web_donor set resident_id = '43853' where resident_id = '17194'; update resident_base set name = NULLIF('ASELIN T+M','') where id = '43853'; delete from resident_base where id = '17194'; COMMIT;">
            <text:p>START TRANSACTION; update donation set id = '43853' where id = '17194'; update resident_journal set timestamp = timestamp, id = '43853' where id = '17194'; update web_donor set resident_id = '43853' where resident_id = '17194'; update resident_base set name = NULLIF('ASELIN T+M','') where id = '43853'; delete from resident_base where id = '17194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177">
            <text:p>5177</text:p>
          </table:table-cell>
          <table:table-cell office:value-type="float" office:value="17193">
            <text:p>17193</text:p>
          </table:table-cell>
          <table:table-cell office:value-type="string">
            <text:p>NICHAEL ROBERT H &amp; MARRIAN M</text:p>
          </table:table-cell>
          <table:table-cell office:value-type="float" office:value="43854">
            <text:p>43854</text:p>
          </table:table-cell>
          <table:table-cell table:number-columns-repeated="2"/>
          <table:table-cell office:value-type="string">
            <text:p>NICHAEL ROBERT H &amp; MARRIAN M</text:p>
          </table:table-cell>
          <table:table-cell table:formula="of:=CONCATENATE(&quot;START TRANSACTION; update donation set id = '&quot;;[.E99];&quot;' where id = '&quot;;[.C99];&quot;'; update resident_journal set timestamp = timestamp, id = '&quot;;[.E99];&quot;' where id = '&quot;;[.C99];&quot;'; update web_donor set resident_id = '&quot;;[.E99];&quot;' where resident_id = '&quot;;[.C99];&quot;'; update resident_base set name = NULLIF('&quot;;[.H99];&quot;','') where id = '&quot;;[.E99];&quot;'; delete from resident_base where id = '&quot;;[.C99];&quot;'; COMMIT;&quot;)" office:value-type="string" office:string-value="START TRANSACTION; update donation set id = '43854' where id = '17193'; update resident_journal set timestamp = timestamp, id = '43854' where id = '17193'; update web_donor set resident_id = '43854' where resident_id = '17193'; update resident_base set name = NULLIF('NICHAEL ROBERT H &amp; MARRIAN M','') where id = '43854'; delete from resident_base where id = '17193'; COMMIT;">
            <text:p>START TRANSACTION; update donation set id = '43854' where id = '17193'; update resident_journal set timestamp = timestamp, id = '43854' where id = '17193'; update web_donor set resident_id = '43854' where resident_id = '17193'; update resident_base set name = NULLIF('NICHAEL ROBERT H &amp; MARRIAN M','') where id = '43854'; delete from resident_base where id = '17193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181">
            <text:p>5181</text:p>
          </table:table-cell>
          <table:table-cell office:value-type="float" office:value="17139">
            <text:p>17139</text:p>
          </table:table-cell>
          <table:table-cell/>
          <table:table-cell office:value-type="float" office:value="43855">
            <text:p>43855</text:p>
          </table:table-cell>
          <table:table-cell table:number-columns-repeated="2"/>
          <table:table-cell/>
          <table:table-cell table:formula="of:=CONCATENATE(&quot;START TRANSACTION; update donation set id = '&quot;;[.E100];&quot;' where id = '&quot;;[.C100];&quot;'; update resident_journal set timestamp = timestamp, id = '&quot;;[.E100];&quot;' where id = '&quot;;[.C100];&quot;'; update web_donor set resident_id = '&quot;;[.E100];&quot;' where resident_id = '&quot;;[.C100];&quot;'; update resident_base set name = NULLIF('&quot;;[.H100];&quot;','') where id = '&quot;;[.E100];&quot;'; delete from resident_base where id = '&quot;;[.C100];&quot;'; COMMIT;&quot;)" office:value-type="string" office:string-value="START TRANSACTION; update donation set id = '43855' where id = '17139'; update resident_journal set timestamp = timestamp, id = '43855' where id = '17139'; update web_donor set resident_id = '43855' where resident_id = '17139'; update resident_base set name = NULLIF('','') where id = '43855'; delete from resident_base where id = '17139'; COMMIT;">
            <text:p>START TRANSACTION; update donation set id = '43855' where id = '17139'; update resident_journal set timestamp = timestamp, id = '43855' where id = '17139'; update web_donor set resident_id = '43855' where resident_id = '17139'; update resident_base set name = NULLIF('','') where id = '43855'; delete from resident_base where id = '17139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185">
            <text:p>5185</text:p>
          </table:table-cell>
          <table:table-cell office:value-type="float" office:value="17442">
            <text:p>17442</text:p>
          </table:table-cell>
          <table:table-cell/>
          <table:table-cell office:value-type="float" office:value="43856">
            <text:p>43856</text:p>
          </table:table-cell>
          <table:table-cell table:number-columns-repeated="2"/>
          <table:table-cell/>
          <table:table-cell table:formula="of:=CONCATENATE(&quot;START TRANSACTION; update donation set id = '&quot;;[.E101];&quot;' where id = '&quot;;[.C101];&quot;'; update resident_journal set timestamp = timestamp, id = '&quot;;[.E101];&quot;' where id = '&quot;;[.C101];&quot;'; update web_donor set resident_id = '&quot;;[.E101];&quot;' where resident_id = '&quot;;[.C101];&quot;'; update resident_base set name = NULLIF('&quot;;[.H101];&quot;','') where id = '&quot;;[.E101];&quot;'; delete from resident_base where id = '&quot;;[.C101];&quot;'; COMMIT;&quot;)" office:value-type="string" office:string-value="START TRANSACTION; update donation set id = '43856' where id = '17442'; update resident_journal set timestamp = timestamp, id = '43856' where id = '17442'; update web_donor set resident_id = '43856' where resident_id = '17442'; update resident_base set name = NULLIF('','') where id = '43856'; delete from resident_base where id = '17442'; COMMIT;">
            <text:p>START TRANSACTION; update donation set id = '43856' where id = '17442'; update resident_journal set timestamp = timestamp, id = '43856' where id = '17442'; update web_donor set resident_id = '43856' where resident_id = '17442'; update resident_base set name = NULLIF('','') where id = '43856'; delete from resident_base where id = '17442'; COMMIT;</text:p>
          </table:table-cell>
          <table:table-cell table:number-columns-repeated="1015"/>
        </table:table-row>
        <table:table-row table:style-name="ro2">
          <table:table-cell office:value-type="string">
            <text:p>FOXBORO</text:p>
          </table:table-cell>
          <table:table-cell office:value-type="float" office:value="5193">
            <text:p>5193</text:p>
          </table:table-cell>
          <table:table-cell office:value-type="float" office:value="17447">
            <text:p>17447</text:p>
          </table:table-cell>
          <table:table-cell/>
          <table:table-cell office:value-type="float" office:value="43857">
            <text:p>43857</text:p>
          </table:table-cell>
          <table:table-cell table:number-columns-repeated="2"/>
          <table:table-cell/>
          <table:table-cell table:formula="of:=CONCATENATE(&quot;START TRANSACTION; update donation set id = '&quot;;[.E102];&quot;' where id = '&quot;;[.C102];&quot;'; update resident_journal set timestamp = timestamp, id = '&quot;;[.E102];&quot;' where id = '&quot;;[.C102];&quot;'; update web_donor set resident_id = '&quot;;[.E102];&quot;' where resident_id = '&quot;;[.C102];&quot;'; update resident_base set name = NULLIF('&quot;;[.H102];&quot;','') where id = '&quot;;[.E102];&quot;'; delete from resident_base where id = '&quot;;[.C102];&quot;'; COMMIT;&quot;)" office:value-type="string" office:string-value="START TRANSACTION; update donation set id = '43857' where id = '17447'; update resident_journal set timestamp = timestamp, id = '43857' where id = '17447'; update web_donor set resident_id = '43857' where resident_id = '17447'; update resident_base set name = NULLIF('','') where id = '43857'; delete from resident_base where id = '17447'; COMMIT;">
            <text:p>START TRANSACTION; update donation set id = '43857' where id = '17447'; update resident_journal set timestamp = timestamp, id = '43857' where id = '17447'; update web_donor set resident_id = '43857' where resident_id = '17447'; update resident_base set name = NULLIF('','') where id = '43857'; delete from resident_base where id = '17447'; COMMIT;</text:p>
          </table:table-cell>
          <table:table-cell table:number-columns-repeated="1015"/>
        </table:table-row>
        <table:table-row table:style-name="ro2">
          <table:table-cell office:value-type="string">
            <text:p>BIRNAM</text:p>
          </table:table-cell>
          <table:table-cell office:value-type="float" office:value="5420">
            <text:p>5420</text:p>
          </table:table-cell>
          <table:table-cell office:value-type="float" office:value="14838">
            <text:p>14838</text:p>
          </table:table-cell>
          <table:table-cell/>
          <table:table-cell office:value-type="float" office:value="44387">
            <text:p>44387</text:p>
          </table:table-cell>
          <table:table-cell table:number-columns-repeated="2"/>
          <table:table-cell/>
          <table:table-cell table:formula="of:=CONCATENATE(&quot;START TRANSACTION; update donation set id = '&quot;;[.E103];&quot;' where id = '&quot;;[.C103];&quot;'; update resident_journal set timestamp = timestamp, id = '&quot;;[.E103];&quot;' where id = '&quot;;[.C103];&quot;'; update web_donor set resident_id = '&quot;;[.E103];&quot;' where resident_id = '&quot;;[.C103];&quot;'; update resident_base set name = NULLIF('&quot;;[.H103];&quot;','') where id = '&quot;;[.E103];&quot;'; delete from resident_base where id = '&quot;;[.C103];&quot;'; COMMIT;&quot;)" office:value-type="string" office:string-value="START TRANSACTION; update donation set id = '44387' where id = '14838'; update resident_journal set timestamp = timestamp, id = '44387' where id = '14838'; update web_donor set resident_id = '44387' where resident_id = '14838'; update resident_base set name = NULLIF('','') where id = '44387'; delete from resident_base where id = '14838'; COMMIT;">
            <text:p>START TRANSACTION; update donation set id = '44387' where id = '14838'; update resident_journal set timestamp = timestamp, id = '44387' where id = '14838'; update web_donor set resident_id = '44387' where resident_id = '14838'; update resident_base set name = NULLIF('','') where id = '44387'; delete from resident_base where id = '14838'; COMMIT;</text:p>
          </table:table-cell>
          <table:table-cell table:number-columns-repeated="1015"/>
        </table:table-row>
        <table:table-row table:style-name="ro2">
          <table:table-cell office:value-type="string">
            <text:p>BIRNAM</text:p>
          </table:table-cell>
          <table:table-cell office:value-type="float" office:value="5416">
            <text:p>5416</text:p>
          </table:table-cell>
          <table:table-cell office:value-type="float" office:value="14839">
            <text:p>14839</text:p>
          </table:table-cell>
          <table:table-cell office:value-type="string">
            <text:p>TOPPING CHRIS &amp; KELLY</text:p>
          </table:table-cell>
          <table:table-cell office:value-type="float" office:value="44388">
            <text:p>44388</text:p>
          </table:table-cell>
          <table:table-cell office:value-type="string">
            <text:p>TOPPING KELLY L &amp; CHRISTOPHER L</text:p>
          </table:table-cell>
          <table:table-cell/>
          <table:table-cell office:value-type="string">
            <text:p>TOPPING CHRIS &amp; KELLY</text:p>
          </table:table-cell>
          <table:table-cell table:formula="of:=CONCATENATE(&quot;START TRANSACTION; update donation set id = '&quot;;[.E104];&quot;' where id = '&quot;;[.C104];&quot;'; update resident_journal set timestamp = timestamp, id = '&quot;;[.E104];&quot;' where id = '&quot;;[.C104];&quot;'; update web_donor set resident_id = '&quot;;[.E104];&quot;' where resident_id = '&quot;;[.C104];&quot;'; update resident_base set name = NULLIF('&quot;;[.H104];&quot;','') where id = '&quot;;[.E104];&quot;'; delete from resident_base where id = '&quot;;[.C104];&quot;'; COMMIT;&quot;)" office:value-type="string" office:string-value="START TRANSACTION; update donation set id = '44388' where id = '14839'; update resident_journal set timestamp = timestamp, id = '44388' where id = '14839'; update web_donor set resident_id = '44388' where resident_id = '14839'; update resident_base set name = NULLIF('TOPPING CHRIS &amp; KELLY','') where id = '44388'; delete from resident_base where id = '14839'; COMMIT;">
            <text:p>START TRANSACTION; update donation set id = '44388' where id = '14839'; update resident_journal set timestamp = timestamp, id = '44388' where id = '14839'; update web_donor set resident_id = '44388' where resident_id = '14839'; update resident_base set name = NULLIF('TOPPING CHRIS &amp; KELLY','') where id = '44388'; delete from resident_base where id = '14839'; COMMIT;</text:p>
          </table:table-cell>
          <table:table-cell table:number-columns-repeated="1015"/>
        </table:table-row>
        <table:table-row table:style-name="ro2">
          <table:table-cell office:value-type="string">
            <text:p>BIRNAM</text:p>
          </table:table-cell>
          <table:table-cell office:value-type="float" office:value="5412">
            <text:p>5412</text:p>
          </table:table-cell>
          <table:table-cell office:value-type="float" office:value="14840">
            <text:p>14840</text:p>
          </table:table-cell>
          <table:table-cell office:value-type="string">
            <text:p>HOWLAND JAMES E &amp; DONNA L</text:p>
          </table:table-cell>
          <table:table-cell office:value-type="float" office:value="44389">
            <text:p>44389</text:p>
          </table:table-cell>
          <table:table-cell table:number-columns-repeated="2"/>
          <table:table-cell office:value-type="string">
            <text:p>HOWLAND JAMES E &amp; DONNA L</text:p>
          </table:table-cell>
          <table:table-cell table:formula="of:=CONCATENATE(&quot;START TRANSACTION; update donation set id = '&quot;;[.E105];&quot;' where id = '&quot;;[.C105];&quot;'; update resident_journal set timestamp = timestamp, id = '&quot;;[.E105];&quot;' where id = '&quot;;[.C105];&quot;'; update web_donor set resident_id = '&quot;;[.E105];&quot;' where resident_id = '&quot;;[.C105];&quot;'; update resident_base set name = NULLIF('&quot;;[.H105];&quot;','') where id = '&quot;;[.E105];&quot;'; delete from resident_base where id = '&quot;;[.C105];&quot;'; COMMIT;&quot;)" office:value-type="string" office:string-value="START TRANSACTION; update donation set id = '44389' where id = '14840'; update resident_journal set timestamp = timestamp, id = '44389' where id = '14840'; update web_donor set resident_id = '44389' where resident_id = '14840'; update resident_base set name = NULLIF('HOWLAND JAMES E &amp; DONNA L','') where id = '44389'; delete from resident_base where id = '14840'; COMMIT;">
            <text:p>START TRANSACTION; update donation set id = '44389' where id = '14840'; update resident_journal set timestamp = timestamp, id = '44389' where id = '14840'; update web_donor set resident_id = '44389' where resident_id = '14840'; update resident_base set name = NULLIF('HOWLAND JAMES E &amp; DONNA L','') where id = '44389'; delete from resident_base where id = '14840'; COMMIT;</text:p>
          </table:table-cell>
          <table:table-cell table:number-columns-repeated="1015"/>
        </table:table-row>
        <table:table-row table:style-name="ro2">
          <table:table-cell office:value-type="string">
            <text:p>BIRNAM</text:p>
          </table:table-cell>
          <table:table-cell office:value-type="float" office:value="5408">
            <text:p>5408</text:p>
          </table:table-cell>
          <table:table-cell office:value-type="float" office:value="14841">
            <text:p>14841</text:p>
          </table:table-cell>
          <table:table-cell/>
          <table:table-cell office:value-type="float" office:value="44390">
            <text:p>44390</text:p>
          </table:table-cell>
          <table:table-cell table:number-columns-repeated="2"/>
          <table:table-cell/>
          <table:table-cell table:formula="of:=CONCATENATE(&quot;START TRANSACTION; update donation set id = '&quot;;[.E106];&quot;' where id = '&quot;;[.C106];&quot;'; update resident_journal set timestamp = timestamp, id = '&quot;;[.E106];&quot;' where id = '&quot;;[.C106];&quot;'; update web_donor set resident_id = '&quot;;[.E106];&quot;' where resident_id = '&quot;;[.C106];&quot;'; update resident_base set name = NULLIF('&quot;;[.H106];&quot;','') where id = '&quot;;[.E106];&quot;'; delete from resident_base where id = '&quot;;[.C106];&quot;'; COMMIT;&quot;)" office:value-type="string" office:string-value="START TRANSACTION; update donation set id = '44390' where id = '14841'; update resident_journal set timestamp = timestamp, id = '44390' where id = '14841'; update web_donor set resident_id = '44390' where resident_id = '14841'; update resident_base set name = NULLIF('','') where id = '44390'; delete from resident_base where id = '14841'; COMMIT;">
            <text:p>START TRANSACTION; update donation set id = '44390' where id = '14841'; update resident_journal set timestamp = timestamp, id = '44390' where id = '14841'; update web_donor set resident_id = '44390' where resident_id = '14841'; update resident_base set name = NULLIF('','') where id = '44390'; delete from resident_base where id = '14841'; COMMIT;</text:p>
          </table:table-cell>
          <table:table-cell table:number-columns-repeated="1015"/>
        </table:table-row>
        <table:table-row table:style-name="ro2">
          <table:table-cell office:value-type="string">
            <text:p>BIRNAM</text:p>
          </table:table-cell>
          <table:table-cell office:value-type="float" office:value="5404">
            <text:p>5404</text:p>
          </table:table-cell>
          <table:table-cell office:value-type="float" office:value="14842">
            <text:p>14842</text:p>
          </table:table-cell>
          <table:table-cell/>
          <table:table-cell office:value-type="float" office:value="44391">
            <text:p>44391</text:p>
          </table:table-cell>
          <table:table-cell table:number-columns-repeated="2"/>
          <table:table-cell/>
          <table:table-cell table:formula="of:=CONCATENATE(&quot;START TRANSACTION; update donation set id = '&quot;;[.E107];&quot;' where id = '&quot;;[.C107];&quot;'; update resident_journal set timestamp = timestamp, id = '&quot;;[.E107];&quot;' where id = '&quot;;[.C107];&quot;'; update web_donor set resident_id = '&quot;;[.E107];&quot;' where resident_id = '&quot;;[.C107];&quot;'; update resident_base set name = NULLIF('&quot;;[.H107];&quot;','') where id = '&quot;;[.E107];&quot;'; delete from resident_base where id = '&quot;;[.C107];&quot;'; COMMIT;&quot;)" office:value-type="string" office:string-value="START TRANSACTION; update donation set id = '44391' where id = '14842'; update resident_journal set timestamp = timestamp, id = '44391' where id = '14842'; update web_donor set resident_id = '44391' where resident_id = '14842'; update resident_base set name = NULLIF('','') where id = '44391'; delete from resident_base where id = '14842'; COMMIT;">
            <text:p>START TRANSACTION; update donation set id = '44391' where id = '14842'; update resident_journal set timestamp = timestamp, id = '44391' where id = '14842'; update web_donor set resident_id = '44391' where resident_id = '14842'; update resident_base set name = NULLIF('','') where id = '44391'; delete from resident_base where id = '14842'; COMMIT;</text:p>
          </table:table-cell>
          <table:table-cell table:number-columns-repeated="1015"/>
        </table:table-row>
        <table:table-row table:style-name="ro2">
          <table:table-cell office:value-type="string">
            <text:p>BIRNAM</text:p>
          </table:table-cell>
          <table:table-cell office:value-type="float" office:value="5400">
            <text:p>5400</text:p>
          </table:table-cell>
          <table:table-cell office:value-type="float" office:value="14833">
            <text:p>14833</text:p>
          </table:table-cell>
          <table:table-cell/>
          <table:table-cell office:value-type="float" office:value="44392">
            <text:p>44392</text:p>
          </table:table-cell>
          <table:table-cell table:number-columns-repeated="2"/>
          <table:table-cell/>
          <table:table-cell table:formula="of:=CONCATENATE(&quot;START TRANSACTION; update donation set id = '&quot;;[.E108];&quot;' where id = '&quot;;[.C108];&quot;'; update resident_journal set timestamp = timestamp, id = '&quot;;[.E108];&quot;' where id = '&quot;;[.C108];&quot;'; update web_donor set resident_id = '&quot;;[.E108];&quot;' where resident_id = '&quot;;[.C108];&quot;'; update resident_base set name = NULLIF('&quot;;[.H108];&quot;','') where id = '&quot;;[.E108];&quot;'; delete from resident_base where id = '&quot;;[.C108];&quot;'; COMMIT;&quot;)" office:value-type="string" office:string-value="START TRANSACTION; update donation set id = '44392' where id = '14833'; update resident_journal set timestamp = timestamp, id = '44392' where id = '14833'; update web_donor set resident_id = '44392' where resident_id = '14833'; update resident_base set name = NULLIF('','') where id = '44392'; delete from resident_base where id = '14833'; COMMIT;">
            <text:p>START TRANSACTION; update donation set id = '44392' where id = '14833'; update resident_journal set timestamp = timestamp, id = '44392' where id = '14833'; update web_donor set resident_id = '44392' where resident_id = '14833'; update resident_base set name = NULLIF('','') where id = '44392'; delete from resident_base where id = '14833'; COMMIT;</text:p>
          </table:table-cell>
          <table:table-cell table:number-columns-repeated="1015"/>
        </table:table-row>
        <table:table-row table:style-name="ro2">
          <table:table-cell office:value-type="string">
            <text:p>BIRNAM</text:p>
          </table:table-cell>
          <table:table-cell office:value-type="float" office:value="5401">
            <text:p>5401</text:p>
          </table:table-cell>
          <table:table-cell office:value-type="float" office:value="14829">
            <text:p>14829</text:p>
          </table:table-cell>
          <table:table-cell/>
          <table:table-cell office:value-type="float" office:value="44393">
            <text:p>44393</text:p>
          </table:table-cell>
          <table:table-cell table:number-columns-repeated="2"/>
          <table:table-cell/>
          <table:table-cell table:formula="of:=CONCATENATE(&quot;START TRANSACTION; update donation set id = '&quot;;[.E109];&quot;' where id = '&quot;;[.C109];&quot;'; update resident_journal set timestamp = timestamp, id = '&quot;;[.E109];&quot;' where id = '&quot;;[.C109];&quot;'; update web_donor set resident_id = '&quot;;[.E109];&quot;' where resident_id = '&quot;;[.C109];&quot;'; update resident_base set name = NULLIF('&quot;;[.H109];&quot;','') where id = '&quot;;[.E109];&quot;'; delete from resident_base where id = '&quot;;[.C109];&quot;'; COMMIT;&quot;)" office:value-type="string" office:string-value="START TRANSACTION; update donation set id = '44393' where id = '14829'; update resident_journal set timestamp = timestamp, id = '44393' where id = '14829'; update web_donor set resident_id = '44393' where resident_id = '14829'; update resident_base set name = NULLIF('','') where id = '44393'; delete from resident_base where id = '14829'; COMMIT;">
            <text:p>START TRANSACTION; update donation set id = '44393' where id = '14829'; update resident_journal set timestamp = timestamp, id = '44393' where id = '14829'; update web_donor set resident_id = '44393' where resident_id = '14829'; update resident_base set name = NULLIF('','') where id = '44393'; delete from resident_base where id = '14829'; COMMIT;</text:p>
          </table:table-cell>
          <table:table-cell table:number-columns-repeated="1015"/>
        </table:table-row>
        <table:table-row table:style-name="ro2">
          <table:table-cell office:value-type="string">
            <text:p>BIRNAM</text:p>
          </table:table-cell>
          <table:table-cell office:value-type="float" office:value="5405">
            <text:p>5405</text:p>
          </table:table-cell>
          <table:table-cell office:value-type="float" office:value="14828">
            <text:p>14828</text:p>
          </table:table-cell>
          <table:table-cell/>
          <table:table-cell office:value-type="float" office:value="44394">
            <text:p>44394</text:p>
          </table:table-cell>
          <table:table-cell table:number-columns-repeated="2"/>
          <table:table-cell/>
          <table:table-cell table:formula="of:=CONCATENATE(&quot;START TRANSACTION; update donation set id = '&quot;;[.E110];&quot;' where id = '&quot;;[.C110];&quot;'; update resident_journal set timestamp = timestamp, id = '&quot;;[.E110];&quot;' where id = '&quot;;[.C110];&quot;'; update web_donor set resident_id = '&quot;;[.E110];&quot;' where resident_id = '&quot;;[.C110];&quot;'; update resident_base set name = NULLIF('&quot;;[.H110];&quot;','') where id = '&quot;;[.E110];&quot;'; delete from resident_base where id = '&quot;;[.C110];&quot;'; COMMIT;&quot;)" office:value-type="string" office:string-value="START TRANSACTION; update donation set id = '44394' where id = '14828'; update resident_journal set timestamp = timestamp, id = '44394' where id = '14828'; update web_donor set resident_id = '44394' where resident_id = '14828'; update resident_base set name = NULLIF('','') where id = '44394'; delete from resident_base where id = '14828'; COMMIT;">
            <text:p>START TRANSACTION; update donation set id = '44394' where id = '14828'; update resident_journal set timestamp = timestamp, id = '44394' where id = '14828'; update web_donor set resident_id = '44394' where resident_id = '14828'; update resident_base set name = NULLIF('','') where id = '44394'; delete from resident_base where id = '14828'; COMMIT;</text:p>
          </table:table-cell>
          <table:table-cell table:number-columns-repeated="1015"/>
        </table:table-row>
        <table:table-row table:style-name="ro2">
          <table:table-cell office:value-type="string">
            <text:p>BIRNAM</text:p>
          </table:table-cell>
          <table:table-cell office:value-type="float" office:value="5409">
            <text:p>5409</text:p>
          </table:table-cell>
          <table:table-cell office:value-type="float" office:value="14827">
            <text:p>14827</text:p>
          </table:table-cell>
          <table:table-cell/>
          <table:table-cell office:value-type="float" office:value="44395">
            <text:p>44395</text:p>
          </table:table-cell>
          <table:table-cell table:number-columns-repeated="2"/>
          <table:table-cell/>
          <table:table-cell table:formula="of:=CONCATENATE(&quot;START TRANSACTION; update donation set id = '&quot;;[.E111];&quot;' where id = '&quot;;[.C111];&quot;'; update resident_journal set timestamp = timestamp, id = '&quot;;[.E111];&quot;' where id = '&quot;;[.C111];&quot;'; update web_donor set resident_id = '&quot;;[.E111];&quot;' where resident_id = '&quot;;[.C111];&quot;'; update resident_base set name = NULLIF('&quot;;[.H111];&quot;','') where id = '&quot;;[.E111];&quot;'; delete from resident_base where id = '&quot;;[.C111];&quot;'; COMMIT;&quot;)" office:value-type="string" office:string-value="START TRANSACTION; update donation set id = '44395' where id = '14827'; update resident_journal set timestamp = timestamp, id = '44395' where id = '14827'; update web_donor set resident_id = '44395' where resident_id = '14827'; update resident_base set name = NULLIF('','') where id = '44395'; delete from resident_base where id = '14827'; COMMIT;">
            <text:p>START TRANSACTION; update donation set id = '44395' where id = '14827'; update resident_journal set timestamp = timestamp, id = '44395' where id = '14827'; update web_donor set resident_id = '44395' where resident_id = '14827'; update resident_base set name = NULLIF('','') where id = '44395'; delete from resident_base where id = '14827'; COMMIT;</text:p>
          </table:table-cell>
          <table:table-cell table:number-columns-repeated="1015"/>
        </table:table-row>
        <table:table-row table:style-name="ro2">
          <table:table-cell office:value-type="string">
            <text:p>BIRNAM</text:p>
          </table:table-cell>
          <table:table-cell office:value-type="float" office:value="5413">
            <text:p>5413</text:p>
          </table:table-cell>
          <table:table-cell office:value-type="float" office:value="14826">
            <text:p>14826</text:p>
          </table:table-cell>
          <table:table-cell/>
          <table:table-cell office:value-type="float" office:value="44396">
            <text:p>44396</text:p>
          </table:table-cell>
          <table:table-cell table:number-columns-repeated="2"/>
          <table:table-cell/>
          <table:table-cell table:formula="of:=CONCATENATE(&quot;START TRANSACTION; update donation set id = '&quot;;[.E112];&quot;' where id = '&quot;;[.C112];&quot;'; update resident_journal set timestamp = timestamp, id = '&quot;;[.E112];&quot;' where id = '&quot;;[.C112];&quot;'; update web_donor set resident_id = '&quot;;[.E112];&quot;' where resident_id = '&quot;;[.C112];&quot;'; update resident_base set name = NULLIF('&quot;;[.H112];&quot;','') where id = '&quot;;[.E112];&quot;'; delete from resident_base where id = '&quot;;[.C112];&quot;'; COMMIT;&quot;)" office:value-type="string" office:string-value="START TRANSACTION; update donation set id = '44396' where id = '14826'; update resident_journal set timestamp = timestamp, id = '44396' where id = '14826'; update web_donor set resident_id = '44396' where resident_id = '14826'; update resident_base set name = NULLIF('','') where id = '44396'; delete from resident_base where id = '14826'; COMMIT;">
            <text:p>START TRANSACTION; update donation set id = '44396' where id = '14826'; update resident_journal set timestamp = timestamp, id = '44396' where id = '14826'; update web_donor set resident_id = '44396' where resident_id = '14826'; update resident_base set name = NULLIF('','') where id = '44396'; delete from resident_base where id = '14826'; COMMIT;</text:p>
          </table:table-cell>
          <table:table-cell table:number-columns-repeated="1015"/>
        </table:table-row>
        <table:table-row table:style-name="ro2">
          <table:table-cell office:value-type="string">
            <text:p>BIRNAM</text:p>
          </table:table-cell>
          <table:table-cell office:value-type="float" office:value="5417">
            <text:p>5417</text:p>
          </table:table-cell>
          <table:table-cell office:value-type="float" office:value="14825">
            <text:p>14825</text:p>
          </table:table-cell>
          <table:table-cell/>
          <table:table-cell office:value-type="float" office:value="44397">
            <text:p>44397</text:p>
          </table:table-cell>
          <table:table-cell table:number-columns-repeated="2"/>
          <table:table-cell/>
          <table:table-cell table:formula="of:=CONCATENATE(&quot;START TRANSACTION; update donation set id = '&quot;;[.E113];&quot;' where id = '&quot;;[.C113];&quot;'; update resident_journal set timestamp = timestamp, id = '&quot;;[.E113];&quot;' where id = '&quot;;[.C113];&quot;'; update web_donor set resident_id = '&quot;;[.E113];&quot;' where resident_id = '&quot;;[.C113];&quot;'; update resident_base set name = NULLIF('&quot;;[.H113];&quot;','') where id = '&quot;;[.E113];&quot;'; delete from resident_base where id = '&quot;;[.C113];&quot;'; COMMIT;&quot;)" office:value-type="string" office:string-value="START TRANSACTION; update donation set id = '44397' where id = '14825'; update resident_journal set timestamp = timestamp, id = '44397' where id = '14825'; update web_donor set resident_id = '44397' where resident_id = '14825'; update resident_base set name = NULLIF('','') where id = '44397'; delete from resident_base where id = '14825'; COMMIT;">
            <text:p>START TRANSACTION; update donation set id = '44397' where id = '14825'; update resident_journal set timestamp = timestamp, id = '44397' where id = '14825'; update web_donor set resident_id = '44397' where resident_id = '14825'; update resident_base set name = NULLIF('','') where id = '44397'; delete from resident_base where id = '14825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92">
            <text:p>1892</text:p>
          </table:table-cell>
          <table:table-cell office:value-type="float" office:value="3432">
            <text:p>3432</text:p>
          </table:table-cell>
          <table:table-cell/>
          <table:table-cell office:value-type="float" office:value="46883">
            <text:p>46883</text:p>
          </table:table-cell>
          <table:table-cell table:number-columns-repeated="2"/>
          <table:table-cell/>
          <table:table-cell table:formula="of:=CONCATENATE(&quot;START TRANSACTION; update donation set id = '&quot;;[.E114];&quot;' where id = '&quot;;[.C114];&quot;'; update resident_journal set timestamp = timestamp, id = '&quot;;[.E114];&quot;' where id = '&quot;;[.C114];&quot;'; update web_donor set resident_id = '&quot;;[.E114];&quot;' where resident_id = '&quot;;[.C114];&quot;'; update resident_base set name = NULLIF('&quot;;[.H114];&quot;','') where id = '&quot;;[.E114];&quot;'; delete from resident_base where id = '&quot;;[.C114];&quot;'; COMMIT;&quot;)" office:value-type="string" office:string-value="START TRANSACTION; update donation set id = '46883' where id = '3432'; update resident_journal set timestamp = timestamp, id = '46883' where id = '3432'; update web_donor set resident_id = '46883' where resident_id = '3432'; update resident_base set name = NULLIF('','') where id = '46883'; delete from resident_base where id = '3432'; COMMIT;">
            <text:p>START TRANSACTION; update donation set id = '46883' where id = '3432'; update resident_journal set timestamp = timestamp, id = '46883' where id = '3432'; update web_donor set resident_id = '46883' where resident_id = '3432'; update resident_base set name = NULLIF('','') where id = '46883'; delete from resident_base where id = '3432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88">
            <text:p>1888</text:p>
          </table:table-cell>
          <table:table-cell office:value-type="float" office:value="3572">
            <text:p>3572</text:p>
          </table:table-cell>
          <table:table-cell/>
          <table:table-cell office:value-type="float" office:value="46884">
            <text:p>46884</text:p>
          </table:table-cell>
          <table:table-cell table:number-columns-repeated="2"/>
          <table:table-cell/>
          <table:table-cell table:formula="of:=CONCATENATE(&quot;START TRANSACTION; update donation set id = '&quot;;[.E115];&quot;' where id = '&quot;;[.C115];&quot;'; update resident_journal set timestamp = timestamp, id = '&quot;;[.E115];&quot;' where id = '&quot;;[.C115];&quot;'; update web_donor set resident_id = '&quot;;[.E115];&quot;' where resident_id = '&quot;;[.C115];&quot;'; update resident_base set name = NULLIF('&quot;;[.H115];&quot;','') where id = '&quot;;[.E115];&quot;'; delete from resident_base where id = '&quot;;[.C115];&quot;'; COMMIT;&quot;)" office:value-type="string" office:string-value="START TRANSACTION; update donation set id = '46884' where id = '3572'; update resident_journal set timestamp = timestamp, id = '46884' where id = '3572'; update web_donor set resident_id = '46884' where resident_id = '3572'; update resident_base set name = NULLIF('','') where id = '46884'; delete from resident_base where id = '3572'; COMMIT;">
            <text:p>START TRANSACTION; update donation set id = '46884' where id = '3572'; update resident_journal set timestamp = timestamp, id = '46884' where id = '3572'; update web_donor set resident_id = '46884' where resident_id = '3572'; update resident_base set name = NULLIF('','') where id = '46884'; delete from resident_base where id = '3572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84">
            <text:p>1884</text:p>
          </table:table-cell>
          <table:table-cell office:value-type="float" office:value="3573">
            <text:p>3573</text:p>
          </table:table-cell>
          <table:table-cell/>
          <table:table-cell office:value-type="float" office:value="46885">
            <text:p>46885</text:p>
          </table:table-cell>
          <table:table-cell table:number-columns-repeated="2"/>
          <table:table-cell/>
          <table:table-cell table:formula="of:=CONCATENATE(&quot;START TRANSACTION; update donation set id = '&quot;;[.E116];&quot;' where id = '&quot;;[.C116];&quot;'; update resident_journal set timestamp = timestamp, id = '&quot;;[.E116];&quot;' where id = '&quot;;[.C116];&quot;'; update web_donor set resident_id = '&quot;;[.E116];&quot;' where resident_id = '&quot;;[.C116];&quot;'; update resident_base set name = NULLIF('&quot;;[.H116];&quot;','') where id = '&quot;;[.E116];&quot;'; delete from resident_base where id = '&quot;;[.C116];&quot;'; COMMIT;&quot;)" office:value-type="string" office:string-value="START TRANSACTION; update donation set id = '46885' where id = '3573'; update resident_journal set timestamp = timestamp, id = '46885' where id = '3573'; update web_donor set resident_id = '46885' where resident_id = '3573'; update resident_base set name = NULLIF('','') where id = '46885'; delete from resident_base where id = '3573'; COMMIT;">
            <text:p>START TRANSACTION; update donation set id = '46885' where id = '3573'; update resident_journal set timestamp = timestamp, id = '46885' where id = '3573'; update web_donor set resident_id = '46885' where resident_id = '3573'; update resident_base set name = NULLIF('','') where id = '46885'; delete from resident_base where id = '3573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80">
            <text:p>1880</text:p>
          </table:table-cell>
          <table:table-cell office:value-type="float" office:value="3574">
            <text:p>3574</text:p>
          </table:table-cell>
          <table:table-cell/>
          <table:table-cell office:value-type="float" office:value="46886">
            <text:p>46886</text:p>
          </table:table-cell>
          <table:table-cell table:number-columns-repeated="2"/>
          <table:table-cell/>
          <table:table-cell table:formula="of:=CONCATENATE(&quot;START TRANSACTION; update donation set id = '&quot;;[.E117];&quot;' where id = '&quot;;[.C117];&quot;'; update resident_journal set timestamp = timestamp, id = '&quot;;[.E117];&quot;' where id = '&quot;;[.C117];&quot;'; update web_donor set resident_id = '&quot;;[.E117];&quot;' where resident_id = '&quot;;[.C117];&quot;'; update resident_base set name = NULLIF('&quot;;[.H117];&quot;','') where id = '&quot;;[.E117];&quot;'; delete from resident_base where id = '&quot;;[.C117];&quot;'; COMMIT;&quot;)" office:value-type="string" office:string-value="START TRANSACTION; update donation set id = '46886' where id = '3574'; update resident_journal set timestamp = timestamp, id = '46886' where id = '3574'; update web_donor set resident_id = '46886' where resident_id = '3574'; update resident_base set name = NULLIF('','') where id = '46886'; delete from resident_base where id = '3574'; COMMIT;">
            <text:p>START TRANSACTION; update donation set id = '46886' where id = '3574'; update resident_journal set timestamp = timestamp, id = '46886' where id = '3574'; update web_donor set resident_id = '46886' where resident_id = '3574'; update resident_base set name = NULLIF('','') where id = '46886'; delete from resident_base where id = '3574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76">
            <text:p>1876</text:p>
          </table:table-cell>
          <table:table-cell office:value-type="float" office:value="3579">
            <text:p>3579</text:p>
          </table:table-cell>
          <table:table-cell/>
          <table:table-cell office:value-type="float" office:value="46887">
            <text:p>46887</text:p>
          </table:table-cell>
          <table:table-cell table:number-columns-repeated="2"/>
          <table:table-cell/>
          <table:table-cell table:formula="of:=CONCATENATE(&quot;START TRANSACTION; update donation set id = '&quot;;[.E118];&quot;' where id = '&quot;;[.C118];&quot;'; update resident_journal set timestamp = timestamp, id = '&quot;;[.E118];&quot;' where id = '&quot;;[.C118];&quot;'; update web_donor set resident_id = '&quot;;[.E118];&quot;' where resident_id = '&quot;;[.C118];&quot;'; update resident_base set name = NULLIF('&quot;;[.H118];&quot;','') where id = '&quot;;[.E118];&quot;'; delete from resident_base where id = '&quot;;[.C118];&quot;'; COMMIT;&quot;)" office:value-type="string" office:string-value="START TRANSACTION; update donation set id = '46887' where id = '3579'; update resident_journal set timestamp = timestamp, id = '46887' where id = '3579'; update web_donor set resident_id = '46887' where resident_id = '3579'; update resident_base set name = NULLIF('','') where id = '46887'; delete from resident_base where id = '3579'; COMMIT;">
            <text:p>START TRANSACTION; update donation set id = '46887' where id = '3579'; update resident_journal set timestamp = timestamp, id = '46887' where id = '3579'; update web_donor set resident_id = '46887' where resident_id = '3579'; update resident_base set name = NULLIF('','') where id = '46887'; delete from resident_base where id = '3579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72">
            <text:p>1872</text:p>
          </table:table-cell>
          <table:table-cell office:value-type="float" office:value="3580">
            <text:p>3580</text:p>
          </table:table-cell>
          <table:table-cell/>
          <table:table-cell office:value-type="float" office:value="46888">
            <text:p>46888</text:p>
          </table:table-cell>
          <table:table-cell table:number-columns-repeated="2"/>
          <table:table-cell/>
          <table:table-cell table:formula="of:=CONCATENATE(&quot;START TRANSACTION; update donation set id = '&quot;;[.E119];&quot;' where id = '&quot;;[.C119];&quot;'; update resident_journal set timestamp = timestamp, id = '&quot;;[.E119];&quot;' where id = '&quot;;[.C119];&quot;'; update web_donor set resident_id = '&quot;;[.E119];&quot;' where resident_id = '&quot;;[.C119];&quot;'; update resident_base set name = NULLIF('&quot;;[.H119];&quot;','') where id = '&quot;;[.E119];&quot;'; delete from resident_base where id = '&quot;;[.C119];&quot;'; COMMIT;&quot;)" office:value-type="string" office:string-value="START TRANSACTION; update donation set id = '46888' where id = '3580'; update resident_journal set timestamp = timestamp, id = '46888' where id = '3580'; update web_donor set resident_id = '46888' where resident_id = '3580'; update resident_base set name = NULLIF('','') where id = '46888'; delete from resident_base where id = '3580'; COMMIT;">
            <text:p>START TRANSACTION; update donation set id = '46888' where id = '3580'; update resident_journal set timestamp = timestamp, id = '46888' where id = '3580'; update web_donor set resident_id = '46888' where resident_id = '3580'; update resident_base set name = NULLIF('','') where id = '46888'; delete from resident_base where id = '3580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68">
            <text:p>1868</text:p>
          </table:table-cell>
          <table:table-cell office:value-type="float" office:value="3581">
            <text:p>3581</text:p>
          </table:table-cell>
          <table:table-cell/>
          <table:table-cell office:value-type="float" office:value="46889">
            <text:p>46889</text:p>
          </table:table-cell>
          <table:table-cell table:number-columns-repeated="2"/>
          <table:table-cell/>
          <table:table-cell table:formula="of:=CONCATENATE(&quot;START TRANSACTION; update donation set id = '&quot;;[.E120];&quot;' where id = '&quot;;[.C120];&quot;'; update resident_journal set timestamp = timestamp, id = '&quot;;[.E120];&quot;' where id = '&quot;;[.C120];&quot;'; update web_donor set resident_id = '&quot;;[.E120];&quot;' where resident_id = '&quot;;[.C120];&quot;'; update resident_base set name = NULLIF('&quot;;[.H120];&quot;','') where id = '&quot;;[.E120];&quot;'; delete from resident_base where id = '&quot;;[.C120];&quot;'; COMMIT;&quot;)" office:value-type="string" office:string-value="START TRANSACTION; update donation set id = '46889' where id = '3581'; update resident_journal set timestamp = timestamp, id = '46889' where id = '3581'; update web_donor set resident_id = '46889' where resident_id = '3581'; update resident_base set name = NULLIF('','') where id = '46889'; delete from resident_base where id = '3581'; COMMIT;">
            <text:p>START TRANSACTION; update donation set id = '46889' where id = '3581'; update resident_journal set timestamp = timestamp, id = '46889' where id = '3581'; update web_donor set resident_id = '46889' where resident_id = '3581'; update resident_base set name = NULLIF('','') where id = '46889'; delete from resident_base where id = '3581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64">
            <text:p>1864</text:p>
          </table:table-cell>
          <table:table-cell office:value-type="float" office:value="4478">
            <text:p>4478</text:p>
          </table:table-cell>
          <table:table-cell/>
          <table:table-cell office:value-type="float" office:value="46890">
            <text:p>46890</text:p>
          </table:table-cell>
          <table:table-cell table:number-columns-repeated="2"/>
          <table:table-cell/>
          <table:table-cell table:formula="of:=CONCATENATE(&quot;START TRANSACTION; update donation set id = '&quot;;[.E121];&quot;' where id = '&quot;;[.C121];&quot;'; update resident_journal set timestamp = timestamp, id = '&quot;;[.E121];&quot;' where id = '&quot;;[.C121];&quot;'; update web_donor set resident_id = '&quot;;[.E121];&quot;' where resident_id = '&quot;;[.C121];&quot;'; update resident_base set name = NULLIF('&quot;;[.H121];&quot;','') where id = '&quot;;[.E121];&quot;'; delete from resident_base where id = '&quot;;[.C121];&quot;'; COMMIT;&quot;)" office:value-type="string" office:string-value="START TRANSACTION; update donation set id = '46890' where id = '4478'; update resident_journal set timestamp = timestamp, id = '46890' where id = '4478'; update web_donor set resident_id = '46890' where resident_id = '4478'; update resident_base set name = NULLIF('','') where id = '46890'; delete from resident_base where id = '4478'; COMMIT;">
            <text:p>START TRANSACTION; update donation set id = '46890' where id = '4478'; update resident_journal set timestamp = timestamp, id = '46890' where id = '4478'; update web_donor set resident_id = '46890' where resident_id = '4478'; update resident_base set name = NULLIF('','') where id = '46890'; delete from resident_base where id = '4478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60">
            <text:p>1860</text:p>
          </table:table-cell>
          <table:table-cell office:value-type="float" office:value="4479">
            <text:p>4479</text:p>
          </table:table-cell>
          <table:table-cell/>
          <table:table-cell office:value-type="float" office:value="46891">
            <text:p>46891</text:p>
          </table:table-cell>
          <table:table-cell table:number-columns-repeated="2"/>
          <table:table-cell/>
          <table:table-cell table:formula="of:=CONCATENATE(&quot;START TRANSACTION; update donation set id = '&quot;;[.E122];&quot;' where id = '&quot;;[.C122];&quot;'; update resident_journal set timestamp = timestamp, id = '&quot;;[.E122];&quot;' where id = '&quot;;[.C122];&quot;'; update web_donor set resident_id = '&quot;;[.E122];&quot;' where resident_id = '&quot;;[.C122];&quot;'; update resident_base set name = NULLIF('&quot;;[.H122];&quot;','') where id = '&quot;;[.E122];&quot;'; delete from resident_base where id = '&quot;;[.C122];&quot;'; COMMIT;&quot;)" office:value-type="string" office:string-value="START TRANSACTION; update donation set id = '46891' where id = '4479'; update resident_journal set timestamp = timestamp, id = '46891' where id = '4479'; update web_donor set resident_id = '46891' where resident_id = '4479'; update resident_base set name = NULLIF('','') where id = '46891'; delete from resident_base where id = '4479'; COMMIT;">
            <text:p>START TRANSACTION; update donation set id = '46891' where id = '4479'; update resident_journal set timestamp = timestamp, id = '46891' where id = '4479'; update web_donor set resident_id = '46891' where resident_id = '4479'; update resident_base set name = NULLIF('','') where id = '46891'; delete from resident_base where id = '4479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56">
            <text:p>1856</text:p>
          </table:table-cell>
          <table:table-cell office:value-type="float" office:value="4487">
            <text:p>4487</text:p>
          </table:table-cell>
          <table:table-cell/>
          <table:table-cell office:value-type="float" office:value="46892">
            <text:p>46892</text:p>
          </table:table-cell>
          <table:table-cell table:number-columns-repeated="2"/>
          <table:table-cell/>
          <table:table-cell table:formula="of:=CONCATENATE(&quot;START TRANSACTION; update donation set id = '&quot;;[.E123];&quot;' where id = '&quot;;[.C123];&quot;'; update resident_journal set timestamp = timestamp, id = '&quot;;[.E123];&quot;' where id = '&quot;;[.C123];&quot;'; update web_donor set resident_id = '&quot;;[.E123];&quot;' where resident_id = '&quot;;[.C123];&quot;'; update resident_base set name = NULLIF('&quot;;[.H123];&quot;','') where id = '&quot;;[.E123];&quot;'; delete from resident_base where id = '&quot;;[.C123];&quot;'; COMMIT;&quot;)" office:value-type="string" office:string-value="START TRANSACTION; update donation set id = '46892' where id = '4487'; update resident_journal set timestamp = timestamp, id = '46892' where id = '4487'; update web_donor set resident_id = '46892' where resident_id = '4487'; update resident_base set name = NULLIF('','') where id = '46892'; delete from resident_base where id = '4487'; COMMIT;">
            <text:p>START TRANSACTION; update donation set id = '46892' where id = '4487'; update resident_journal set timestamp = timestamp, id = '46892' where id = '4487'; update web_donor set resident_id = '46892' where resident_id = '4487'; update resident_base set name = NULLIF('','') where id = '46892'; delete from resident_base where id = '4487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52">
            <text:p>1852</text:p>
          </table:table-cell>
          <table:table-cell office:value-type="float" office:value="4486">
            <text:p>4486</text:p>
          </table:table-cell>
          <table:table-cell office:value-type="string">
            <text:p>BENZICK SUSANNE R</text:p>
          </table:table-cell>
          <table:table-cell office:value-type="float" office:value="46893">
            <text:p>46893</text:p>
          </table:table-cell>
          <table:table-cell table:number-columns-repeated="2"/>
          <table:table-cell office:value-type="string">
            <text:p>BENZICK SUSANNE R</text:p>
          </table:table-cell>
          <table:table-cell table:formula="of:=CONCATENATE(&quot;START TRANSACTION; update donation set id = '&quot;;[.E124];&quot;' where id = '&quot;;[.C124];&quot;'; update resident_journal set timestamp = timestamp, id = '&quot;;[.E124];&quot;' where id = '&quot;;[.C124];&quot;'; update web_donor set resident_id = '&quot;;[.E124];&quot;' where resident_id = '&quot;;[.C124];&quot;'; update resident_base set name = NULLIF('&quot;;[.H124];&quot;','') where id = '&quot;;[.E124];&quot;'; delete from resident_base where id = '&quot;;[.C124];&quot;'; COMMIT;&quot;)" office:value-type="string" office:string-value="START TRANSACTION; update donation set id = '46893' where id = '4486'; update resident_journal set timestamp = timestamp, id = '46893' where id = '4486'; update web_donor set resident_id = '46893' where resident_id = '4486'; update resident_base set name = NULLIF('BENZICK SUSANNE R','') where id = '46893'; delete from resident_base where id = '4486'; COMMIT;">
            <text:p>START TRANSACTION; update donation set id = '46893' where id = '4486'; update resident_journal set timestamp = timestamp, id = '46893' where id = '4486'; update web_donor set resident_id = '46893' where resident_id = '4486'; update resident_base set name = NULLIF('BENZICK SUSANNE R','') where id = '46893'; delete from resident_base where id = '4486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48">
            <text:p>1848</text:p>
          </table:table-cell>
          <table:table-cell office:value-type="float" office:value="4480">
            <text:p>4480</text:p>
          </table:table-cell>
          <table:table-cell/>
          <table:table-cell office:value-type="float" office:value="46894">
            <text:p>46894</text:p>
          </table:table-cell>
          <table:table-cell table:number-columns-repeated="2"/>
          <table:table-cell/>
          <table:table-cell table:formula="of:=CONCATENATE(&quot;START TRANSACTION; update donation set id = '&quot;;[.E125];&quot;' where id = '&quot;;[.C125];&quot;'; update resident_journal set timestamp = timestamp, id = '&quot;;[.E125];&quot;' where id = '&quot;;[.C125];&quot;'; update web_donor set resident_id = '&quot;;[.E125];&quot;' where resident_id = '&quot;;[.C125];&quot;'; update resident_base set name = NULLIF('&quot;;[.H125];&quot;','') where id = '&quot;;[.E125];&quot;'; delete from resident_base where id = '&quot;;[.C125];&quot;'; COMMIT;&quot;)" office:value-type="string" office:string-value="START TRANSACTION; update donation set id = '46894' where id = '4480'; update resident_journal set timestamp = timestamp, id = '46894' where id = '4480'; update web_donor set resident_id = '46894' where resident_id = '4480'; update resident_base set name = NULLIF('','') where id = '46894'; delete from resident_base where id = '4480'; COMMIT;">
            <text:p>START TRANSACTION; update donation set id = '46894' where id = '4480'; update resident_journal set timestamp = timestamp, id = '46894' where id = '4480'; update web_donor set resident_id = '46894' where resident_id = '4480'; update resident_base set name = NULLIF('','') where id = '46894'; delete from resident_base where id = '4480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36">
            <text:p>1836</text:p>
          </table:table-cell>
          <table:table-cell office:value-type="float" office:value="4385">
            <text:p>4385</text:p>
          </table:table-cell>
          <table:table-cell/>
          <table:table-cell office:value-type="float" office:value="46895">
            <text:p>46895</text:p>
          </table:table-cell>
          <table:table-cell table:number-columns-repeated="2"/>
          <table:table-cell/>
          <table:table-cell table:formula="of:=CONCATENATE(&quot;START TRANSACTION; update donation set id = '&quot;;[.E126];&quot;' where id = '&quot;;[.C126];&quot;'; update resident_journal set timestamp = timestamp, id = '&quot;;[.E126];&quot;' where id = '&quot;;[.C126];&quot;'; update web_donor set resident_id = '&quot;;[.E126];&quot;' where resident_id = '&quot;;[.C126];&quot;'; update resident_base set name = NULLIF('&quot;;[.H126];&quot;','') where id = '&quot;;[.E126];&quot;'; delete from resident_base where id = '&quot;;[.C126];&quot;'; COMMIT;&quot;)" office:value-type="string" office:string-value="START TRANSACTION; update donation set id = '46895' where id = '4385'; update resident_journal set timestamp = timestamp, id = '46895' where id = '4385'; update web_donor set resident_id = '46895' where resident_id = '4385'; update resident_base set name = NULLIF('','') where id = '46895'; delete from resident_base where id = '4385'; COMMIT;">
            <text:p>START TRANSACTION; update donation set id = '46895' where id = '4385'; update resident_journal set timestamp = timestamp, id = '46895' where id = '4385'; update web_donor set resident_id = '46895' where resident_id = '4385'; update resident_base set name = NULLIF('','') where id = '46895'; delete from resident_base where id = '4385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32">
            <text:p>1832</text:p>
          </table:table-cell>
          <table:table-cell office:value-type="float" office:value="4384">
            <text:p>4384</text:p>
          </table:table-cell>
          <table:table-cell/>
          <table:table-cell office:value-type="float" office:value="46896">
            <text:p>46896</text:p>
          </table:table-cell>
          <table:table-cell table:number-columns-repeated="2"/>
          <table:table-cell/>
          <table:table-cell table:formula="of:=CONCATENATE(&quot;START TRANSACTION; update donation set id = '&quot;;[.E127];&quot;' where id = '&quot;;[.C127];&quot;'; update resident_journal set timestamp = timestamp, id = '&quot;;[.E127];&quot;' where id = '&quot;;[.C127];&quot;'; update web_donor set resident_id = '&quot;;[.E127];&quot;' where resident_id = '&quot;;[.C127];&quot;'; update resident_base set name = NULLIF('&quot;;[.H127];&quot;','') where id = '&quot;;[.E127];&quot;'; delete from resident_base where id = '&quot;;[.C127];&quot;'; COMMIT;&quot;)" office:value-type="string" office:string-value="START TRANSACTION; update donation set id = '46896' where id = '4384'; update resident_journal set timestamp = timestamp, id = '46896' where id = '4384'; update web_donor set resident_id = '46896' where resident_id = '4384'; update resident_base set name = NULLIF('','') where id = '46896'; delete from resident_base where id = '4384'; COMMIT;">
            <text:p>START TRANSACTION; update donation set id = '46896' where id = '4384'; update resident_journal set timestamp = timestamp, id = '46896' where id = '4384'; update web_donor set resident_id = '46896' where resident_id = '4384'; update resident_base set name = NULLIF('','') where id = '46896'; delete from resident_base where id = '4384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28">
            <text:p>1828</text:p>
          </table:table-cell>
          <table:table-cell office:value-type="float" office:value="4371">
            <text:p>4371</text:p>
          </table:table-cell>
          <table:table-cell/>
          <table:table-cell office:value-type="float" office:value="46897">
            <text:p>46897</text:p>
          </table:table-cell>
          <table:table-cell table:number-columns-repeated="2"/>
          <table:table-cell/>
          <table:table-cell table:formula="of:=CONCATENATE(&quot;START TRANSACTION; update donation set id = '&quot;;[.E128];&quot;' where id = '&quot;;[.C128];&quot;'; update resident_journal set timestamp = timestamp, id = '&quot;;[.E128];&quot;' where id = '&quot;;[.C128];&quot;'; update web_donor set resident_id = '&quot;;[.E128];&quot;' where resident_id = '&quot;;[.C128];&quot;'; update resident_base set name = NULLIF('&quot;;[.H128];&quot;','') where id = '&quot;;[.E128];&quot;'; delete from resident_base where id = '&quot;;[.C128];&quot;'; COMMIT;&quot;)" office:value-type="string" office:string-value="START TRANSACTION; update donation set id = '46897' where id = '4371'; update resident_journal set timestamp = timestamp, id = '46897' where id = '4371'; update web_donor set resident_id = '46897' where resident_id = '4371'; update resident_base set name = NULLIF('','') where id = '46897'; delete from resident_base where id = '4371'; COMMIT;">
            <text:p>START TRANSACTION; update donation set id = '46897' where id = '4371'; update resident_journal set timestamp = timestamp, id = '46897' where id = '4371'; update web_donor set resident_id = '46897' where resident_id = '4371'; update resident_base set name = NULLIF('','') where id = '46897'; delete from resident_base where id = '4371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24">
            <text:p>1824</text:p>
          </table:table-cell>
          <table:table-cell office:value-type="float" office:value="4373">
            <text:p>4373</text:p>
          </table:table-cell>
          <table:table-cell/>
          <table:table-cell office:value-type="float" office:value="46898">
            <text:p>46898</text:p>
          </table:table-cell>
          <table:table-cell table:number-columns-repeated="2"/>
          <table:table-cell/>
          <table:table-cell table:formula="of:=CONCATENATE(&quot;START TRANSACTION; update donation set id = '&quot;;[.E129];&quot;' where id = '&quot;;[.C129];&quot;'; update resident_journal set timestamp = timestamp, id = '&quot;;[.E129];&quot;' where id = '&quot;;[.C129];&quot;'; update web_donor set resident_id = '&quot;;[.E129];&quot;' where resident_id = '&quot;;[.C129];&quot;'; update resident_base set name = NULLIF('&quot;;[.H129];&quot;','') where id = '&quot;;[.E129];&quot;'; delete from resident_base where id = '&quot;;[.C129];&quot;'; COMMIT;&quot;)" office:value-type="string" office:string-value="START TRANSACTION; update donation set id = '46898' where id = '4373'; update resident_journal set timestamp = timestamp, id = '46898' where id = '4373'; update web_donor set resident_id = '46898' where resident_id = '4373'; update resident_base set name = NULLIF('','') where id = '46898'; delete from resident_base where id = '4373'; COMMIT;">
            <text:p>START TRANSACTION; update donation set id = '46898' where id = '4373'; update resident_journal set timestamp = timestamp, id = '46898' where id = '4373'; update web_donor set resident_id = '46898' where resident_id = '4373'; update resident_base set name = NULLIF('','') where id = '46898'; delete from resident_base where id = '4373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20">
            <text:p>1820</text:p>
          </table:table-cell>
          <table:table-cell office:value-type="float" office:value="4372">
            <text:p>4372</text:p>
          </table:table-cell>
          <table:table-cell/>
          <table:table-cell office:value-type="float" office:value="46899">
            <text:p>46899</text:p>
          </table:table-cell>
          <table:table-cell table:number-columns-repeated="2"/>
          <table:table-cell/>
          <table:table-cell table:formula="of:=CONCATENATE(&quot;START TRANSACTION; update donation set id = '&quot;;[.E130];&quot;' where id = '&quot;;[.C130];&quot;'; update resident_journal set timestamp = timestamp, id = '&quot;;[.E130];&quot;' where id = '&quot;;[.C130];&quot;'; update web_donor set resident_id = '&quot;;[.E130];&quot;' where resident_id = '&quot;;[.C130];&quot;'; update resident_base set name = NULLIF('&quot;;[.H130];&quot;','') where id = '&quot;;[.E130];&quot;'; delete from resident_base where id = '&quot;;[.C130];&quot;'; COMMIT;&quot;)" office:value-type="string" office:string-value="START TRANSACTION; update donation set id = '46899' where id = '4372'; update resident_journal set timestamp = timestamp, id = '46899' where id = '4372'; update web_donor set resident_id = '46899' where resident_id = '4372'; update resident_base set name = NULLIF('','') where id = '46899'; delete from resident_base where id = '4372'; COMMIT;">
            <text:p>START TRANSACTION; update donation set id = '46899' where id = '4372'; update resident_journal set timestamp = timestamp, id = '46899' where id = '4372'; update web_donor set resident_id = '46899' where resident_id = '4372'; update resident_base set name = NULLIF('','') where id = '46899'; delete from resident_base where id = '4372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16">
            <text:p>1816</text:p>
          </table:table-cell>
          <table:table-cell office:value-type="float" office:value="4360">
            <text:p>4360</text:p>
          </table:table-cell>
          <table:table-cell/>
          <table:table-cell office:value-type="float" office:value="46900">
            <text:p>46900</text:p>
          </table:table-cell>
          <table:table-cell table:number-columns-repeated="2"/>
          <table:table-cell/>
          <table:table-cell table:formula="of:=CONCATENATE(&quot;START TRANSACTION; update donation set id = '&quot;;[.E131];&quot;' where id = '&quot;;[.C131];&quot;'; update resident_journal set timestamp = timestamp, id = '&quot;;[.E131];&quot;' where id = '&quot;;[.C131];&quot;'; update web_donor set resident_id = '&quot;;[.E131];&quot;' where resident_id = '&quot;;[.C131];&quot;'; update resident_base set name = NULLIF('&quot;;[.H131];&quot;','') where id = '&quot;;[.E131];&quot;'; delete from resident_base where id = '&quot;;[.C131];&quot;'; COMMIT;&quot;)" office:value-type="string" office:string-value="START TRANSACTION; update donation set id = '46900' where id = '4360'; update resident_journal set timestamp = timestamp, id = '46900' where id = '4360'; update web_donor set resident_id = '46900' where resident_id = '4360'; update resident_base set name = NULLIF('','') where id = '46900'; delete from resident_base where id = '4360'; COMMIT;">
            <text:p>START TRANSACTION; update donation set id = '46900' where id = '4360'; update resident_journal set timestamp = timestamp, id = '46900' where id = '4360'; update web_donor set resident_id = '46900' where resident_id = '4360'; update resident_base set name = NULLIF('','') where id = '46900'; delete from resident_base where id = '4360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12">
            <text:p>1812</text:p>
          </table:table-cell>
          <table:table-cell office:value-type="float" office:value="4361">
            <text:p>4361</text:p>
          </table:table-cell>
          <table:table-cell office:value-type="string">
            <text:p>JACOBE SJ CECILIO</text:p>
          </table:table-cell>
          <table:table-cell office:value-type="float" office:value="46901">
            <text:p>46901</text:p>
          </table:table-cell>
          <table:table-cell table:number-columns-repeated="2"/>
          <table:table-cell office:value-type="string">
            <text:p>JACOBE SJ CECILIO</text:p>
          </table:table-cell>
          <table:table-cell table:formula="of:=CONCATENATE(&quot;START TRANSACTION; update donation set id = '&quot;;[.E132];&quot;' where id = '&quot;;[.C132];&quot;'; update resident_journal set timestamp = timestamp, id = '&quot;;[.E132];&quot;' where id = '&quot;;[.C132];&quot;'; update web_donor set resident_id = '&quot;;[.E132];&quot;' where resident_id = '&quot;;[.C132];&quot;'; update resident_base set name = NULLIF('&quot;;[.H132];&quot;','') where id = '&quot;;[.E132];&quot;'; delete from resident_base where id = '&quot;;[.C132];&quot;'; COMMIT;&quot;)" office:value-type="string" office:string-value="START TRANSACTION; update donation set id = '46901' where id = '4361'; update resident_journal set timestamp = timestamp, id = '46901' where id = '4361'; update web_donor set resident_id = '46901' where resident_id = '4361'; update resident_base set name = NULLIF('JACOBE SJ CECILIO','') where id = '46901'; delete from resident_base where id = '4361'; COMMIT;">
            <text:p>START TRANSACTION; update donation set id = '46901' where id = '4361'; update resident_journal set timestamp = timestamp, id = '46901' where id = '4361'; update web_donor set resident_id = '46901' where resident_id = '4361'; update resident_base set name = NULLIF('JACOBE SJ CECILIO','') where id = '46901'; delete from resident_base where id = '4361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08">
            <text:p>1808</text:p>
          </table:table-cell>
          <table:table-cell office:value-type="float" office:value="4351">
            <text:p>4351</text:p>
          </table:table-cell>
          <table:table-cell/>
          <table:table-cell office:value-type="float" office:value="46902">
            <text:p>46902</text:p>
          </table:table-cell>
          <table:table-cell table:number-columns-repeated="2"/>
          <table:table-cell/>
          <table:table-cell table:formula="of:=CONCATENATE(&quot;START TRANSACTION; update donation set id = '&quot;;[.E133];&quot;' where id = '&quot;;[.C133];&quot;'; update resident_journal set timestamp = timestamp, id = '&quot;;[.E133];&quot;' where id = '&quot;;[.C133];&quot;'; update web_donor set resident_id = '&quot;;[.E133];&quot;' where resident_id = '&quot;;[.C133];&quot;'; update resident_base set name = NULLIF('&quot;;[.H133];&quot;','') where id = '&quot;;[.E133];&quot;'; delete from resident_base where id = '&quot;;[.C133];&quot;'; COMMIT;&quot;)" office:value-type="string" office:string-value="START TRANSACTION; update donation set id = '46902' where id = '4351'; update resident_journal set timestamp = timestamp, id = '46902' where id = '4351'; update web_donor set resident_id = '46902' where resident_id = '4351'; update resident_base set name = NULLIF('','') where id = '46902'; delete from resident_base where id = '4351'; COMMIT;">
            <text:p>START TRANSACTION; update donation set id = '46902' where id = '4351'; update resident_journal set timestamp = timestamp, id = '46902' where id = '4351'; update web_donor set resident_id = '46902' where resident_id = '4351'; update resident_base set name = NULLIF('','') where id = '46902'; delete from resident_base where id = '4351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04">
            <text:p>1804</text:p>
          </table:table-cell>
          <table:table-cell office:value-type="float" office:value="4340">
            <text:p>4340</text:p>
          </table:table-cell>
          <table:table-cell/>
          <table:table-cell office:value-type="float" office:value="46903">
            <text:p>46903</text:p>
          </table:table-cell>
          <table:table-cell table:number-columns-repeated="2"/>
          <table:table-cell/>
          <table:table-cell table:formula="of:=CONCATENATE(&quot;START TRANSACTION; update donation set id = '&quot;;[.E134];&quot;' where id = '&quot;;[.C134];&quot;'; update resident_journal set timestamp = timestamp, id = '&quot;;[.E134];&quot;' where id = '&quot;;[.C134];&quot;'; update web_donor set resident_id = '&quot;;[.E134];&quot;' where resident_id = '&quot;;[.C134];&quot;'; update resident_base set name = NULLIF('&quot;;[.H134];&quot;','') where id = '&quot;;[.E134];&quot;'; delete from resident_base where id = '&quot;;[.C134];&quot;'; COMMIT;&quot;)" office:value-type="string" office:string-value="START TRANSACTION; update donation set id = '46903' where id = '4340'; update resident_journal set timestamp = timestamp, id = '46903' where id = '4340'; update web_donor set resident_id = '46903' where resident_id = '4340'; update resident_base set name = NULLIF('','') where id = '46903'; delete from resident_base where id = '4340'; COMMIT;">
            <text:p>START TRANSACTION; update donation set id = '46903' where id = '4340'; update resident_journal set timestamp = timestamp, id = '46903' where id = '4340'; update web_donor set resident_id = '46903' where resident_id = '4340'; update resident_base set name = NULLIF('','') where id = '46903'; delete from resident_base where id = '4340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00">
            <text:p>1800</text:p>
          </table:table-cell>
          <table:table-cell office:value-type="float" office:value="4338">
            <text:p>4338</text:p>
          </table:table-cell>
          <table:table-cell/>
          <table:table-cell office:value-type="float" office:value="46904">
            <text:p>46904</text:p>
          </table:table-cell>
          <table:table-cell table:number-columns-repeated="2"/>
          <table:table-cell/>
          <table:table-cell table:formula="of:=CONCATENATE(&quot;START TRANSACTION; update donation set id = '&quot;;[.E135];&quot;' where id = '&quot;;[.C135];&quot;'; update resident_journal set timestamp = timestamp, id = '&quot;;[.E135];&quot;' where id = '&quot;;[.C135];&quot;'; update web_donor set resident_id = '&quot;;[.E135];&quot;' where resident_id = '&quot;;[.C135];&quot;'; update resident_base set name = NULLIF('&quot;;[.H135];&quot;','') where id = '&quot;;[.E135];&quot;'; delete from resident_base where id = '&quot;;[.C135];&quot;'; COMMIT;&quot;)" office:value-type="string" office:string-value="START TRANSACTION; update donation set id = '46904' where id = '4338'; update resident_journal set timestamp = timestamp, id = '46904' where id = '4338'; update web_donor set resident_id = '46904' where resident_id = '4338'; update resident_base set name = NULLIF('','') where id = '46904'; delete from resident_base where id = '4338'; COMMIT;">
            <text:p>START TRANSACTION; update donation set id = '46904' where id = '4338'; update resident_journal set timestamp = timestamp, id = '46904' where id = '4338'; update web_donor set resident_id = '46904' where resident_id = '4338'; update resident_base set name = NULLIF('','') where id = '46904'; delete from resident_base where id = '4338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01">
            <text:p>1801</text:p>
          </table:table-cell>
          <table:table-cell office:value-type="float" office:value="4337">
            <text:p>4337</text:p>
          </table:table-cell>
          <table:table-cell/>
          <table:table-cell office:value-type="float" office:value="46905">
            <text:p>46905</text:p>
          </table:table-cell>
          <table:table-cell table:number-columns-repeated="2"/>
          <table:table-cell/>
          <table:table-cell table:formula="of:=CONCATENATE(&quot;START TRANSACTION; update donation set id = '&quot;;[.E136];&quot;' where id = '&quot;;[.C136];&quot;'; update resident_journal set timestamp = timestamp, id = '&quot;;[.E136];&quot;' where id = '&quot;;[.C136];&quot;'; update web_donor set resident_id = '&quot;;[.E136];&quot;' where resident_id = '&quot;;[.C136];&quot;'; update resident_base set name = NULLIF('&quot;;[.H136];&quot;','') where id = '&quot;;[.E136];&quot;'; delete from resident_base where id = '&quot;;[.C136];&quot;'; COMMIT;&quot;)" office:value-type="string" office:string-value="START TRANSACTION; update donation set id = '46905' where id = '4337'; update resident_journal set timestamp = timestamp, id = '46905' where id = '4337'; update web_donor set resident_id = '46905' where resident_id = '4337'; update resident_base set name = NULLIF('','') where id = '46905'; delete from resident_base where id = '4337'; COMMIT;">
            <text:p>START TRANSACTION; update donation set id = '46905' where id = '4337'; update resident_journal set timestamp = timestamp, id = '46905' where id = '4337'; update web_donor set resident_id = '46905' where resident_id = '4337'; update resident_base set name = NULLIF('','') where id = '46905'; delete from resident_base where id = '4337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13">
            <text:p>1813</text:p>
          </table:table-cell>
          <table:table-cell office:value-type="float" office:value="4349">
            <text:p>4349</text:p>
          </table:table-cell>
          <table:table-cell office:value-type="string">
            <text:p>SIMON JR D TADEO</text:p>
          </table:table-cell>
          <table:table-cell office:value-type="float" office:value="46907">
            <text:p>46907</text:p>
          </table:table-cell>
          <table:table-cell table:number-columns-repeated="2"/>
          <table:table-cell office:value-type="string">
            <text:p>SIMON JR D TADEO</text:p>
          </table:table-cell>
          <table:table-cell table:formula="of:=CONCATENATE(&quot;START TRANSACTION; update donation set id = '&quot;;[.E137];&quot;' where id = '&quot;;[.C137];&quot;'; update resident_journal set timestamp = timestamp, id = '&quot;;[.E137];&quot;' where id = '&quot;;[.C137];&quot;'; update web_donor set resident_id = '&quot;;[.E137];&quot;' where resident_id = '&quot;;[.C137];&quot;'; update resident_base set name = NULLIF('&quot;;[.H137];&quot;','') where id = '&quot;;[.E137];&quot;'; delete from resident_base where id = '&quot;;[.C137];&quot;'; COMMIT;&quot;)" office:value-type="string" office:string-value="START TRANSACTION; update donation set id = '46907' where id = '4349'; update resident_journal set timestamp = timestamp, id = '46907' where id = '4349'; update web_donor set resident_id = '46907' where resident_id = '4349'; update resident_base set name = NULLIF('SIMON JR D TADEO','') where id = '46907'; delete from resident_base where id = '4349'; COMMIT;">
            <text:p>START TRANSACTION; update donation set id = '46907' where id = '4349'; update resident_journal set timestamp = timestamp, id = '46907' where id = '4349'; update web_donor set resident_id = '46907' where resident_id = '4349'; update resident_base set name = NULLIF('SIMON JR D TADEO','') where id = '46907'; delete from resident_base where id = '4349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17">
            <text:p>1817</text:p>
          </table:table-cell>
          <table:table-cell office:value-type="float" office:value="4350">
            <text:p>4350</text:p>
          </table:table-cell>
          <table:table-cell/>
          <table:table-cell office:value-type="float" office:value="46908">
            <text:p>46908</text:p>
          </table:table-cell>
          <table:table-cell table:number-columns-repeated="2"/>
          <table:table-cell/>
          <table:table-cell table:formula="of:=CONCATENATE(&quot;START TRANSACTION; update donation set id = '&quot;;[.E138];&quot;' where id = '&quot;;[.C138];&quot;'; update resident_journal set timestamp = timestamp, id = '&quot;;[.E138];&quot;' where id = '&quot;;[.C138];&quot;'; update web_donor set resident_id = '&quot;;[.E138];&quot;' where resident_id = '&quot;;[.C138];&quot;'; update resident_base set name = NULLIF('&quot;;[.H138];&quot;','') where id = '&quot;;[.E138];&quot;'; delete from resident_base where id = '&quot;;[.C138];&quot;'; COMMIT;&quot;)" office:value-type="string" office:string-value="START TRANSACTION; update donation set id = '46908' where id = '4350'; update resident_journal set timestamp = timestamp, id = '46908' where id = '4350'; update web_donor set resident_id = '46908' where resident_id = '4350'; update resident_base set name = NULLIF('','') where id = '46908'; delete from resident_base where id = '4350'; COMMIT;">
            <text:p>START TRANSACTION; update donation set id = '46908' where id = '4350'; update resident_journal set timestamp = timestamp, id = '46908' where id = '4350'; update web_donor set resident_id = '46908' where resident_id = '4350'; update resident_base set name = NULLIF('','') where id = '46908'; delete from resident_base where id = '4350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21">
            <text:p>1821</text:p>
          </table:table-cell>
          <table:table-cell office:value-type="float" office:value="4359">
            <text:p>4359</text:p>
          </table:table-cell>
          <table:table-cell/>
          <table:table-cell office:value-type="float" office:value="46909">
            <text:p>46909</text:p>
          </table:table-cell>
          <table:table-cell table:number-columns-repeated="2"/>
          <table:table-cell/>
          <table:table-cell table:formula="of:=CONCATENATE(&quot;START TRANSACTION; update donation set id = '&quot;;[.E139];&quot;' where id = '&quot;;[.C139];&quot;'; update resident_journal set timestamp = timestamp, id = '&quot;;[.E139];&quot;' where id = '&quot;;[.C139];&quot;'; update web_donor set resident_id = '&quot;;[.E139];&quot;' where resident_id = '&quot;;[.C139];&quot;'; update resident_base set name = NULLIF('&quot;;[.H139];&quot;','') where id = '&quot;;[.E139];&quot;'; delete from resident_base where id = '&quot;;[.C139];&quot;'; COMMIT;&quot;)" office:value-type="string" office:string-value="START TRANSACTION; update donation set id = '46909' where id = '4359'; update resident_journal set timestamp = timestamp, id = '46909' where id = '4359'; update web_donor set resident_id = '46909' where resident_id = '4359'; update resident_base set name = NULLIF('','') where id = '46909'; delete from resident_base where id = '4359'; COMMIT;">
            <text:p>START TRANSACTION; update donation set id = '46909' where id = '4359'; update resident_journal set timestamp = timestamp, id = '46909' where id = '4359'; update web_donor set resident_id = '46909' where resident_id = '4359'; update resident_base set name = NULLIF('','') where id = '46909'; delete from resident_base where id = '4359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25">
            <text:p>1825</text:p>
          </table:table-cell>
          <table:table-cell office:value-type="float" office:value="4358">
            <text:p>4358</text:p>
          </table:table-cell>
          <table:table-cell/>
          <table:table-cell office:value-type="float" office:value="46910">
            <text:p>46910</text:p>
          </table:table-cell>
          <table:table-cell table:number-columns-repeated="2"/>
          <table:table-cell/>
          <table:table-cell table:formula="of:=CONCATENATE(&quot;START TRANSACTION; update donation set id = '&quot;;[.E140];&quot;' where id = '&quot;;[.C140];&quot;'; update resident_journal set timestamp = timestamp, id = '&quot;;[.E140];&quot;' where id = '&quot;;[.C140];&quot;'; update web_donor set resident_id = '&quot;;[.E140];&quot;' where resident_id = '&quot;;[.C140];&quot;'; update resident_base set name = NULLIF('&quot;;[.H140];&quot;','') where id = '&quot;;[.E140];&quot;'; delete from resident_base where id = '&quot;;[.C140];&quot;'; COMMIT;&quot;)" office:value-type="string" office:string-value="START TRANSACTION; update donation set id = '46910' where id = '4358'; update resident_journal set timestamp = timestamp, id = '46910' where id = '4358'; update web_donor set resident_id = '46910' where resident_id = '4358'; update resident_base set name = NULLIF('','') where id = '46910'; delete from resident_base where id = '4358'; COMMIT;">
            <text:p>START TRANSACTION; update donation set id = '46910' where id = '4358'; update resident_journal set timestamp = timestamp, id = '46910' where id = '4358'; update web_donor set resident_id = '46910' where resident_id = '4358'; update resident_base set name = NULLIF('','') where id = '46910'; delete from resident_base where id = '4358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29">
            <text:p>1829</text:p>
          </table:table-cell>
          <table:table-cell office:value-type="float" office:value="4369">
            <text:p>4369</text:p>
          </table:table-cell>
          <table:table-cell/>
          <table:table-cell office:value-type="float" office:value="46911">
            <text:p>46911</text:p>
          </table:table-cell>
          <table:table-cell table:number-columns-repeated="2"/>
          <table:table-cell/>
          <table:table-cell table:formula="of:=CONCATENATE(&quot;START TRANSACTION; update donation set id = '&quot;;[.E141];&quot;' where id = '&quot;;[.C141];&quot;'; update resident_journal set timestamp = timestamp, id = '&quot;;[.E141];&quot;' where id = '&quot;;[.C141];&quot;'; update web_donor set resident_id = '&quot;;[.E141];&quot;' where resident_id = '&quot;;[.C141];&quot;'; update resident_base set name = NULLIF('&quot;;[.H141];&quot;','') where id = '&quot;;[.E141];&quot;'; delete from resident_base where id = '&quot;;[.C141];&quot;'; COMMIT;&quot;)" office:value-type="string" office:string-value="START TRANSACTION; update donation set id = '46911' where id = '4369'; update resident_journal set timestamp = timestamp, id = '46911' where id = '4369'; update web_donor set resident_id = '46911' where resident_id = '4369'; update resident_base set name = NULLIF('','') where id = '46911'; delete from resident_base where id = '4369'; COMMIT;">
            <text:p>START TRANSACTION; update donation set id = '46911' where id = '4369'; update resident_journal set timestamp = timestamp, id = '46911' where id = '4369'; update web_donor set resident_id = '46911' where resident_id = '4369'; update resident_base set name = NULLIF('','') where id = '46911'; delete from resident_base where id = '4369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33">
            <text:p>1833</text:p>
          </table:table-cell>
          <table:table-cell office:value-type="float" office:value="4370">
            <text:p>4370</text:p>
          </table:table-cell>
          <table:table-cell/>
          <table:table-cell office:value-type="float" office:value="46912">
            <text:p>46912</text:p>
          </table:table-cell>
          <table:table-cell table:number-columns-repeated="2"/>
          <table:table-cell/>
          <table:table-cell table:formula="of:=CONCATENATE(&quot;START TRANSACTION; update donation set id = '&quot;;[.E142];&quot;' where id = '&quot;;[.C142];&quot;'; update resident_journal set timestamp = timestamp, id = '&quot;;[.E142];&quot;' where id = '&quot;;[.C142];&quot;'; update web_donor set resident_id = '&quot;;[.E142];&quot;' where resident_id = '&quot;;[.C142];&quot;'; update resident_base set name = NULLIF('&quot;;[.H142];&quot;','') where id = '&quot;;[.E142];&quot;'; delete from resident_base where id = '&quot;;[.C142];&quot;'; COMMIT;&quot;)" office:value-type="string" office:string-value="START TRANSACTION; update donation set id = '46912' where id = '4370'; update resident_journal set timestamp = timestamp, id = '46912' where id = '4370'; update web_donor set resident_id = '46912' where resident_id = '4370'; update resident_base set name = NULLIF('','') where id = '46912'; delete from resident_base where id = '4370'; COMMIT;">
            <text:p>START TRANSACTION; update donation set id = '46912' where id = '4370'; update resident_journal set timestamp = timestamp, id = '46912' where id = '4370'; update web_donor set resident_id = '46912' where resident_id = '4370'; update resident_base set name = NULLIF('','') where id = '46912'; delete from resident_base where id = '4370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37">
            <text:p>1837</text:p>
          </table:table-cell>
          <table:table-cell office:value-type="float" office:value="4383">
            <text:p>4383</text:p>
          </table:table-cell>
          <table:table-cell/>
          <table:table-cell office:value-type="float" office:value="46913">
            <text:p>46913</text:p>
          </table:table-cell>
          <table:table-cell table:number-columns-repeated="2"/>
          <table:table-cell/>
          <table:table-cell table:formula="of:=CONCATENATE(&quot;START TRANSACTION; update donation set id = '&quot;;[.E143];&quot;' where id = '&quot;;[.C143];&quot;'; update resident_journal set timestamp = timestamp, id = '&quot;;[.E143];&quot;' where id = '&quot;;[.C143];&quot;'; update web_donor set resident_id = '&quot;;[.E143];&quot;' where resident_id = '&quot;;[.C143];&quot;'; update resident_base set name = NULLIF('&quot;;[.H143];&quot;','') where id = '&quot;;[.E143];&quot;'; delete from resident_base where id = '&quot;;[.C143];&quot;'; COMMIT;&quot;)" office:value-type="string" office:string-value="START TRANSACTION; update donation set id = '46913' where id = '4383'; update resident_journal set timestamp = timestamp, id = '46913' where id = '4383'; update web_donor set resident_id = '46913' where resident_id = '4383'; update resident_base set name = NULLIF('','') where id = '46913'; delete from resident_base where id = '4383'; COMMIT;">
            <text:p>START TRANSACTION; update donation set id = '46913' where id = '4383'; update resident_journal set timestamp = timestamp, id = '46913' where id = '4383'; update web_donor set resident_id = '46913' where resident_id = '4383'; update resident_base set name = NULLIF('','') where id = '46913'; delete from resident_base where id = '4383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41">
            <text:p>1841</text:p>
          </table:table-cell>
          <table:table-cell office:value-type="float" office:value="4381">
            <text:p>4381</text:p>
          </table:table-cell>
          <table:table-cell/>
          <table:table-cell office:value-type="float" office:value="46914">
            <text:p>46914</text:p>
          </table:table-cell>
          <table:table-cell table:number-columns-repeated="2"/>
          <table:table-cell/>
          <table:table-cell table:formula="of:=CONCATENATE(&quot;START TRANSACTION; update donation set id = '&quot;;[.E144];&quot;' where id = '&quot;;[.C144];&quot;'; update resident_journal set timestamp = timestamp, id = '&quot;;[.E144];&quot;' where id = '&quot;;[.C144];&quot;'; update web_donor set resident_id = '&quot;;[.E144];&quot;' where resident_id = '&quot;;[.C144];&quot;'; update resident_base set name = NULLIF('&quot;;[.H144];&quot;','') where id = '&quot;;[.E144];&quot;'; delete from resident_base where id = '&quot;;[.C144];&quot;'; COMMIT;&quot;)" office:value-type="string" office:string-value="START TRANSACTION; update donation set id = '46914' where id = '4381'; update resident_journal set timestamp = timestamp, id = '46914' where id = '4381'; update web_donor set resident_id = '46914' where resident_id = '4381'; update resident_base set name = NULLIF('','') where id = '46914'; delete from resident_base where id = '4381'; COMMIT;">
            <text:p>START TRANSACTION; update donation set id = '46914' where id = '4381'; update resident_journal set timestamp = timestamp, id = '46914' where id = '4381'; update web_donor set resident_id = '46914' where resident_id = '4381'; update resident_base set name = NULLIF('','') where id = '46914'; delete from resident_base where id = '4381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53">
            <text:p>1853</text:p>
          </table:table-cell>
          <table:table-cell office:value-type="float" office:value="4382">
            <text:p>4382</text:p>
          </table:table-cell>
          <table:table-cell/>
          <table:table-cell office:value-type="float" office:value="46915">
            <text:p>46915</text:p>
          </table:table-cell>
          <table:table-cell office:value-type="string">
            <text:p>ASUNCION GENIO RIVER</text:p>
          </table:table-cell>
          <table:table-cell/>
          <table:table-cell office:value-type="string">
            <text:p>ASUNCION GENIO RIVER</text:p>
          </table:table-cell>
          <table:table-cell table:formula="of:=CONCATENATE(&quot;START TRANSACTION; update donation set id = '&quot;;[.E145];&quot;' where id = '&quot;;[.C145];&quot;'; update resident_journal set timestamp = timestamp, id = '&quot;;[.E145];&quot;' where id = '&quot;;[.C145];&quot;'; update web_donor set resident_id = '&quot;;[.E145];&quot;' where resident_id = '&quot;;[.C145];&quot;'; update resident_base set name = NULLIF('&quot;;[.H145];&quot;','') where id = '&quot;;[.E145];&quot;'; delete from resident_base where id = '&quot;;[.C145];&quot;'; COMMIT;&quot;)" office:value-type="string" office:string-value="START TRANSACTION; update donation set id = '46915' where id = '4382'; update resident_journal set timestamp = timestamp, id = '46915' where id = '4382'; update web_donor set resident_id = '46915' where resident_id = '4382'; update resident_base set name = NULLIF('ASUNCION GENIO RIVER','') where id = '46915'; delete from resident_base where id = '4382'; COMMIT;">
            <text:p>START TRANSACTION; update donation set id = '46915' where id = '4382'; update resident_journal set timestamp = timestamp, id = '46915' where id = '4382'; update web_donor set resident_id = '46915' where resident_id = '4382'; update resident_base set name = NULLIF('ASUNCION GENIO RIVER','') where id = '46915'; delete from resident_base where id = '4382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69">
            <text:p>1869</text:p>
          </table:table-cell>
          <table:table-cell office:value-type="float" office:value="4380">
            <text:p>4380</text:p>
          </table:table-cell>
          <table:table-cell/>
          <table:table-cell office:value-type="float" office:value="46916">
            <text:p>46916</text:p>
          </table:table-cell>
          <table:table-cell table:number-columns-repeated="2"/>
          <table:table-cell/>
          <table:table-cell table:formula="of:=CONCATENATE(&quot;START TRANSACTION; update donation set id = '&quot;;[.E146];&quot;' where id = '&quot;;[.C146];&quot;'; update resident_journal set timestamp = timestamp, id = '&quot;;[.E146];&quot;' where id = '&quot;;[.C146];&quot;'; update web_donor set resident_id = '&quot;;[.E146];&quot;' where resident_id = '&quot;;[.C146];&quot;'; update resident_base set name = NULLIF('&quot;;[.H146];&quot;','') where id = '&quot;;[.E146];&quot;'; delete from resident_base where id = '&quot;;[.C146];&quot;'; COMMIT;&quot;)" office:value-type="string" office:string-value="START TRANSACTION; update donation set id = '46916' where id = '4380'; update resident_journal set timestamp = timestamp, id = '46916' where id = '4380'; update web_donor set resident_id = '46916' where resident_id = '4380'; update resident_base set name = NULLIF('','') where id = '46916'; delete from resident_base where id = '4380'; COMMIT;">
            <text:p>START TRANSACTION; update donation set id = '46916' where id = '4380'; update resident_journal set timestamp = timestamp, id = '46916' where id = '4380'; update web_donor set resident_id = '46916' where resident_id = '4380'; update resident_base set name = NULLIF('','') where id = '46916'; delete from resident_base where id = '4380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73">
            <text:p>1873</text:p>
          </table:table-cell>
          <table:table-cell office:value-type="float" office:value="4379">
            <text:p>4379</text:p>
          </table:table-cell>
          <table:table-cell/>
          <table:table-cell office:value-type="float" office:value="46917">
            <text:p>46917</text:p>
          </table:table-cell>
          <table:table-cell table:number-columns-repeated="2"/>
          <table:table-cell/>
          <table:table-cell table:formula="of:=CONCATENATE(&quot;START TRANSACTION; update donation set id = '&quot;;[.E147];&quot;' where id = '&quot;;[.C147];&quot;'; update resident_journal set timestamp = timestamp, id = '&quot;;[.E147];&quot;' where id = '&quot;;[.C147];&quot;'; update web_donor set resident_id = '&quot;;[.E147];&quot;' where resident_id = '&quot;;[.C147];&quot;'; update resident_base set name = NULLIF('&quot;;[.H147];&quot;','') where id = '&quot;;[.E147];&quot;'; delete from resident_base where id = '&quot;;[.C147];&quot;'; COMMIT;&quot;)" office:value-type="string" office:string-value="START TRANSACTION; update donation set id = '46917' where id = '4379'; update resident_journal set timestamp = timestamp, id = '46917' where id = '4379'; update web_donor set resident_id = '46917' where resident_id = '4379'; update resident_base set name = NULLIF('','') where id = '46917'; delete from resident_base where id = '4379'; COMMIT;">
            <text:p>START TRANSACTION; update donation set id = '46917' where id = '4379'; update resident_journal set timestamp = timestamp, id = '46917' where id = '4379'; update web_donor set resident_id = '46917' where resident_id = '4379'; update resident_base set name = NULLIF('','') where id = '46917'; delete from resident_base where id = '4379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77">
            <text:p>1877</text:p>
          </table:table-cell>
          <table:table-cell office:value-type="float" office:value="3434">
            <text:p>3434</text:p>
          </table:table-cell>
          <table:table-cell/>
          <table:table-cell office:value-type="float" office:value="46918">
            <text:p>46918</text:p>
          </table:table-cell>
          <table:table-cell table:number-columns-repeated="2"/>
          <table:table-cell/>
          <table:table-cell table:formula="of:=CONCATENATE(&quot;START TRANSACTION; update donation set id = '&quot;;[.E148];&quot;' where id = '&quot;;[.C148];&quot;'; update resident_journal set timestamp = timestamp, id = '&quot;;[.E148];&quot;' where id = '&quot;;[.C148];&quot;'; update web_donor set resident_id = '&quot;;[.E148];&quot;' where resident_id = '&quot;;[.C148];&quot;'; update resident_base set name = NULLIF('&quot;;[.H148];&quot;','') where id = '&quot;;[.E148];&quot;'; delete from resident_base where id = '&quot;;[.C148];&quot;'; COMMIT;&quot;)" office:value-type="string" office:string-value="START TRANSACTION; update donation set id = '46918' where id = '3434'; update resident_journal set timestamp = timestamp, id = '46918' where id = '3434'; update web_donor set resident_id = '46918' where resident_id = '3434'; update resident_base set name = NULLIF('','') where id = '46918'; delete from resident_base where id = '3434'; COMMIT;">
            <text:p>START TRANSACTION; update donation set id = '46918' where id = '3434'; update resident_journal set timestamp = timestamp, id = '46918' where id = '3434'; update web_donor set resident_id = '46918' where resident_id = '3434'; update resident_base set name = NULLIF('','') where id = '46918'; delete from resident_base where id = '3434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81">
            <text:p>1881</text:p>
          </table:table-cell>
          <table:table-cell office:value-type="float" office:value="3433">
            <text:p>3433</text:p>
          </table:table-cell>
          <table:table-cell/>
          <table:table-cell office:value-type="float" office:value="46919">
            <text:p>46919</text:p>
          </table:table-cell>
          <table:table-cell table:number-columns-repeated="2"/>
          <table:table-cell/>
          <table:table-cell table:formula="of:=CONCATENATE(&quot;START TRANSACTION; update donation set id = '&quot;;[.E149];&quot;' where id = '&quot;;[.C149];&quot;'; update resident_journal set timestamp = timestamp, id = '&quot;;[.E149];&quot;' where id = '&quot;;[.C149];&quot;'; update web_donor set resident_id = '&quot;;[.E149];&quot;' where resident_id = '&quot;;[.C149];&quot;'; update resident_base set name = NULLIF('&quot;;[.H149];&quot;','') where id = '&quot;;[.E149];&quot;'; delete from resident_base where id = '&quot;;[.C149];&quot;'; COMMIT;&quot;)" office:value-type="string" office:string-value="START TRANSACTION; update donation set id = '46919' where id = '3433'; update resident_journal set timestamp = timestamp, id = '46919' where id = '3433'; update web_donor set resident_id = '46919' where resident_id = '3433'; update resident_base set name = NULLIF('','') where id = '46919'; delete from resident_base where id = '3433'; COMMIT;">
            <text:p>START TRANSACTION; update donation set id = '46919' where id = '3433'; update resident_journal set timestamp = timestamp, id = '46919' where id = '3433'; update web_donor set resident_id = '46919' where resident_id = '3433'; update resident_base set name = NULLIF('','') where id = '46919'; delete from resident_base where id = '3433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85">
            <text:p>1885</text:p>
          </table:table-cell>
          <table:table-cell office:value-type="float" office:value="3429">
            <text:p>3429</text:p>
          </table:table-cell>
          <table:table-cell office:value-type="string">
            <text:p>MENDEZ-OZABAL ROBERT S &amp; TERESITA M</text:p>
          </table:table-cell>
          <table:table-cell office:value-type="float" office:value="46920">
            <text:p>46920</text:p>
          </table:table-cell>
          <table:table-cell table:number-columns-repeated="2"/>
          <table:table-cell office:value-type="string">
            <text:p>MENDEZ-OZABAL ROBERT S &amp; TERESITA M</text:p>
          </table:table-cell>
          <table:table-cell table:formula="of:=CONCATENATE(&quot;START TRANSACTION; update donation set id = '&quot;;[.E150];&quot;' where id = '&quot;;[.C150];&quot;'; update resident_journal set timestamp = timestamp, id = '&quot;;[.E150];&quot;' where id = '&quot;;[.C150];&quot;'; update web_donor set resident_id = '&quot;;[.E150];&quot;' where resident_id = '&quot;;[.C150];&quot;'; update resident_base set name = NULLIF('&quot;;[.H150];&quot;','') where id = '&quot;;[.E150];&quot;'; delete from resident_base where id = '&quot;;[.C150];&quot;'; COMMIT;&quot;)" office:value-type="string" office:string-value="START TRANSACTION; update donation set id = '46920' where id = '3429'; update resident_journal set timestamp = timestamp, id = '46920' where id = '3429'; update web_donor set resident_id = '46920' where resident_id = '3429'; update resident_base set name = NULLIF('MENDEZ-OZABAL ROBERT S &amp; TERESITA M','') where id = '46920'; delete from resident_base where id = '3429'; COMMIT;">
            <text:p>START TRANSACTION; update donation set id = '46920' where id = '3429'; update resident_journal set timestamp = timestamp, id = '46920' where id = '3429'; update web_donor set resident_id = '46920' where resident_id = '3429'; update resident_base set name = NULLIF('MENDEZ-OZABAL ROBERT S &amp; TERESITA M','') where id = '46920'; delete from resident_base where id = '3429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89">
            <text:p>1889</text:p>
          </table:table-cell>
          <table:table-cell office:value-type="float" office:value="3428">
            <text:p>3428</text:p>
          </table:table-cell>
          <table:table-cell/>
          <table:table-cell office:value-type="float" office:value="46921">
            <text:p>46921</text:p>
          </table:table-cell>
          <table:table-cell table:number-columns-repeated="2"/>
          <table:table-cell/>
          <table:table-cell table:formula="of:=CONCATENATE(&quot;START TRANSACTION; update donation set id = '&quot;;[.E151];&quot;' where id = '&quot;;[.C151];&quot;'; update resident_journal set timestamp = timestamp, id = '&quot;;[.E151];&quot;' where id = '&quot;;[.C151];&quot;'; update web_donor set resident_id = '&quot;;[.E151];&quot;' where resident_id = '&quot;;[.C151];&quot;'; update resident_base set name = NULLIF('&quot;;[.H151];&quot;','') where id = '&quot;;[.E151];&quot;'; delete from resident_base where id = '&quot;;[.C151];&quot;'; COMMIT;&quot;)" office:value-type="string" office:string-value="START TRANSACTION; update donation set id = '46921' where id = '3428'; update resident_journal set timestamp = timestamp, id = '46921' where id = '3428'; update web_donor set resident_id = '46921' where resident_id = '3428'; update resident_base set name = NULLIF('','') where id = '46921'; delete from resident_base where id = '3428'; COMMIT;">
            <text:p>START TRANSACTION; update donation set id = '46921' where id = '3428'; update resident_journal set timestamp = timestamp, id = '46921' where id = '3428'; update web_donor set resident_id = '46921' where resident_id = '3428'; update resident_base set name = NULLIF('','') where id = '46921'; delete from resident_base where id = '3428'; COMMIT;</text:p>
          </table:table-cell>
          <table:table-cell table:number-columns-repeated="1015"/>
        </table:table-row>
        <table:table-row table:style-name="ro2">
          <table:table-cell office:value-type="string">
            <text:p>PITTSBURG</text:p>
          </table:table-cell>
          <table:table-cell office:value-type="float" office:value="1893">
            <text:p>1893</text:p>
          </table:table-cell>
          <table:table-cell office:value-type="float" office:value="3427">
            <text:p>3427</text:p>
          </table:table-cell>
          <table:table-cell/>
          <table:table-cell office:value-type="float" office:value="46922">
            <text:p>46922</text:p>
          </table:table-cell>
          <table:table-cell table:number-columns-repeated="2"/>
          <table:table-cell/>
          <table:table-cell table:formula="of:=CONCATENATE(&quot;START TRANSACTION; update donation set id = '&quot;;[.E152];&quot;' where id = '&quot;;[.C152];&quot;'; update resident_journal set timestamp = timestamp, id = '&quot;;[.E152];&quot;' where id = '&quot;;[.C152];&quot;'; update web_donor set resident_id = '&quot;;[.E152];&quot;' where resident_id = '&quot;;[.C152];&quot;'; update resident_base set name = NULLIF('&quot;;[.H152];&quot;','') where id = '&quot;;[.E152];&quot;'; delete from resident_base where id = '&quot;;[.C152];&quot;'; COMMIT;&quot;)" office:value-type="string" office:string-value="START TRANSACTION; update donation set id = '46922' where id = '3427'; update resident_journal set timestamp = timestamp, id = '46922' where id = '3427'; update web_donor set resident_id = '46922' where resident_id = '3427'; update resident_base set name = NULLIF('','') where id = '46922'; delete from resident_base where id = '3427'; COMMIT;">
            <text:p>START TRANSACTION; update donation set id = '46922' where id = '3427'; update resident_journal set timestamp = timestamp, id = '46922' where id = '3427'; update web_donor set resident_id = '46922' where resident_id = '3427'; update resident_base set name = NULLIF('','') where id = '46922'; delete from resident_base where id = '3427'; COMMIT;</text:p>
          </table:table-cell>
          <table:table-cell table:number-columns-repeated="1015"/>
        </table:table-row>
        <table:table-row table:style-name="ro2">
          <table:table-cell office:value-type="string">
            <text:p>MERRIFIELD</text:p>
          </table:table-cell>
          <table:table-cell office:value-type="float" office:value="1205">
            <text:p>1205</text:p>
          </table:table-cell>
          <table:table-cell office:value-type="float" office:value="17841">
            <text:p>17841</text:p>
          </table:table-cell>
          <table:table-cell office:value-type="string">
            <text:p>STORMER COLLEEN M</text:p>
          </table:table-cell>
          <table:table-cell office:value-type="float" office:value="46965">
            <text:p>46965</text:p>
          </table:table-cell>
          <table:table-cell table:number-columns-repeated="2"/>
          <table:table-cell office:value-type="string">
            <text:p>STORMER COLLEEN M</text:p>
          </table:table-cell>
          <table:table-cell table:formula="of:=CONCATENATE(&quot;START TRANSACTION; update donation set id = '&quot;;[.E153];&quot;' where id = '&quot;;[.C153];&quot;'; update resident_journal set timestamp = timestamp, id = '&quot;;[.E153];&quot;' where id = '&quot;;[.C153];&quot;'; update web_donor set resident_id = '&quot;;[.E153];&quot;' where resident_id = '&quot;;[.C153];&quot;'; update resident_base set name = NULLIF('&quot;;[.H153];&quot;','') where id = '&quot;;[.E153];&quot;'; delete from resident_base where id = '&quot;;[.C153];&quot;'; COMMIT;&quot;)" office:value-type="string" office:string-value="START TRANSACTION; update donation set id = '46965' where id = '17841'; update resident_journal set timestamp = timestamp, id = '46965' where id = '17841'; update web_donor set resident_id = '46965' where resident_id = '17841'; update resident_base set name = NULLIF('STORMER COLLEEN M','') where id = '46965'; delete from resident_base where id = '17841'; COMMIT;">
            <text:p>START TRANSACTION; update donation set id = '46965' where id = '17841'; update resident_journal set timestamp = timestamp, id = '46965' where id = '17841'; update web_donor set resident_id = '46965' where resident_id = '17841'; update resident_base set name = NULLIF('STORMER COLLEEN M','') where id = '46965'; delete from resident_base where id = '17841'; COMMIT;</text:p>
          </table:table-cell>
          <table:table-cell table:number-columns-repeated="1015"/>
        </table:table-row>
        <table:table-row table:style-name="ro2">
          <table:table-cell office:value-type="string">
            <text:p>MERRIFIELD</text:p>
          </table:table-cell>
          <table:table-cell office:value-type="float" office:value="1209">
            <text:p>1209</text:p>
          </table:table-cell>
          <table:table-cell office:value-type="float" office:value="17840">
            <text:p>17840</text:p>
          </table:table-cell>
          <table:table-cell/>
          <table:table-cell office:value-type="float" office:value="46966">
            <text:p>46966</text:p>
          </table:table-cell>
          <table:table-cell table:number-columns-repeated="2"/>
          <table:table-cell/>
          <table:table-cell table:formula="of:=CONCATENATE(&quot;START TRANSACTION; update donation set id = '&quot;;[.E154];&quot;' where id = '&quot;;[.C154];&quot;'; update resident_journal set timestamp = timestamp, id = '&quot;;[.E154];&quot;' where id = '&quot;;[.C154];&quot;'; update web_donor set resident_id = '&quot;;[.E154];&quot;' where resident_id = '&quot;;[.C154];&quot;'; update resident_base set name = NULLIF('&quot;;[.H154];&quot;','') where id = '&quot;;[.E154];&quot;'; delete from resident_base where id = '&quot;;[.C154];&quot;'; COMMIT;&quot;)" office:value-type="string" office:string-value="START TRANSACTION; update donation set id = '46966' where id = '17840'; update resident_journal set timestamp = timestamp, id = '46966' where id = '17840'; update web_donor set resident_id = '46966' where resident_id = '17840'; update resident_base set name = NULLIF('','') where id = '46966'; delete from resident_base where id = '17840'; COMMIT;">
            <text:p>START TRANSACTION; update donation set id = '46966' where id = '17840'; update resident_journal set timestamp = timestamp, id = '46966' where id = '17840'; update web_donor set resident_id = '46966' where resident_id = '17840'; update resident_base set name = NULLIF('','') where id = '46966'; delete from resident_base where id = '17840'; COMMIT;</text:p>
          </table:table-cell>
          <table:table-cell table:number-columns-repeated="1015"/>
        </table:table-row>
        <table:table-row table:style-name="ro2">
          <table:table-cell office:value-type="string">
            <text:p>MERRIFIELD</text:p>
          </table:table-cell>
          <table:table-cell office:value-type="float" office:value="1208">
            <text:p>1208</text:p>
          </table:table-cell>
          <table:table-cell office:value-type="float" office:value="17844">
            <text:p>17844</text:p>
          </table:table-cell>
          <table:table-cell/>
          <table:table-cell office:value-type="float" office:value="46967">
            <text:p>46967</text:p>
          </table:table-cell>
          <table:table-cell table:number-columns-repeated="2"/>
          <table:table-cell/>
          <table:table-cell table:formula="of:=CONCATENATE(&quot;START TRANSACTION; update donation set id = '&quot;;[.E155];&quot;' where id = '&quot;;[.C155];&quot;'; update resident_journal set timestamp = timestamp, id = '&quot;;[.E155];&quot;' where id = '&quot;;[.C155];&quot;'; update web_donor set resident_id = '&quot;;[.E155];&quot;' where resident_id = '&quot;;[.C155];&quot;'; update resident_base set name = NULLIF('&quot;;[.H155];&quot;','') where id = '&quot;;[.E155];&quot;'; delete from resident_base where id = '&quot;;[.C155];&quot;'; COMMIT;&quot;)" office:value-type="string" office:string-value="START TRANSACTION; update donation set id = '46967' where id = '17844'; update resident_journal set timestamp = timestamp, id = '46967' where id = '17844'; update web_donor set resident_id = '46967' where resident_id = '17844'; update resident_base set name = NULLIF('','') where id = '46967'; delete from resident_base where id = '17844'; COMMIT;">
            <text:p>START TRANSACTION; update donation set id = '46967' where id = '17844'; update resident_journal set timestamp = timestamp, id = '46967' where id = '17844'; update web_donor set resident_id = '46967' where resident_id = '17844'; update resident_base set name = NULLIF('','') where id = '46967'; delete from resident_base where id = '17844'; COMMIT;</text:p>
          </table:table-cell>
          <table:table-cell table:number-columns-repeated="1015"/>
        </table:table-row>
        <table:table-row table:style-name="ro2">
          <table:table-cell office:value-type="string">
            <text:p>MERRIFIELD</text:p>
          </table:table-cell>
          <table:table-cell office:value-type="float" office:value="1204">
            <text:p>1204</text:p>
          </table:table-cell>
          <table:table-cell office:value-type="float" office:value="17847">
            <text:p>17847</text:p>
          </table:table-cell>
          <table:table-cell office:value-type="string">
            <text:p>NUGENT ALFRED S III &amp; MARY M</text:p>
          </table:table-cell>
          <table:table-cell office:value-type="float" office:value="46968">
            <text:p>46968</text:p>
          </table:table-cell>
          <table:table-cell office:value-type="string">
            <text:p>NOGENT ALFRED S &amp; MARY M</text:p>
          </table:table-cell>
          <table:table-cell/>
          <table:table-cell office:value-type="string">
            <text:p>NUGENT ALFRED S III &amp; MARY M</text:p>
          </table:table-cell>
          <table:table-cell table:formula="of:=CONCATENATE(&quot;START TRANSACTION; update donation set id = '&quot;;[.E156];&quot;' where id = '&quot;;[.C156];&quot;'; update resident_journal set timestamp = timestamp, id = '&quot;;[.E156];&quot;' where id = '&quot;;[.C156];&quot;'; update web_donor set resident_id = '&quot;;[.E156];&quot;' where resident_id = '&quot;;[.C156];&quot;'; update resident_base set name = NULLIF('&quot;;[.H156];&quot;','') where id = '&quot;;[.E156];&quot;'; delete from resident_base where id = '&quot;;[.C156];&quot;'; COMMIT;&quot;)" office:value-type="string" office:string-value="START TRANSACTION; update donation set id = '46968' where id = '17847'; update resident_journal set timestamp = timestamp, id = '46968' where id = '17847'; update web_donor set resident_id = '46968' where resident_id = '17847'; update resident_base set name = NULLIF('NUGENT ALFRED S III &amp; MARY M','') where id = '46968'; delete from resident_base where id = '17847'; COMMIT;">
            <text:p>START TRANSACTION; update donation set id = '46968' where id = '17847'; update resident_journal set timestamp = timestamp, id = '46968' where id = '17847'; update web_donor set resident_id = '46968' where resident_id = '17847'; update resident_base set name = NULLIF('NUGENT ALFRED S III &amp; MARY M','') where id = '46968'; delete from resident_base where id = '17847'; COMMIT;</text:p>
          </table:table-cell>
          <table:table-cell table:number-columns-repeated="1015"/>
        </table:table-row>
        <table:table-row table:style-name="ro2">
          <table:table-cell office:value-type="string">
            <text:p>GAINES</text:p>
          </table:table-cell>
          <table:table-cell office:value-type="float" office:value="2936">
            <text:p>2936</text:p>
          </table:table-cell>
          <table:table-cell office:value-type="float" office:value="146822">
            <text:p>146822</text:p>
          </table:table-cell>
          <table:table-cell/>
          <table:table-cell office:value-type="float" office:value="152775">
            <text:p>152775</text:p>
          </table:table-cell>
          <table:table-cell office:value-type="string">
            <text:p>WOODHOUSE FAMILY LTD PARTNERSHIP</text:p>
          </table:table-cell>
          <table:table-cell/>
          <table:table-cell office:value-type="string">
            <text:p>WOODHOUSE FAMILY LTD PARTNERSHIP</text:p>
          </table:table-cell>
          <table:table-cell table:formula="of:=CONCATENATE(&quot;START TRANSACTION; update donation set id = '&quot;;[.E157];&quot;' where id = '&quot;;[.C157];&quot;'; update resident_journal set timestamp = timestamp, id = '&quot;;[.E157];&quot;' where id = '&quot;;[.C157];&quot;'; update web_donor set resident_id = '&quot;;[.E157];&quot;' where resident_id = '&quot;;[.C157];&quot;'; update resident_base set name = NULLIF('&quot;;[.H157];&quot;','') where id = '&quot;;[.E157];&quot;'; delete from resident_base where id = '&quot;;[.C157];&quot;'; COMMIT;&quot;)" office:value-type="string" office:string-value="START TRANSACTION; update donation set id = '152775' where id = '146822'; update resident_journal set timestamp = timestamp, id = '152775' where id = '146822'; update web_donor set resident_id = '152775' where resident_id = '146822'; update resident_base set name = NULLIF('WOODHOUSE FAMILY LTD PARTNERSHIP','') where id = '152775'; delete from resident_base where id = '146822'; COMMIT;">
            <text:p>START TRANSACTION; update donation set id = '152775' where id = '146822'; update resident_journal set timestamp = timestamp, id = '152775' where id = '146822'; update web_donor set resident_id = '152775' where resident_id = '146822'; update resident_base set name = NULLIF('WOODHOUSE FAMILY LTD PARTNERSHIP','') where id = '152775'; delete from resident_base where id = '146822'; COMMIT;</text:p>
          </table:table-cell>
          <table:table-cell table:number-columns-repeated="1015"/>
        </table:table-row>
        <table:table-row table:style-name="ro2">
          <table:table-cell office:value-type="string">
            <text:p>GAINES</text:p>
          </table:table-cell>
          <table:table-cell office:value-type="float" office:value="2901">
            <text:p>2901</text:p>
          </table:table-cell>
          <table:table-cell office:value-type="float" office:value="146814">
            <text:p>146814</text:p>
          </table:table-cell>
          <table:table-cell office:value-type="string">
            <text:p>KAZAKIS D K</text:p>
          </table:table-cell>
          <table:table-cell table:number-columns-repeated="3"/>
          <table:table-cell office:value-type="string">
            <text:p>KAZAKIS D K</text:p>
          </table:table-cell>
          <table:table-cell table:formula="of:=CONCATENATE(&quot;START TRANSACTION; update resident_base set street_id = (select id from street where name = '&quot;;[.A158];&quot; LANDING' and city_id = (select id from city where name = 'VIRGINIA BEACH')) where id = '&quot;;[.C158];&quot;'; COMMIT;&quot;)" office:value-type="string" office:string-value="START TRANSACTION; update resident_base set street_id = (select id from street where name = 'GAINES LANDING' and city_id = (select id from city where name = 'VIRGINIA BEACH')) where id = '146814'; COMMIT;">
            <text:p>START TRANSACTION; update resident_base set street_id = (select id from street where name = 'GAINES LANDING' and city_id = (select id from city where name = 'VIRGINIA BEACH')) where id = '146814'; COMMIT;</text:p>
          </table:table-cell>
          <table:table-cell table:number-columns-repeated="1015"/>
        </table:table-row>
        <table:table-row table:style-name="ro2">
          <table:table-cell office:value-type="string">
            <text:p>GAINES</text:p>
          </table:table-cell>
          <table:table-cell office:value-type="float" office:value="2904">
            <text:p>2904</text:p>
          </table:table-cell>
          <table:table-cell office:value-type="float" office:value="146815">
            <text:p>146815</text:p>
          </table:table-cell>
          <table:table-cell office:value-type="string">
            <text:p>MALBON CHARLS R</text:p>
          </table:table-cell>
          <table:table-cell table:number-columns-repeated="3"/>
          <table:table-cell office:value-type="string">
            <text:p>MALBON CHARLS R</text:p>
          </table:table-cell>
          <table:table-cell table:formula="of:=CONCATENATE(&quot;START TRANSACTION; update resident_base set street_id = (select id from street where name = '&quot;;[.A159];&quot; LANDING' and city_id = (select id from city where name = 'VIRGINIA BEACH')) where id = '&quot;;[.C159];&quot;'; COMMIT;&quot;)" office:value-type="string" office:string-value="START TRANSACTION; update resident_base set street_id = (select id from street where name = 'GAINES LANDING' and city_id = (select id from city where name = 'VIRGINIA BEACH')) where id = '146815'; COMMIT;">
            <text:p>START TRANSACTION; update resident_base set street_id = (select id from street where name = 'GAINES LANDING' and city_id = (select id from city where name = 'VIRGINIA BEACH')) where id = '146815'; COMMIT;</text:p>
          </table:table-cell>
          <table:table-cell table:number-columns-repeated="1015"/>
        </table:table-row>
        <table:table-row table:style-name="ro2">
          <table:table-cell office:value-type="string">
            <text:p>GAINES</text:p>
          </table:table-cell>
          <table:table-cell office:value-type="float" office:value="2908">
            <text:p>2908</text:p>
          </table:table-cell>
          <table:table-cell office:value-type="float" office:value="146816">
            <text:p>146816</text:p>
          </table:table-cell>
          <table:table-cell table:number-columns-repeated="5"/>
          <table:table-cell table:formula="of:=CONCATENATE(&quot;START TRANSACTION; update resident_base set street_id = (select id from street where name = '&quot;;[.A160];&quot; LANDING' and city_id = (select id from city where name = 'VIRGINIA BEACH')) where id = '&quot;;[.C160];&quot;'; COMMIT;&quot;)" office:value-type="string" office:string-value="START TRANSACTION; update resident_base set street_id = (select id from street where name = 'GAINES LANDING' and city_id = (select id from city where name = 'VIRGINIA BEACH')) where id = '146816'; COMMIT;">
            <text:p>START TRANSACTION; update resident_base set street_id = (select id from street where name = 'GAINES LANDING' and city_id = (select id from city where name = 'VIRGINIA BEACH')) where id = '146816'; COMMIT;</text:p>
          </table:table-cell>
          <table:table-cell table:number-columns-repeated="1015"/>
        </table:table-row>
        <table:table-row table:style-name="ro2">
          <table:table-cell office:value-type="string">
            <text:p>GAINES</text:p>
          </table:table-cell>
          <table:table-cell office:value-type="float" office:value="2912">
            <text:p>2912</text:p>
          </table:table-cell>
          <table:table-cell office:value-type="float" office:value="146817">
            <text:p>146817</text:p>
          </table:table-cell>
          <table:table-cell office:value-type="string">
            <text:p>FRAZIER STEVE C &amp; ROYCE</text:p>
          </table:table-cell>
          <table:table-cell table:number-columns-repeated="3"/>
          <table:table-cell office:value-type="string">
            <text:p>FRAZIER STEVE C &amp; ROYCE</text:p>
          </table:table-cell>
          <table:table-cell table:formula="of:=CONCATENATE(&quot;START TRANSACTION; update resident_base set street_id = (select id from street where name = '&quot;;[.A161];&quot; LANDING' and city_id = (select id from city where name = 'VIRGINIA BEACH')) where id = '&quot;;[.C161];&quot;'; COMMIT;&quot;)" office:value-type="string" office:string-value="START TRANSACTION; update resident_base set street_id = (select id from street where name = 'GAINES LANDING' and city_id = (select id from city where name = 'VIRGINIA BEACH')) where id = '146817'; COMMIT;">
            <text:p>START TRANSACTION; update resident_base set street_id = (select id from street where name = 'GAINES LANDING' and city_id = (select id from city where name = 'VIRGINIA BEACH')) where id = '146817'; COMMIT;</text:p>
          </table:table-cell>
          <table:table-cell table:number-columns-repeated="1015"/>
        </table:table-row>
        <table:table-row table:style-name="ro2">
          <table:table-cell office:value-type="string">
            <text:p>GAINES</text:p>
          </table:table-cell>
          <table:table-cell office:value-type="float" office:value="2916">
            <text:p>2916</text:p>
          </table:table-cell>
          <table:table-cell office:value-type="float" office:value="146818">
            <text:p>146818</text:p>
          </table:table-cell>
          <table:table-cell office:value-type="string">
            <text:p>HOOPER Y</text:p>
          </table:table-cell>
          <table:table-cell table:number-columns-repeated="3"/>
          <table:table-cell office:value-type="string">
            <text:p>HOOPER Y</text:p>
          </table:table-cell>
          <table:table-cell table:formula="of:=CONCATENATE(&quot;START TRANSACTION; update resident_base set street_id = (select id from street where name = '&quot;;[.A162];&quot; LANDING' and city_id = (select id from city where name = 'VIRGINIA BEACH')) where id = '&quot;;[.C162];&quot;'; COMMIT;&quot;)" office:value-type="string" office:string-value="START TRANSACTION; update resident_base set street_id = (select id from street where name = 'GAINES LANDING' and city_id = (select id from city where name = 'VIRGINIA BEACH')) where id = '146818'; COMMIT;">
            <text:p>START TRANSACTION; update resident_base set street_id = (select id from street where name = 'GAINES LANDING' and city_id = (select id from city where name = 'VIRGINIA BEACH')) where id = '146818'; COMMIT;</text:p>
          </table:table-cell>
          <table:table-cell table:number-columns-repeated="1015"/>
        </table:table-row>
        <table:table-row table:style-name="ro2">
          <table:table-cell office:value-type="string">
            <text:p>GAINES</text:p>
          </table:table-cell>
          <table:table-cell office:value-type="float" office:value="2920">
            <text:p>2920</text:p>
          </table:table-cell>
          <table:table-cell office:value-type="float" office:value="146819">
            <text:p>146819</text:p>
          </table:table-cell>
          <table:table-cell table:number-columns-repeated="5"/>
          <table:table-cell table:formula="of:=CONCATENATE(&quot;START TRANSACTION; update resident_base set street_id = (select id from street where name = '&quot;;[.A163];&quot; LANDING' and city_id = (select id from city where name = 'VIRGINIA BEACH')) where id = '&quot;;[.C163];&quot;'; COMMIT;&quot;)" office:value-type="string" office:string-value="START TRANSACTION; update resident_base set street_id = (select id from street where name = 'GAINES LANDING' and city_id = (select id from city where name = 'VIRGINIA BEACH')) where id = '146819'; COMMIT;">
            <text:p>START TRANSACTION; update resident_base set street_id = (select id from street where name = 'GAINES LANDING' and city_id = (select id from city where name = 'VIRGINIA BEACH')) where id = '146819'; COMMIT;</text:p>
          </table:table-cell>
          <table:table-cell table:number-columns-repeated="1015"/>
        </table:table-row>
        <table:table-row table:style-name="ro2">
          <table:table-cell office:value-type="string">
            <text:p>GAINES</text:p>
          </table:table-cell>
          <table:table-cell office:value-type="float" office:value="2925">
            <text:p>2925</text:p>
          </table:table-cell>
          <table:table-cell office:value-type="float" office:value="146820">
            <text:p>146820</text:p>
          </table:table-cell>
          <table:table-cell office:value-type="string">
            <text:p>SPEAR ROBERT M &amp; MICHELE F</text:p>
          </table:table-cell>
          <table:table-cell table:number-columns-repeated="3"/>
          <table:table-cell office:value-type="string">
            <text:p>SPEAR ROBERT M &amp; MICHELE F</text:p>
          </table:table-cell>
          <table:table-cell table:formula="of:=CONCATENATE(&quot;START TRANSACTION; update resident_base set street_id = (select id from street where name = '&quot;;[.A164];&quot; LANDING' and city_id = (select id from city where name = 'VIRGINIA BEACH')) where id = '&quot;;[.C164];&quot;'; COMMIT;&quot;)" office:value-type="string" office:string-value="START TRANSACTION; update resident_base set street_id = (select id from street where name = 'GAINES LANDING' and city_id = (select id from city where name = 'VIRGINIA BEACH')) where id = '146820'; COMMIT;">
            <text:p>START TRANSACTION; update resident_base set street_id = (select id from street where name = 'GAINES LANDING' and city_id = (select id from city where name = 'VIRGINIA BEACH')) where id = '146820'; COMMIT;</text:p>
          </table:table-cell>
          <table:table-cell table:number-columns-repeated="1015"/>
        </table:table-row>
        <table:table-row table:style-name="ro2">
          <table:table-cell office:value-type="string">
            <text:p>GAINES</text:p>
          </table:table-cell>
          <table:table-cell office:value-type="float" office:value="2928">
            <text:p>2928</text:p>
          </table:table-cell>
          <table:table-cell office:value-type="float" office:value="146821">
            <text:p>146821</text:p>
          </table:table-cell>
          <table:table-cell office:value-type="string">
            <text:p>FELDMAN ROBERT J &amp; SHARON C</text:p>
          </table:table-cell>
          <table:table-cell table:number-columns-repeated="3"/>
          <table:table-cell office:value-type="string">
            <text:p>FELDMAN ROBERT J &amp; SHARON C</text:p>
          </table:table-cell>
          <table:table-cell table:formula="of:=CONCATENATE(&quot;START TRANSACTION; update resident_base set street_id = (select id from street where name = '&quot;;[.A165];&quot; LANDING' and city_id = (select id from city where name = 'VIRGINIA BEACH')) where id = '&quot;;[.C165];&quot;'; COMMIT;&quot;)" office:value-type="string" office:string-value="START TRANSACTION; update resident_base set street_id = (select id from street where name = 'GAINES LANDING' and city_id = (select id from city where name = 'VIRGINIA BEACH')) where id = '146821'; COMMIT;">
            <text:p>START TRANSACTION; update resident_base set street_id = (select id from street where name = 'GAINES LANDING' and city_id = (select id from city where name = 'VIRGINIA BEACH')) where id = '146821'; COMMIT;</text:p>
          </table:table-cell>
          <table:table-cell table:number-columns-repeated="1015"/>
        </table:table-row>
        <table:table-row table:style-name="ro2">
          <table:table-cell office:value-type="string">
            <text:p>CANOE</text:p>
          </table:table-cell>
          <table:table-cell office:value-type="float" office:value="5200">
            <text:p>5200</text:p>
          </table:table-cell>
          <table:table-cell office:value-type="float" office:value="10810">
            <text:p>10810</text:p>
          </table:table-cell>
          <table:table-cell office:value-type="string">
            <text:p>BRINSON PAULA</text:p>
          </table:table-cell>
          <table:table-cell table:number-columns-repeated="3"/>
          <table:table-cell office:value-type="string">
            <text:p>BRINSON PAULA</text:p>
          </table:table-cell>
          <table:table-cell table:formula="of:=CONCATENATE(&quot;START TRANSACTION; update resident_base set street_id = (select id from street where name = '&quot;;[.A166];&quot; LNDG' and city_id = (select id from city where name = 'VIRGINIA BEACH')) where id = '&quot;;[.C166];&quot;'; COMMIT;&quot;)" office:value-type="string" office:string-value="START TRANSACTION; update resident_base set street_id = (select id from street where name = 'CANOE LNDG' and city_id = (select id from city where name = 'VIRGINIA BEACH')) where id = '10810'; COMMIT;">
            <text:p>START TRANSACTION; update resident_base set street_id = (select id from street where name = 'CANOE LNDG' and city_id = (select id from city where name = 'VIRGINIA BEACH')) where id = '10810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05">
            <text:p>2105</text:p>
          </table:table-cell>
          <table:table-cell office:value-type="float" office:value="147893">
            <text:p>147893</text:p>
          </table:table-cell>
          <table:table-cell office:value-type="string">
            <text:p>WILLIAMS WILLIE F &amp; VICKI M</text:p>
          </table:table-cell>
          <table:table-cell table:number-columns-repeated="3"/>
          <table:table-cell office:value-type="string">
            <text:p>WILLIAMS WILLIE F &amp; VICKI M</text:p>
          </table:table-cell>
          <table:table-cell table:formula="of:=CONCATENATE(&quot;START TRANSACTION; update resident_base set street_id = (select id from street where name = '&quot;;[.A167];&quot; LNDG' and city_id = (select id from city where name = 'VIRGINIA BEACH')) where id = '&quot;;[.C167];&quot;'; COMMIT;&quot;)" office:value-type="string" office:string-value="START TRANSACTION; update resident_base set street_id = (select id from street where name = 'LORDS LNDG' and city_id = (select id from city where name = 'VIRGINIA BEACH')) where id = '147893'; COMMIT;">
            <text:p>START TRANSACTION; update resident_base set street_id = (select id from street where name = 'LORDS LNDG' and city_id = (select id from city where name = 'VIRGINIA BEACH')) where id = '147893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09">
            <text:p>2109</text:p>
          </table:table-cell>
          <table:table-cell office:value-type="float" office:value="147894">
            <text:p>147894</text:p>
          </table:table-cell>
          <table:table-cell office:value-type="string">
            <text:p>JONES STEPHEN C &amp; LAINA L</text:p>
          </table:table-cell>
          <table:table-cell table:number-columns-repeated="3"/>
          <table:table-cell office:value-type="string">
            <text:p>JONES STEPHEN C &amp; LAINA L</text:p>
          </table:table-cell>
          <table:table-cell table:formula="of:=CONCATENATE(&quot;START TRANSACTION; update resident_base set street_id = (select id from street where name = '&quot;;[.A168];&quot; LNDG' and city_id = (select id from city where name = 'VIRGINIA BEACH')) where id = '&quot;;[.C168];&quot;'; COMMIT;&quot;)" office:value-type="string" office:string-value="START TRANSACTION; update resident_base set street_id = (select id from street where name = 'LORDS LNDG' and city_id = (select id from city where name = 'VIRGINIA BEACH')) where id = '147894'; COMMIT;">
            <text:p>START TRANSACTION; update resident_base set street_id = (select id from street where name = 'LORDS LNDG' and city_id = (select id from city where name = 'VIRGINIA BEACH')) where id = '147894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13">
            <text:p>2113</text:p>
          </table:table-cell>
          <table:table-cell office:value-type="float" office:value="147895">
            <text:p>147895</text:p>
          </table:table-cell>
          <table:table-cell office:value-type="string">
            <text:p>VIRGA ANDREW M &amp; JENA W</text:p>
          </table:table-cell>
          <table:table-cell table:number-columns-repeated="3"/>
          <table:table-cell office:value-type="string">
            <text:p>VIRGA ANDREW M &amp; JENA W</text:p>
          </table:table-cell>
          <table:table-cell table:formula="of:=CONCATENATE(&quot;START TRANSACTION; update resident_base set street_id = (select id from street where name = '&quot;;[.A169];&quot; LNDG' and city_id = (select id from city where name = 'VIRGINIA BEACH')) where id = '&quot;;[.C169];&quot;'; COMMIT;&quot;)" office:value-type="string" office:string-value="START TRANSACTION; update resident_base set street_id = (select id from street where name = 'LORDS LNDG' and city_id = (select id from city where name = 'VIRGINIA BEACH')) where id = '147895'; COMMIT;">
            <text:p>START TRANSACTION; update resident_base set street_id = (select id from street where name = 'LORDS LNDG' and city_id = (select id from city where name = 'VIRGINIA BEACH')) where id = '147895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23">
            <text:p>2123</text:p>
          </table:table-cell>
          <table:table-cell office:value-type="float" office:value="147897">
            <text:p>147897</text:p>
          </table:table-cell>
          <table:table-cell office:value-type="string">
            <text:p>SPENCER GORDON W &amp; ROSEMARY A</text:p>
          </table:table-cell>
          <table:table-cell table:number-columns-repeated="3"/>
          <table:table-cell office:value-type="string">
            <text:p>SPENCER GORDON W &amp; ROSEMARY A</text:p>
          </table:table-cell>
          <table:table-cell table:formula="of:=CONCATENATE(&quot;START TRANSACTION; update resident_base set street_id = (select id from street where name = '&quot;;[.A170];&quot; LNDG' and city_id = (select id from city where name = 'VIRGINIA BEACH')) where id = '&quot;;[.C170];&quot;'; COMMIT;&quot;)" office:value-type="string" office:string-value="START TRANSACTION; update resident_base set street_id = (select id from street where name = 'LORDS LNDG' and city_id = (select id from city where name = 'VIRGINIA BEACH')) where id = '147897'; COMMIT;">
            <text:p>START TRANSACTION; update resident_base set street_id = (select id from street where name = 'LORDS LNDG' and city_id = (select id from city where name = 'VIRGINIA BEACH')) where id = '147897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24">
            <text:p>2124</text:p>
          </table:table-cell>
          <table:table-cell office:value-type="float" office:value="147898">
            <text:p>147898</text:p>
          </table:table-cell>
          <table:table-cell office:value-type="string">
            <text:p>THORNTON OWEN R &amp; MARGARET H</text:p>
          </table:table-cell>
          <table:table-cell table:number-columns-repeated="3"/>
          <table:table-cell office:value-type="string">
            <text:p>THORNTON OWEN R &amp; MARGARET H</text:p>
          </table:table-cell>
          <table:table-cell table:formula="of:=CONCATENATE(&quot;START TRANSACTION; update resident_base set street_id = (select id from street where name = '&quot;;[.A171];&quot; LNDG' and city_id = (select id from city where name = 'VIRGINIA BEACH')) where id = '&quot;;[.C171];&quot;'; COMMIT;&quot;)" office:value-type="string" office:string-value="START TRANSACTION; update resident_base set street_id = (select id from street where name = 'LORDS LNDG' and city_id = (select id from city where name = 'VIRGINIA BEACH')) where id = '147898'; COMMIT;">
            <text:p>START TRANSACTION; update resident_base set street_id = (select id from street where name = 'LORDS LNDG' and city_id = (select id from city where name = 'VIRGINIA BEACH')) where id = '147898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27">
            <text:p>2127</text:p>
          </table:table-cell>
          <table:table-cell office:value-type="float" office:value="147899">
            <text:p>147899</text:p>
          </table:table-cell>
          <table:table-cell office:value-type="string">
            <text:p>KAUFMAM DAVID E &amp; FRANCOISE C</text:p>
          </table:table-cell>
          <table:table-cell table:number-columns-repeated="3"/>
          <table:table-cell office:value-type="string">
            <text:p>KAUFMAM DAVID E &amp; FRANCOISE C</text:p>
          </table:table-cell>
          <table:table-cell table:formula="of:=CONCATENATE(&quot;START TRANSACTION; update resident_base set street_id = (select id from street where name = '&quot;;[.A172];&quot; LNDG' and city_id = (select id from city where name = 'VIRGINIA BEACH')) where id = '&quot;;[.C172];&quot;'; COMMIT;&quot;)" office:value-type="string" office:string-value="START TRANSACTION; update resident_base set street_id = (select id from street where name = 'LORDS LNDG' and city_id = (select id from city where name = 'VIRGINIA BEACH')) where id = '147899'; COMMIT;">
            <text:p>START TRANSACTION; update resident_base set street_id = (select id from street where name = 'LORDS LNDG' and city_id = (select id from city where name = 'VIRGINIA BEACH')) where id = '147899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28">
            <text:p>2128</text:p>
          </table:table-cell>
          <table:table-cell office:value-type="float" office:value="147900">
            <text:p>147900</text:p>
          </table:table-cell>
          <table:table-cell office:value-type="string">
            <text:p>VERMILLION JOHN III &amp; MARY K</text:p>
          </table:table-cell>
          <table:table-cell table:number-columns-repeated="3"/>
          <table:table-cell office:value-type="string">
            <text:p>VERMILLION JOHN III &amp; MARY K</text:p>
          </table:table-cell>
          <table:table-cell table:formula="of:=CONCATENATE(&quot;START TRANSACTION; update resident_base set street_id = (select id from street where name = '&quot;;[.A173];&quot; LNDG' and city_id = (select id from city where name = 'VIRGINIA BEACH')) where id = '&quot;;[.C173];&quot;'; COMMIT;&quot;)" office:value-type="string" office:string-value="START TRANSACTION; update resident_base set street_id = (select id from street where name = 'LORDS LNDG' and city_id = (select id from city where name = 'VIRGINIA BEACH')) where id = '147900'; COMMIT;">
            <text:p>START TRANSACTION; update resident_base set street_id = (select id from street where name = 'LORDS LNDG' and city_id = (select id from city where name = 'VIRGINIA BEACH')) where id = '147900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31">
            <text:p>2131</text:p>
          </table:table-cell>
          <table:table-cell office:value-type="float" office:value="147901">
            <text:p>147901</text:p>
          </table:table-cell>
          <table:table-cell office:value-type="string">
            <text:p>JONES DAVID L &amp; DONNA L</text:p>
          </table:table-cell>
          <table:table-cell table:number-columns-repeated="3"/>
          <table:table-cell office:value-type="string">
            <text:p>JONES DAVID L &amp; DONNA L</text:p>
          </table:table-cell>
          <table:table-cell table:formula="of:=CONCATENATE(&quot;START TRANSACTION; update resident_base set street_id = (select id from street where name = '&quot;;[.A174];&quot; LNDG' and city_id = (select id from city where name = 'VIRGINIA BEACH')) where id = '&quot;;[.C174];&quot;'; COMMIT;&quot;)" office:value-type="string" office:string-value="START TRANSACTION; update resident_base set street_id = (select id from street where name = 'LORDS LNDG' and city_id = (select id from city where name = 'VIRGINIA BEACH')) where id = '147901'; COMMIT;">
            <text:p>START TRANSACTION; update resident_base set street_id = (select id from street where name = 'LORDS LNDG' and city_id = (select id from city where name = 'VIRGINIA BEACH')) where id = '147901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35">
            <text:p>2135</text:p>
          </table:table-cell>
          <table:table-cell office:value-type="float" office:value="147903">
            <text:p>147903</text:p>
          </table:table-cell>
          <table:table-cell office:value-type="string">
            <text:p>GENZLER EILEEN M</text:p>
          </table:table-cell>
          <table:table-cell table:number-columns-repeated="3"/>
          <table:table-cell office:value-type="string">
            <text:p>GENZLER EILEEN M</text:p>
          </table:table-cell>
          <table:table-cell table:formula="of:=CONCATENATE(&quot;START TRANSACTION; update resident_base set street_id = (select id from street where name = '&quot;;[.A175];&quot; LNDG' and city_id = (select id from city where name = 'VIRGINIA BEACH')) where id = '&quot;;[.C175];&quot;'; COMMIT;&quot;)" office:value-type="string" office:string-value="START TRANSACTION; update resident_base set street_id = (select id from street where name = 'LORDS LNDG' and city_id = (select id from city where name = 'VIRGINIA BEACH')) where id = '147903'; COMMIT;">
            <text:p>START TRANSACTION; update resident_base set street_id = (select id from street where name = 'LORDS LNDG' and city_id = (select id from city where name = 'VIRGINIA BEACH')) where id = '147903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36">
            <text:p>2136</text:p>
          </table:table-cell>
          <table:table-cell office:value-type="float" office:value="147904">
            <text:p>147904</text:p>
          </table:table-cell>
          <table:table-cell table:number-columns-repeated="5"/>
          <table:table-cell table:formula="of:=CONCATENATE(&quot;START TRANSACTION; update resident_base set street_id = (select id from street where name = '&quot;;[.A176];&quot; LNDG' and city_id = (select id from city where name = 'VIRGINIA BEACH')) where id = '&quot;;[.C176];&quot;'; COMMIT;&quot;)" office:value-type="string" office:string-value="START TRANSACTION; update resident_base set street_id = (select id from street where name = 'LORDS LNDG' and city_id = (select id from city where name = 'VIRGINIA BEACH')) where id = '147904'; COMMIT;">
            <text:p>START TRANSACTION; update resident_base set street_id = (select id from street where name = 'LORDS LNDG' and city_id = (select id from city where name = 'VIRGINIA BEACH')) where id = '147904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40">
            <text:p>2140</text:p>
          </table:table-cell>
          <table:table-cell office:value-type="float" office:value="147906">
            <text:p>147906</text:p>
          </table:table-cell>
          <table:table-cell office:value-type="string">
            <text:p>MARKOWSKI EDWARD P</text:p>
          </table:table-cell>
          <table:table-cell table:number-columns-repeated="3"/>
          <table:table-cell office:value-type="string">
            <text:p>MARKOWSKI EDWARD P</text:p>
          </table:table-cell>
          <table:table-cell table:formula="of:=CONCATENATE(&quot;START TRANSACTION; update resident_base set street_id = (select id from street where name = '&quot;;[.A177];&quot; LNDG' and city_id = (select id from city where name = 'VIRGINIA BEACH')) where id = '&quot;;[.C177];&quot;'; COMMIT;&quot;)" office:value-type="string" office:string-value="START TRANSACTION; update resident_base set street_id = (select id from street where name = 'LORDS LNDG' and city_id = (select id from city where name = 'VIRGINIA BEACH')) where id = '147906'; COMMIT;">
            <text:p>START TRANSACTION; update resident_base set street_id = (select id from street where name = 'LORDS LNDG' and city_id = (select id from city where name = 'VIRGINIA BEACH')) where id = '147906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43">
            <text:p>2143</text:p>
          </table:table-cell>
          <table:table-cell office:value-type="float" office:value="147907">
            <text:p>147907</text:p>
          </table:table-cell>
          <table:table-cell office:value-type="string">
            <text:p>ROLAND RUSSELL R &amp; KERSTINE M</text:p>
          </table:table-cell>
          <table:table-cell table:number-columns-repeated="3"/>
          <table:table-cell office:value-type="string">
            <text:p>ROLAND RUSSELL R &amp; KERSTINE M</text:p>
          </table:table-cell>
          <table:table-cell table:formula="of:=CONCATENATE(&quot;START TRANSACTION; update resident_base set street_id = (select id from street where name = '&quot;;[.A178];&quot; LNDG' and city_id = (select id from city where name = 'VIRGINIA BEACH')) where id = '&quot;;[.C178];&quot;'; COMMIT;&quot;)" office:value-type="string" office:string-value="START TRANSACTION; update resident_base set street_id = (select id from street where name = 'LORDS LNDG' and city_id = (select id from city where name = 'VIRGINIA BEACH')) where id = '147907'; COMMIT;">
            <text:p>START TRANSACTION; update resident_base set street_id = (select id from street where name = 'LORDS LNDG' and city_id = (select id from city where name = 'VIRGINIA BEACH')) where id = '147907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44">
            <text:p>2144</text:p>
          </table:table-cell>
          <table:table-cell office:value-type="float" office:value="147908">
            <text:p>147908</text:p>
          </table:table-cell>
          <table:table-cell office:value-type="string">
            <text:p>LEWIS L GRANT &amp; ROBERTA R</text:p>
          </table:table-cell>
          <table:table-cell table:number-columns-repeated="3"/>
          <table:table-cell office:value-type="string">
            <text:p>LEWIS L GRANT &amp; ROBERTA R</text:p>
          </table:table-cell>
          <table:table-cell table:formula="of:=CONCATENATE(&quot;START TRANSACTION; update resident_base set street_id = (select id from street where name = '&quot;;[.A179];&quot; LNDG' and city_id = (select id from city where name = 'VIRGINIA BEACH')) where id = '&quot;;[.C179];&quot;'; COMMIT;&quot;)" office:value-type="string" office:string-value="START TRANSACTION; update resident_base set street_id = (select id from street where name = 'LORDS LNDG' and city_id = (select id from city where name = 'VIRGINIA BEACH')) where id = '147908'; COMMIT;">
            <text:p>START TRANSACTION; update resident_base set street_id = (select id from street where name = 'LORDS LNDG' and city_id = (select id from city where name = 'VIRGINIA BEACH')) where id = '147908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47">
            <text:p>2147</text:p>
          </table:table-cell>
          <table:table-cell office:value-type="float" office:value="147909">
            <text:p>147909</text:p>
          </table:table-cell>
          <table:table-cell office:value-type="string">
            <text:p>REED JENNIFER M</text:p>
          </table:table-cell>
          <table:table-cell table:number-columns-repeated="3"/>
          <table:table-cell office:value-type="string">
            <text:p>REED JENNIFER M</text:p>
          </table:table-cell>
          <table:table-cell table:formula="of:=CONCATENATE(&quot;START TRANSACTION; update resident_base set street_id = (select id from street where name = '&quot;;[.A180];&quot; LNDG' and city_id = (select id from city where name = 'VIRGINIA BEACH')) where id = '&quot;;[.C180];&quot;'; COMMIT;&quot;)" office:value-type="string" office:string-value="START TRANSACTION; update resident_base set street_id = (select id from street where name = 'LORDS LNDG' and city_id = (select id from city where name = 'VIRGINIA BEACH')) where id = '147909'; COMMIT;">
            <text:p>START TRANSACTION; update resident_base set street_id = (select id from street where name = 'LORDS LNDG' and city_id = (select id from city where name = 'VIRGINIA BEACH')) where id = '147909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48">
            <text:p>2148</text:p>
          </table:table-cell>
          <table:table-cell office:value-type="float" office:value="147910">
            <text:p>147910</text:p>
          </table:table-cell>
          <table:table-cell office:value-type="string">
            <text:p>POTTER REBECCA</text:p>
          </table:table-cell>
          <table:table-cell table:number-columns-repeated="3"/>
          <table:table-cell office:value-type="string">
            <text:p>POTTER REBECCA</text:p>
          </table:table-cell>
          <table:table-cell table:formula="of:=CONCATENATE(&quot;START TRANSACTION; update resident_base set street_id = (select id from street where name = '&quot;;[.A181];&quot; LNDG' and city_id = (select id from city where name = 'VIRGINIA BEACH')) where id = '&quot;;[.C181];&quot;'; COMMIT;&quot;)" office:value-type="string" office:string-value="START TRANSACTION; update resident_base set street_id = (select id from street where name = 'LORDS LNDG' and city_id = (select id from city where name = 'VIRGINIA BEACH')) where id = '147910'; COMMIT;">
            <text:p>START TRANSACTION; update resident_base set street_id = (select id from street where name = 'LORDS LNDG' and city_id = (select id from city where name = 'VIRGINIA BEACH')) where id = '147910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51">
            <text:p>2151</text:p>
          </table:table-cell>
          <table:table-cell office:value-type="float" office:value="147911">
            <text:p>147911</text:p>
          </table:table-cell>
          <table:table-cell office:value-type="string">
            <text:p>HOLLIS JOHN M</text:p>
          </table:table-cell>
          <table:table-cell table:number-columns-repeated="3"/>
          <table:table-cell office:value-type="string">
            <text:p>HOLLIS JOHN M</text:p>
          </table:table-cell>
          <table:table-cell table:formula="of:=CONCATENATE(&quot;START TRANSACTION; update resident_base set street_id = (select id from street where name = '&quot;;[.A182];&quot; LNDG' and city_id = (select id from city where name = 'VIRGINIA BEACH')) where id = '&quot;;[.C182];&quot;'; COMMIT;&quot;)" office:value-type="string" office:string-value="START TRANSACTION; update resident_base set street_id = (select id from street where name = 'LORDS LNDG' and city_id = (select id from city where name = 'VIRGINIA BEACH')) where id = '147911'; COMMIT;">
            <text:p>START TRANSACTION; update resident_base set street_id = (select id from street where name = 'LORDS LNDG' and city_id = (select id from city where name = 'VIRGINIA BEACH')) where id = '147911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52">
            <text:p>2152</text:p>
          </table:table-cell>
          <table:table-cell office:value-type="float" office:value="147912">
            <text:p>147912</text:p>
          </table:table-cell>
          <table:table-cell office:value-type="string">
            <text:p>NOONAN RAYMOND E &amp; DONNA G</text:p>
          </table:table-cell>
          <table:table-cell table:number-columns-repeated="3"/>
          <table:table-cell office:value-type="string">
            <text:p>NOONAN RAYMOND E &amp; DONNA G</text:p>
          </table:table-cell>
          <table:table-cell table:formula="of:=CONCATENATE(&quot;START TRANSACTION; update resident_base set street_id = (select id from street where name = '&quot;;[.A183];&quot; LNDG' and city_id = (select id from city where name = 'VIRGINIA BEACH')) where id = '&quot;;[.C183];&quot;'; COMMIT;&quot;)" office:value-type="string" office:string-value="START TRANSACTION; update resident_base set street_id = (select id from street where name = 'LORDS LNDG' and city_id = (select id from city where name = 'VIRGINIA BEACH')) where id = '147912'; COMMIT;">
            <text:p>START TRANSACTION; update resident_base set street_id = (select id from street where name = 'LORDS LNDG' and city_id = (select id from city where name = 'VIRGINIA BEACH')) where id = '147912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56">
            <text:p>2156</text:p>
          </table:table-cell>
          <table:table-cell office:value-type="float" office:value="147914">
            <text:p>147914</text:p>
          </table:table-cell>
          <table:table-cell office:value-type="string">
            <text:p>MAROON SUSAN K &amp; CHRIS</text:p>
          </table:table-cell>
          <table:table-cell table:number-columns-repeated="3"/>
          <table:table-cell office:value-type="string">
            <text:p>MAROON SUSAN K &amp; CHRIS</text:p>
          </table:table-cell>
          <table:table-cell table:formula="of:=CONCATENATE(&quot;START TRANSACTION; update resident_base set street_id = (select id from street where name = '&quot;;[.A184];&quot; LNDG' and city_id = (select id from city where name = 'VIRGINIA BEACH')) where id = '&quot;;[.C184];&quot;'; COMMIT;&quot;)" office:value-type="string" office:string-value="START TRANSACTION; update resident_base set street_id = (select id from street where name = 'LORDS LNDG' and city_id = (select id from city where name = 'VIRGINIA BEACH')) where id = '147914'; COMMIT;">
            <text:p>START TRANSACTION; update resident_base set street_id = (select id from street where name = 'LORDS LNDG' and city_id = (select id from city where name = 'VIRGINIA BEACH')) where id = '147914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59">
            <text:p>2159</text:p>
          </table:table-cell>
          <table:table-cell office:value-type="float" office:value="147915">
            <text:p>147915</text:p>
          </table:table-cell>
          <table:table-cell office:value-type="string">
            <text:p>MERTZ GREGORY J</text:p>
          </table:table-cell>
          <table:table-cell table:number-columns-repeated="3"/>
          <table:table-cell office:value-type="string">
            <text:p>MERTZ GREGORY J</text:p>
          </table:table-cell>
          <table:table-cell table:formula="of:=CONCATENATE(&quot;START TRANSACTION; update resident_base set street_id = (select id from street where name = '&quot;;[.A185];&quot; LNDG' and city_id = (select id from city where name = 'VIRGINIA BEACH')) where id = '&quot;;[.C185];&quot;'; COMMIT;&quot;)" office:value-type="string" office:string-value="START TRANSACTION; update resident_base set street_id = (select id from street where name = 'LORDS LNDG' and city_id = (select id from city where name = 'VIRGINIA BEACH')) where id = '147915'; COMMIT;">
            <text:p>START TRANSACTION; update resident_base set street_id = (select id from street where name = 'LORDS LNDG' and city_id = (select id from city where name = 'VIRGINIA BEACH')) where id = '147915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60">
            <text:p>2160</text:p>
          </table:table-cell>
          <table:table-cell office:value-type="float" office:value="147916">
            <text:p>147916</text:p>
          </table:table-cell>
          <table:table-cell office:value-type="string">
            <text:p>COMSTOCK KEVIN M &amp; CYNTHIA L</text:p>
          </table:table-cell>
          <table:table-cell table:number-columns-repeated="3"/>
          <table:table-cell office:value-type="string">
            <text:p>COMSTOCK KEVIN M &amp; CYNTHIA L</text:p>
          </table:table-cell>
          <table:table-cell table:formula="of:=CONCATENATE(&quot;START TRANSACTION; update resident_base set street_id = (select id from street where name = '&quot;;[.A186];&quot; LNDG' and city_id = (select id from city where name = 'VIRGINIA BEACH')) where id = '&quot;;[.C186];&quot;'; COMMIT;&quot;)" office:value-type="string" office:string-value="START TRANSACTION; update resident_base set street_id = (select id from street where name = 'LORDS LNDG' and city_id = (select id from city where name = 'VIRGINIA BEACH')) where id = '147916'; COMMIT;">
            <text:p>START TRANSACTION; update resident_base set street_id = (select id from street where name = 'LORDS LNDG' and city_id = (select id from city where name = 'VIRGINIA BEACH')) where id = '147916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63">
            <text:p>2163</text:p>
          </table:table-cell>
          <table:table-cell office:value-type="float" office:value="147917">
            <text:p>147917</text:p>
          </table:table-cell>
          <table:table-cell office:value-type="string">
            <text:p>SHOPE DAVID G &amp; ALLISON</text:p>
          </table:table-cell>
          <table:table-cell table:number-columns-repeated="3"/>
          <table:table-cell office:value-type="string">
            <text:p>SHOPE DAVID G &amp; ALLISON</text:p>
          </table:table-cell>
          <table:table-cell table:formula="of:=CONCATENATE(&quot;START TRANSACTION; update resident_base set street_id = (select id from street where name = '&quot;;[.A187];&quot; LNDG' and city_id = (select id from city where name = 'VIRGINIA BEACH')) where id = '&quot;;[.C187];&quot;'; COMMIT;&quot;)" office:value-type="string" office:string-value="START TRANSACTION; update resident_base set street_id = (select id from street where name = 'LORDS LNDG' and city_id = (select id from city where name = 'VIRGINIA BEACH')) where id = '147917'; COMMIT;">
            <text:p>START TRANSACTION; update resident_base set street_id = (select id from street where name = 'LORDS LNDG' and city_id = (select id from city where name = 'VIRGINIA BEACH')) where id = '147917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64">
            <text:p>2164</text:p>
          </table:table-cell>
          <table:table-cell office:value-type="float" office:value="147918">
            <text:p>147918</text:p>
          </table:table-cell>
          <table:table-cell office:value-type="string">
            <text:p>HURLEY RONALD A &amp; SUSAN H</text:p>
          </table:table-cell>
          <table:table-cell table:number-columns-repeated="3"/>
          <table:table-cell office:value-type="string">
            <text:p>HURLEY RONALD A &amp; SUSAN H</text:p>
          </table:table-cell>
          <table:table-cell table:formula="of:=CONCATENATE(&quot;START TRANSACTION; update resident_base set street_id = (select id from street where name = '&quot;;[.A188];&quot; LNDG' and city_id = (select id from city where name = 'VIRGINIA BEACH')) where id = '&quot;;[.C188];&quot;'; COMMIT;&quot;)" office:value-type="string" office:string-value="START TRANSACTION; update resident_base set street_id = (select id from street where name = 'LORDS LNDG' and city_id = (select id from city where name = 'VIRGINIA BEACH')) where id = '147918'; COMMIT;">
            <text:p>START TRANSACTION; update resident_base set street_id = (select id from street where name = 'LORDS LNDG' and city_id = (select id from city where name = 'VIRGINIA BEACH')) where id = '147918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67">
            <text:p>2167</text:p>
          </table:table-cell>
          <table:table-cell office:value-type="float" office:value="147919">
            <text:p>147919</text:p>
          </table:table-cell>
          <table:table-cell office:value-type="string">
            <text:p>PRICE DAVID P &amp; CHERYL L</text:p>
          </table:table-cell>
          <table:table-cell table:number-columns-repeated="3"/>
          <table:table-cell office:value-type="string">
            <text:p>PRICE DAVID P &amp; CHERYL L</text:p>
          </table:table-cell>
          <table:table-cell table:formula="of:=CONCATENATE(&quot;START TRANSACTION; update resident_base set street_id = (select id from street where name = '&quot;;[.A189];&quot; LNDG' and city_id = (select id from city where name = 'VIRGINIA BEACH')) where id = '&quot;;[.C189];&quot;'; COMMIT;&quot;)" office:value-type="string" office:string-value="START TRANSACTION; update resident_base set street_id = (select id from street where name = 'LORDS LNDG' and city_id = (select id from city where name = 'VIRGINIA BEACH')) where id = '147919'; COMMIT;">
            <text:p>START TRANSACTION; update resident_base set street_id = (select id from street where name = 'LORDS LNDG' and city_id = (select id from city where name = 'VIRGINIA BEACH')) where id = '147919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68">
            <text:p>2168</text:p>
          </table:table-cell>
          <table:table-cell office:value-type="float" office:value="147920">
            <text:p>147920</text:p>
          </table:table-cell>
          <table:table-cell office:value-type="string">
            <text:p>HALL JOHN &amp; CHRISTINE H</text:p>
          </table:table-cell>
          <table:table-cell table:number-columns-repeated="3"/>
          <table:table-cell office:value-type="string">
            <text:p>HALL JOHN &amp; CHRISTINE H</text:p>
          </table:table-cell>
          <table:table-cell table:formula="of:=CONCATENATE(&quot;START TRANSACTION; update resident_base set street_id = (select id from street where name = '&quot;;[.A190];&quot; LNDG' and city_id = (select id from city where name = 'VIRGINIA BEACH')) where id = '&quot;;[.C190];&quot;'; COMMIT;&quot;)" office:value-type="string" office:string-value="START TRANSACTION; update resident_base set street_id = (select id from street where name = 'LORDS LNDG' and city_id = (select id from city where name = 'VIRGINIA BEACH')) where id = '147920'; COMMIT;">
            <text:p>START TRANSACTION; update resident_base set street_id = (select id from street where name = 'LORDS LNDG' and city_id = (select id from city where name = 'VIRGINIA BEACH')) where id = '147920'; COMMIT;</text:p>
          </table:table-cell>
          <table:table-cell table:number-columns-repeated="1015"/>
        </table:table-row>
        <table:table-row table:style-name="ro2">
          <table:table-cell office:value-type="string">
            <text:p>RADCLIFF</text:p>
          </table:table-cell>
          <table:table-cell office:value-type="float" office:value="1041">
            <text:p>1041</text:p>
          </table:table-cell>
          <table:table-cell office:value-type="float" office:value="17112">
            <text:p>17112</text:p>
          </table:table-cell>
          <table:table-cell office:value-type="string">
            <text:p>WOODARD ROBERT H &amp; DANA D</text:p>
          </table:table-cell>
          <table:table-cell table:number-columns-repeated="3"/>
          <table:table-cell office:value-type="string">
            <text:p>WOODARD ROBERT H &amp; DANA D</text:p>
          </table:table-cell>
          <table:table-cell table:formula="of:=CONCATENATE(&quot;START TRANSACTION; update resident_base set street_id = (select id from street where name = '&quot;;[.A191];&quot; LNDG' and city_id = (select id from city where name = 'VIRGINIA BEACH')) where id = '&quot;;[.C191];&quot;'; COMMIT;&quot;)" office:value-type="string" office:string-value="START TRANSACTION; update resident_base set street_id = (select id from street where name = 'RADCLIFF LNDG' and city_id = (select id from city where name = 'VIRGINIA BEACH')) where id = '17112'; COMMIT;">
            <text:p>START TRANSACTION; update resident_base set street_id = (select id from street where name = 'RADCLIFF LNDG' and city_id = (select id from city where name = 'VIRGINIA BEACH')) where id = '17112'; COMMIT;</text:p>
          </table:table-cell>
          <table:table-cell table:number-columns-repeated="1015"/>
        </table:table-row>
        <table:table-row table:style-name="ro2">
          <table:table-cell office:value-type="string">
            <text:p>RADCLIFF</text:p>
          </table:table-cell>
          <table:table-cell office:value-type="float" office:value="1037">
            <text:p>1037</text:p>
          </table:table-cell>
          <table:table-cell office:value-type="float" office:value="17113">
            <text:p>17113</text:p>
          </table:table-cell>
          <table:table-cell table:number-columns-repeated="5"/>
          <table:table-cell table:formula="of:=CONCATENATE(&quot;START TRANSACTION; update resident_base set street_id = (select id from street where name = '&quot;;[.A192];&quot; LNDG' and city_id = (select id from city where name = 'VIRGINIA BEACH')) where id = '&quot;;[.C192];&quot;'; COMMIT;&quot;)" office:value-type="string" office:string-value="START TRANSACTION; update resident_base set street_id = (select id from street where name = 'RADCLIFF LNDG' and city_id = (select id from city where name = 'VIRGINIA BEACH')) where id = '17113'; COMMIT;">
            <text:p>START TRANSACTION; update resident_base set street_id = (select id from street where name = 'RADCLIFF LNDG' and city_id = (select id from city where name = 'VIRGINIA BEACH')) where id = '17113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01">
            <text:p>2101</text:p>
          </table:table-cell>
          <table:table-cell office:value-type="float" office:value="147892">
            <text:p>147892</text:p>
          </table:table-cell>
          <table:table-cell office:value-type="string">
            <text:p>KINDRED CARL E &amp; CHERYL M</text:p>
          </table:table-cell>
          <table:table-cell table:number-columns-repeated="3"/>
          <table:table-cell office:value-type="string">
            <text:p>KINDRED CARL E &amp; CHERYL M</text:p>
          </table:table-cell>
          <table:table-cell table:formula="of:=CONCATENATE(&quot;START TRANSACTION; update resident_base set street_id = (select id from street where name = '&quot;;[.A193];&quot; LNDG' and city_id = (select id from city where name = 'VIRGINIA BEACH')) where id = '&quot;;[.C193];&quot;'; COMMIT;&quot;)" office:value-type="string" office:string-value="START TRANSACTION; update resident_base set street_id = (select id from street where name = 'LORDS LNDG' and city_id = (select id from city where name = 'VIRGINIA BEACH')) where id = '147892'; COMMIT;">
            <text:p>START TRANSACTION; update resident_base set street_id = (select id from street where name = 'LORDS LNDG' and city_id = (select id from city where name = 'VIRGINIA BEACH')) where id = '147892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20">
            <text:p>2120</text:p>
          </table:table-cell>
          <table:table-cell office:value-type="float" office:value="147896">
            <text:p>147896</text:p>
          </table:table-cell>
          <table:table-cell office:value-type="string">
            <text:p>FAIRWAYS GROUP L P</text:p>
          </table:table-cell>
          <table:table-cell table:number-columns-repeated="3"/>
          <table:table-cell office:value-type="string">
            <text:p>FAIRWAYS GROUP L P</text:p>
          </table:table-cell>
          <table:table-cell table:formula="of:=CONCATENATE(&quot;START TRANSACTION; update resident_base set street_id = (select id from street where name = '&quot;;[.A194];&quot; LNDG' and city_id = (select id from city where name = 'VIRGINIA BEACH')) where id = '&quot;;[.C194];&quot;'; COMMIT;&quot;)" office:value-type="string" office:string-value="START TRANSACTION; update resident_base set street_id = (select id from street where name = 'LORDS LNDG' and city_id = (select id from city where name = 'VIRGINIA BEACH')) where id = '147896'; COMMIT;">
            <text:p>START TRANSACTION; update resident_base set street_id = (select id from street where name = 'LORDS LNDG' and city_id = (select id from city where name = 'VIRGINIA BEACH')) where id = '147896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32">
            <text:p>2132</text:p>
          </table:table-cell>
          <table:table-cell office:value-type="float" office:value="147902">
            <text:p>147902</text:p>
          </table:table-cell>
          <table:table-cell office:value-type="string">
            <text:p>SNEAD JAMES C &amp; SUSAN F</text:p>
          </table:table-cell>
          <table:table-cell table:number-columns-repeated="3"/>
          <table:table-cell office:value-type="string">
            <text:p>SNEAD JAMES C &amp; SUSAN F</text:p>
          </table:table-cell>
          <table:table-cell table:formula="of:=CONCATENATE(&quot;START TRANSACTION; update resident_base set street_id = (select id from street where name = '&quot;;[.A195];&quot; LNDG' and city_id = (select id from city where name = 'VIRGINIA BEACH')) where id = '&quot;;[.C195];&quot;'; COMMIT;&quot;)" office:value-type="string" office:string-value="START TRANSACTION; update resident_base set street_id = (select id from street where name = 'LORDS LNDG' and city_id = (select id from city where name = 'VIRGINIA BEACH')) where id = '147902'; COMMIT;">
            <text:p>START TRANSACTION; update resident_base set street_id = (select id from street where name = 'LORDS LNDG' and city_id = (select id from city where name = 'VIRGINIA BEACH')) where id = '147902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39">
            <text:p>2139</text:p>
          </table:table-cell>
          <table:table-cell office:value-type="float" office:value="147905">
            <text:p>147905</text:p>
          </table:table-cell>
          <table:table-cell office:value-type="string">
            <text:p>DORSEY CLIFFORD R</text:p>
          </table:table-cell>
          <table:table-cell table:number-columns-repeated="3"/>
          <table:table-cell office:value-type="string">
            <text:p>DORSEY CLIFFORD R</text:p>
          </table:table-cell>
          <table:table-cell table:formula="of:=CONCATENATE(&quot;START TRANSACTION; update resident_base set street_id = (select id from street where name = '&quot;;[.A196];&quot; LNDG' and city_id = (select id from city where name = 'VIRGINIA BEACH')) where id = '&quot;;[.C196];&quot;'; COMMIT;&quot;)" office:value-type="string" office:string-value="START TRANSACTION; update resident_base set street_id = (select id from street where name = 'LORDS LNDG' and city_id = (select id from city where name = 'VIRGINIA BEACH')) where id = '147905'; COMMIT;">
            <text:p>START TRANSACTION; update resident_base set street_id = (select id from street where name = 'LORDS LNDG' and city_id = (select id from city where name = 'VIRGINIA BEACH')) where id = '147905'; COMMIT;</text:p>
          </table:table-cell>
          <table:table-cell table:number-columns-repeated="1015"/>
        </table:table-row>
        <table:table-row table:style-name="ro2">
          <table:table-cell office:value-type="string">
            <text:p>LORDS</text:p>
          </table:table-cell>
          <table:table-cell office:value-type="float" office:value="2155">
            <text:p>2155</text:p>
          </table:table-cell>
          <table:table-cell office:value-type="float" office:value="147913">
            <text:p>147913</text:p>
          </table:table-cell>
          <table:table-cell office:value-type="string">
            <text:p>FLORENCE DENNIS W &amp; DIANNE O</text:p>
          </table:table-cell>
          <table:table-cell table:number-columns-repeated="3"/>
          <table:table-cell office:value-type="string">
            <text:p>FLORENCE DENNIS W &amp; DIANNE O</text:p>
          </table:table-cell>
          <table:table-cell table:formula="of:=CONCATENATE(&quot;START TRANSACTION; update resident_base set street_id = (select id from street where name = '&quot;;[.A197];&quot; LNDG' and city_id = (select id from city where name = 'VIRGINIA BEACH')) where id = '&quot;;[.C197];&quot;'; COMMIT;&quot;)" office:value-type="string" office:string-value="START TRANSACTION; update resident_base set street_id = (select id from street where name = 'LORDS LNDG' and city_id = (select id from city where name = 'VIRGINIA BEACH')) where id = '147913'; COMMIT;">
            <text:p>START TRANSACTION; update resident_base set street_id = (select id from street where name = 'LORDS LNDG' and city_id = (select id from city where name = 'VIRGINIA BEACH')) where id = '147913'; COMMIT;</text:p>
          </table:table-cell>
          <table:table-cell table:number-columns-repeated="1015"/>
        </table:table-row>
      </table:table>
      <table:table table:name="block-2" table:style-name="ta1" table:print="false"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spec</text:p>
          </table:table-cell>
          <table:table-cell table:style-name="ce1" office:value-type="string">
            <text:p>sql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AVON</text:p>
          </table:table-cell>
          <table:table-cell table:formula="of:=CONCATENATE(&quot;delete from street where name = '&quot;;[.A2];&quot; LDNG' and city_id = (select id from city where name = 'VIRGINIA BEACH');&quot;)" office:value-type="string" office:string-value="delete from street where name = 'AVON LDNG' and city_id = (select id from city where name = 'VIRGINIA BEACH');">
            <text:p>delete from street where name = 'AVON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BIRNAM</text:p>
          </table:table-cell>
          <table:table-cell table:formula="of:=CONCATENATE(&quot;delete from street where name = '&quot;;[.A3];&quot; LDNG' and city_id = (select id from city where name = 'VIRGINIA BEACH');&quot;)" office:value-type="string" office:string-value="delete from street where name = 'BIRNAM LDNG' and city_id = (select id from city where name = 'VIRGINIA BEACH');">
            <text:p>delete from street where name = 'BIRNAM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CANOE</text:p>
          </table:table-cell>
          <table:table-cell table:formula="of:=CONCATENATE(&quot;delete from street where name = '&quot;;[.A4];&quot; LDNG' and city_id = (select id from city where name = 'VIRGINIA BEACH');&quot;)" office:value-type="string" office:string-value="delete from street where name = 'CANOE LDNG' and city_id = (select id from city where name = 'VIRGINIA BEACH');">
            <text:p>delete from street where name = 'CANOE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COTSWOLD</text:p>
          </table:table-cell>
          <table:table-cell table:formula="of:=CONCATENATE(&quot;delete from street where name = '&quot;;[.A5];&quot; LDNG' and city_id = (select id from city where name = 'VIRGINIA BEACH');&quot;)" office:value-type="string" office:string-value="delete from street where name = 'COTSWOLD LDNG' and city_id = (select id from city where name = 'VIRGINIA BEACH');">
            <text:p>delete from street where name = 'COTSWOLD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EXETER</text:p>
          </table:table-cell>
          <table:table-cell table:formula="of:=CONCATENATE(&quot;delete from street where name = '&quot;;[.A6];&quot; LDNG' and city_id = (select id from city where name = 'VIRGINIA BEACH');&quot;)" office:value-type="string" office:string-value="delete from street where name = 'EXETER LDNG' and city_id = (select id from city where name = 'VIRGINIA BEACH');">
            <text:p>delete from street where name = 'EXETER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FOXBORO</text:p>
          </table:table-cell>
          <table:table-cell table:formula="of:=CONCATENATE(&quot;delete from street where name = '&quot;;[.A7];&quot; LDNG' and city_id = (select id from city where name = 'VIRGINIA BEACH');&quot;)" office:value-type="string" office:string-value="delete from street where name = 'FOXBORO LDNG' and city_id = (select id from city where name = 'VIRGINIA BEACH');">
            <text:p>delete from street where name = 'FOXBORO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HENLEY</text:p>
          </table:table-cell>
          <table:table-cell table:formula="of:=CONCATENATE(&quot;delete from street where name = '&quot;;[.A8];&quot; LDNG' and city_id = (select id from city where name = 'VIRGINIA BEACH');&quot;)" office:value-type="string" office:string-value="delete from street where name = 'HENLEY LDNG' and city_id = (select id from city where name = 'VIRGINIA BEACH');">
            <text:p>delete from street where name = 'HENLEY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KITTERY</text:p>
          </table:table-cell>
          <table:table-cell table:formula="of:=CONCATENATE(&quot;delete from street where name = '&quot;;[.A9];&quot; LDNG' and city_id = (select id from city where name = 'VIRGINIA BEACH');&quot;)" office:value-type="string" office:string-value="delete from street where name = 'KITTERY LDNG' and city_id = (select id from city where name = 'VIRGINIA BEACH');">
            <text:p>delete from street where name = 'KITTERY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LORDS</text:p>
          </table:table-cell>
          <table:table-cell table:formula="of:=CONCATENATE(&quot;delete from street where name = '&quot;;[.A10];&quot; LDNG' and city_id = (select id from city where name = 'VIRGINIA BEACH');&quot;)" office:value-type="string" office:string-value="delete from street where name = 'LORDS LDNG' and city_id = (select id from city where name = 'VIRGINIA BEACH');">
            <text:p>delete from street where name = 'LORDS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MERRIFIELD</text:p>
          </table:table-cell>
          <table:table-cell table:formula="of:=CONCATENATE(&quot;delete from street where name = '&quot;;[.A11];&quot; LDNG' and city_id = (select id from city where name = 'VIRGINIA BEACH');&quot;)" office:value-type="string" office:string-value="delete from street where name = 'MERRIFIELD LDNG' and city_id = (select id from city where name = 'VIRGINIA BEACH');">
            <text:p>delete from street where name = 'MERRIFIELD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PITTSBURG</text:p>
          </table:table-cell>
          <table:table-cell table:formula="of:=CONCATENATE(&quot;delete from street where name = '&quot;;[.A12];&quot; LDNG' and city_id = (select id from city where name = 'VIRGINIA BEACH');&quot;)" office:value-type="string" office:string-value="delete from street where name = 'PITTSBURG LDNG' and city_id = (select id from city where name = 'VIRGINIA BEACH');">
            <text:p>delete from street where name = 'PITTSBURG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RADCLIFF</text:p>
          </table:table-cell>
          <table:table-cell table:formula="of:=CONCATENATE(&quot;delete from street where name = '&quot;;[.A13];&quot; LDNG' and city_id = (select id from city where name = 'VIRGINIA BEACH');&quot;)" office:value-type="string" office:string-value="delete from street where name = 'RADCLIFF LDNG' and city_id = (select id from city where name = 'VIRGINIA BEACH');">
            <text:p>delete from street where name = 'RADCLIFF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SHIPS</text:p>
          </table:table-cell>
          <table:table-cell table:formula="of:=CONCATENATE(&quot;delete from street where name = '&quot;;[.A14];&quot; LDNG' and city_id = (select id from city where name = 'VIRGINIA BEACH');&quot;)" office:value-type="string" office:string-value="delete from street where name = 'SHIPS LDNG' and city_id = (select id from city where name = 'VIRGINIA BEACH');">
            <text:p>delete from street where name = 'SHIPS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TARINGTON</text:p>
          </table:table-cell>
          <table:table-cell table:formula="of:=CONCATENATE(&quot;delete from street where name = '&quot;;[.A15];&quot; LDNG' and city_id = (select id from city where name = 'VIRGINIA BEACH');&quot;)" office:value-type="string" office:string-value="delete from street where name = 'TARINGTON LDNG' and city_id = (select id from city where name = 'VIRGINIA BEACH');">
            <text:p>delete from street where name = 'TARINGTON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WICKFORD</text:p>
          </table:table-cell>
          <table:table-cell table:formula="of:=CONCATENATE(&quot;delete from street where name = '&quot;;[.A16];&quot; LDNG' and city_id = (select id from city where name = 'VIRGINIA BEACH');&quot;)" office:value-type="string" office:string-value="delete from street where name = 'WICKFORD LDNG' and city_id = (select id from city where name = 'VIRGINIA BEACH');">
            <text:p>delete from street where name = 'WICKFORD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office:value-type="string">
            <text:p>YARDLEY</text:p>
          </table:table-cell>
          <table:table-cell table:formula="of:=CONCATENATE(&quot;delete from street where name = '&quot;;[.A17];&quot; LDNG' and city_id = (select id from city where name = 'VIRGINIA BEACH');&quot;)" office:value-type="string" office:string-value="delete from street where name = 'YARDLEY LDNG' and city_id = (select id from city where name = 'VIRGINIA BEACH');">
            <text:p>delete from street where name = 'YARDLEY LDNG' and city_id = (select id from city where name = 'VIRGINIA BEACH');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GAINES</text:p>
          </table:table-cell>
          <table:table-cell table:formula="of:=CONCATENATE(&quot;delete from street where name = '&quot;;[.A19];&quot; LDNG' and city_id = (select id from city where name = 'VIRGINIA BEACH');&quot;)" office:value-type="string" office:string-value="delete from street where name = 'GAINES LDNG' and city_id = (select id from city where name = 'VIRGINIA BEACH');">
            <text:p>delete from street where name = 'GAINES LDNG' and city_id = (select id from city where name = 'VIRGINIA BEACH');</text:p>
          </table:table-cell>
          <table:table-cell table:number-columns-repeated="1021"/>
        </table:table-row>
      </table:table>
      <table:database-ranges>
        <table:database-range table:target-range-address="'block-1'.A1:'block-1'.AMJ1048571">
          <table:sort>
            <table:sort-by table:field-number="4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8/13/2014</text:date>, <text:time>14:5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Lipscomb</meta:initial-creator>
    <meta:creation-date>2014-08-12T16:08:10.71</meta:creation-date>
    <dc:date>2014-08-13T14:58:14.99</dc:date>
    <dc:creator>Kevin Lipscomb</dc:creator>
    <meta:editing-duration>PT7H10M45S</meta:editing-duration>
    <meta:editing-cycles>53</meta:editing-cycles>
    <meta:generator>OpenOffice/4.1.0$Win32 OpenOffice.org_project/410m18$Build-9764</meta:generator>
    <meta:document-statistic meta:table-count="2" meta:cell-count="1284" meta:object-count="0"/>
  </office:meta>
</office:document-meta>
</file>